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常用linux命令选项" style:family="table">
      <style:table-properties style:width="17cm" table:align="margins"/>
    </style:style>
    <style:style style:name="常用linux命令选项.A" style:family="table-column">
      <style:table-column-properties style:column-width="8.5cm" style:rel-column-width="32767*"/>
    </style:style>
    <style:style style:name="常用linux命令选项.B" style:family="table-column">
      <style:table-column-properties style:column-width="8.5cm" style:rel-column-width="32768*"/>
    </style:style>
    <style:style style:name="常用linux命令选项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常用linux命令选项.B1" style:family="table-cell">
      <style:table-cell-properties fo:padding="0.097cm" fo:border="0.05pt solid #000000"/>
    </style:style>
    <style:style style:name="常用linux命令选项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常用linux命令选项.B2" style:family="table-cell">
      <style:table-cell-properties fo:padding="0.097cm" fo:border-left="0.05pt solid #000000" fo:border-right="0.05pt solid #000000" fo:border-top="none" fo:border-bottom="0.05pt solid #000000"/>
    </style:style>
    <style:style style:name="常用linux命令选项.B3" style:family="table-cell">
      <style:table-cell-properties fo:padding="0.097cm" fo:border-left="0.05pt solid #000000" fo:border-right="0.05pt solid #000000" fo:border-top="none" fo:border-bottom="0.05pt solid #000000"/>
    </style:style>
    <style:style style:name="常用linux命令选项.B4" style:family="table-cell">
      <style:table-cell-properties fo:padding="0.097cm" fo:border-left="0.05pt solid #000000" fo:border-right="0.05pt solid #000000" fo:border-top="none" fo:border-bottom="0.05pt solid #000000"/>
    </style:style>
    <style:style style:name="常用linux命令选项.B5" style:family="table-cell">
      <style:table-cell-properties fo:padding="0.097cm" fo:border-left="0.05pt solid #000000" fo:border-right="0.05pt solid #000000" fo:border-top="none" fo:border-bottom="0.05pt solid #000000"/>
    </style:style>
    <style:style style:name="常用linux命令选项.B6" style:family="table-cell">
      <style:table-cell-properties fo:padding="0.097cm" fo:border-left="0.05pt solid #000000" fo:border-right="0.05pt solid #000000" fo:border-top="none" fo:border-bottom="0.05pt solid #000000"/>
    </style:style>
    <style:style style:name="常用linux命令选项.B7" style:family="table-cell">
      <style:table-cell-properties fo:padding="0.097cm" fo:border-left="0.05pt solid #000000" fo:border-right="0.05pt solid #000000" fo:border-top="none" fo:border-bottom="0.05pt solid #000000"/>
    </style:style>
    <style:style style:name="常用linux命令选项.B8" style:family="table-cell">
      <style:table-cell-properties fo:padding="0.097cm" fo:border-left="0.05pt solid #000000" fo:border-right="0.05pt solid #000000" fo:border-top="none" fo:border-bottom="0.05pt solid #000000"/>
    </style:style>
    <style:style style:name="常用linux命令选项.B9" style:family="table-cell">
      <style:table-cell-properties fo:padding="0.097cm" fo:border-left="0.05pt solid #000000" fo:border-right="0.05pt solid #000000" fo:border-top="none" fo:border-bottom="0.05pt solid #000000"/>
    </style:style>
    <style:style style:name="常用linux命令选项.B10" style:family="table-cell">
      <style:table-cell-properties fo:padding="0.097cm" fo:border-left="0.05pt solid #000000" fo:border-right="0.05pt solid #000000" fo:border-top="none" fo:border-bottom="0.05pt solid #000000"/>
    </style:style>
    <style:style style:name="常用linux命令选项.B11" style:family="table-cell">
      <style:table-cell-properties fo:padding="0.097cm" fo:border-left="0.05pt solid #000000" fo:border-right="0.05pt solid #000000" fo:border-top="none" fo:border-bottom="0.05pt solid #000000"/>
    </style:style>
    <style:style style:name="常用linux命令选项.B12" style:family="table-cell">
      <style:table-cell-properties fo:padding="0.097cm" fo:border-left="0.05pt solid #000000" fo:border-right="0.05pt solid #000000" fo:border-top="none" fo:border-bottom="0.05pt solid #000000"/>
    </style:style>
    <style:style style:name="常用linux命令选项.B13" style:family="table-cell">
      <style:table-cell-properties fo:padding="0.097cm" fo:border-left="0.05pt solid #000000" fo:border-right="0.05pt solid #000000" fo:border-top="none" fo:border-bottom="0.05pt solid #000000"/>
    </style:style>
    <style:style style:name="常用linux命令选项.B14" style:family="table-cell">
      <style:table-cell-properties fo:padding="0.097cm" fo:border-left="0.05pt solid #000000" fo:border-right="0.05pt solid #000000" fo:border-top="none" fo:border-bottom="0.05pt solid #000000"/>
    </style:style>
    <style:style style:name="常用linux命令选项.B15" style:family="table-cell">
      <style:table-cell-properties fo:padding="0.097cm" fo:border-left="0.05pt solid #000000" fo:border-right="0.05pt solid #000000" fo:border-top="none" fo:border-bottom="0.05pt solid #000000"/>
    </style:style>
    <style:style style:name="常用linux命令选项.B1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表格1.A" style:family="table-column">
      <style:table-column-properties style:column-width="3.2cm" style:rel-column-width="12334*"/>
    </style:style>
    <style:style style:name="表格1.B" style:family="table-column">
      <style:table-column-properties style:column-width="6.999cm" style:rel-column-width="26981*"/>
    </style:style>
    <style:style style:name="表格1.C" style:family="table-column">
      <style:table-column-properties style:column-width="6.802cm" style:rel-column-width="26220*"/>
    </style:style>
    <style:style style:name="表格1.1" style:family="table-row">
      <style:table-row-properties fo:keep-together="auto"/>
    </style:style>
    <style:style style:name="表格1.A1" style:family="table-cell" style:data-style-name="N10100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表格1.B1" style:family="table-cell" style:data-style-name="N10100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表格1.C1" style:family="table-cell" style:data-style-name="N10100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表格1.A2" style:family="table-cell" style:data-style-name="N10100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表格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表格1.C2" style:family="table-cell" style:data-style-name="N1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表格1.A3" style:family="table-cell" style:data-style-name="N10100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表格1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表格1.C3" style:family="table-cell" style:data-style-name="N1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表格1.B5" style:family="table-cell">
      <style:table-cell-properties fo:background-color="#dddddd" fo:padding="0cm" fo:border="none" style:writing-mode="page">
        <style:background-image/>
      </style:table-cell-properties>
    </style:style>
    <style:style style:name="表格1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1.B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1.B11" style:family="table-cell">
      <style:table-cell-properties fo:background-color="#dddddd" fo:padding="0cm" fo:border="none" style:writing-mode="page">
        <style:background-image/>
      </style:table-cell-properties>
    </style:style>
    <style:style style:name="表格1.C16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表格1.C17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表格1.C19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表格1.B20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1.C20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表格1.A21" style:family="table-cell" style:data-style-name="N10100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表格1.B21" style:family="table-cell" style:data-style-name="N10000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表格1.C21" style:family="table-cell" style:data-style-name="N10000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表格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表格2.A" style:family="table-column">
      <style:table-column-properties style:column-width="8.5cm" style:rel-column-width="32767*"/>
    </style:style>
    <style:style style:name="表格2.B" style:family="table-column">
      <style:table-column-properties style:column-width="8.5cm" style:rel-column-width="32768*"/>
    </style:style>
    <style:style style:name="表格2.1" style:family="table-row">
      <style:table-row-properties fo:keep-together="auto"/>
    </style:style>
    <style:style style:name="表格2.A1" style:family="table-cell" style:data-style-name="N10100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表格2.B1" style:family="table-cell" style:data-style-name="N10100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表格2.A2" style:family="table-cell" style:data-style-name="N10100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表格2.B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表格2.A3" style:family="table-cell" style:data-style-name="N10100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表格2.B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表格2.B4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表格2.B5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表格2.B6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表格2.A7" style:family="table-cell" style:data-style-name="N10100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表格2.B7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8.5cm" style:rel-column-width="32767*"/>
    </style:style>
    <style:style style:name="表格3.B" style:family="table-column">
      <style:table-column-properties style:column-width="8.5cm" style:rel-column-width="32768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8cm" style:rel-column-width="10015*"/>
    </style:style>
    <style:style style:name="表格4.B" style:family="table-column">
      <style:table-column-properties style:column-width="14.402cm" style:rel-column-width="5552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702cm" fo:margin-left="0cm" fo:break-before="auto" fo:break-after="auto" table:align="left" fo:keep-with-next="auto" style:may-break-between-rows="true" table:border-model="collapsing"/>
    </style:style>
    <style:style style:name="表格5.A" style:family="table-column">
      <style:table-column-properties style:column-width="2.693cm"/>
    </style:style>
    <style:style style:name="表格5.B" style:family="table-column">
      <style:table-column-properties style:column-width="6.257cm"/>
    </style:style>
    <style:style style:name="表格5.C" style:family="table-column">
      <style:table-column-properties style:column-width="8.752cm"/>
    </style:style>
    <style:style style:name="表格5.1" style:family="table-row">
      <style:table-row-properties fo:keep-together="auto"/>
    </style:style>
    <style:style style:name="表格5.A1" style:family="table-cell" style:data-style-name="N10100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表格5.B1" style:family="table-cell" style:data-style-name="N10100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表格5.C1" style:family="table-cell" style:data-style-name="N10100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表格5.A2" style:family="table-cell" style:data-style-name="N10100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表格5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5.C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表格5.A3" style:family="table-cell" style:data-style-name="N10100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表格5.B3" style:family="table-cell">
      <style:table-cell-properties fo:background-color="#dddddd" fo:padding="0cm" fo:border="none" style:writing-mode="page">
        <style:background-image/>
      </style:table-cell-properties>
    </style:style>
    <style:style style:name="表格5.C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表格5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5.C4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表格5.B5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表格5.C5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表格5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5.C6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表格5.B7" style:family="table-cell">
      <style:table-cell-properties fo:background-color="#dddddd" fo:padding="0cm" fo:border="none" style:writing-mode="page">
        <style:background-image/>
      </style:table-cell-properties>
    </style:style>
    <style:style style:name="表格5.C7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表格5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5.C8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表格5.B9" style:family="table-cell">
      <style:table-cell-properties fo:background-color="#dddddd" fo:padding="0cm" fo:border="none" style:writing-mode="page">
        <style:background-image/>
      </style:table-cell-properties>
    </style:style>
    <style:style style:name="表格5.C9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表格5.B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5.C10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表格5.B11" style:family="table-cell">
      <style:table-cell-properties fo:background-color="#dddddd" fo:padding="0cm" fo:border="none" style:writing-mode="page">
        <style:background-image/>
      </style:table-cell-properties>
    </style:style>
    <style:style style:name="表格5.C11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表格5.B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5.C1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表格5.A13" style:family="table-cell" style:data-style-name="N10100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表格5.B13" style:family="table-cell" style:data-style-name="N10000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表格5.C13" style:family="table-cell" style:data-style-name="N10000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表格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表格6.A" style:family="table-column">
      <style:table-column-properties style:column-width="8.5cm" style:rel-column-width="32767*"/>
    </style:style>
    <style:style style:name="表格6.B" style:family="table-column">
      <style:table-column-properties style:column-width="8.5cm" style:rel-column-width="32768*"/>
    </style:style>
    <style:style style:name="表格6.1" style:family="table-row">
      <style:table-row-properties fo:keep-together="auto"/>
    </style:style>
    <style:style style:name="表格6.A1" style:family="table-cell" style:data-style-name="N10100">
      <style:table-cell-properties fo:background-color="#faa61a" fo:padding="0cm" fo:border-left="0.75pt solid #faa61a" fo:border-right="none" fo:border-top="0.75pt solid #faa61a" fo:border-bottom="none" style:writing-mode="page">
        <style:background-image/>
      </style:table-cell-properties>
    </style:style>
    <style:style style:name="表格6.B1" style:family="table-cell" style:data-style-name="N10100">
      <style:table-cell-properties fo:background-color="#faa61a" fo:padding="0cm" fo:border-left="none" fo:border-right="0.75pt solid #faa61a" fo:border-top="0.75pt solid #faa61a" fo:border-bottom="none" style:writing-mode="page">
        <style:background-image/>
      </style:table-cell-properties>
    </style:style>
    <style:style style:name="表格6.A2" style:family="table-cell" style:data-style-name="N10100">
      <style:table-cell-properties fo:background-color="transparent" fo:padding="0cm" fo:border-left="0.75pt solid #faa61a" fo:border-right="none" fo:border-top="none" fo:border-bottom="none" style:writing-mode="page">
        <style:background-image/>
      </style:table-cell-properties>
    </style:style>
    <style:style style:name="表格6.B2" style:family="table-cell">
      <style:table-cell-properties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表格6.A3" style:family="table-cell" style:data-style-name="N10100">
      <style:table-cell-properties fo:background-color="#dddddd" fo:padding="0cm" fo:border-left="0.75pt solid #faa61a" fo:border-right="none" fo:border-top="none" fo:border-bottom="none" style:writing-mode="page">
        <style:background-image/>
      </style:table-cell-properties>
    </style:style>
    <style:style style:name="表格6.B3" style:family="table-cell">
      <style:table-cell-properties fo:background-color="#dddddd" fo:padding="0cm" fo:border-left="none" fo:border-right="0.75pt solid #faa61a" fo:border-top="none" fo:border-bottom="none" style:writing-mode="page">
        <style:background-image/>
      </style:table-cell-properties>
    </style:style>
    <style:style style:name="表格6.B4" style:family="table-cell">
      <style:table-cell-properties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表格6.B5" style:family="table-cell">
      <style:table-cell-properties fo:background-color="#dddddd" fo:padding="0cm" fo:border-left="none" fo:border-right="0.75pt solid #faa61a" fo:border-top="none" fo:border-bottom="none" style:writing-mode="page">
        <style:background-image/>
      </style:table-cell-properties>
    </style:style>
    <style:style style:name="表格6.B6" style:family="table-cell">
      <style:table-cell-properties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表格6.B7" style:family="table-cell" style:data-style-name="N10000">
      <style:table-cell-properties fo:background-color="#dddddd" fo:padding="0cm" fo:border-left="none" fo:border-right="0.75pt solid #faa61a" fo:border-top="none" fo:border-bottom="none" style:writing-mode="page">
        <style:background-image/>
      </style:table-cell-properties>
    </style:style>
    <style:style style:name="表格6.B8" style:family="table-cell" style:data-style-name="N10000">
      <style:table-cell-properties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表格6.B9" style:family="table-cell">
      <style:table-cell-properties fo:background-color="#dddddd" fo:padding="0cm" fo:border-left="none" fo:border-right="0.75pt solid #faa61a" fo:border-top="none" fo:border-bottom="none" style:writing-mode="page">
        <style:background-image/>
      </style:table-cell-properties>
    </style:style>
    <style:style style:name="表格6.B10" style:family="table-cell">
      <style:table-cell-properties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表格6.A11" style:family="table-cell" style:data-style-name="N10100">
      <style:table-cell-properties fo:background-color="#fffbcc" fo:padding="0cm" fo:border-left="0.75pt solid #faa61a" fo:border-right="none" fo:border-top="none" fo:border-bottom="0.75pt solid #faa61a" style:writing-mode="page">
        <style:background-image/>
      </style:table-cell-properties>
    </style:style>
    <style:style style:name="表格6.B11" style:family="table-cell" style:data-style-name="N10000">
      <style:table-cell-properties fo:background-color="#fffbcc" fo:padding="0cm" fo:border-left="none" fo:border-right="0.75pt solid #faa61a" fo:border-top="none" fo:border-bottom="0.75pt solid #faa61a" style:writing-mode="page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2.124cm" style:rel-column-width="8186*"/>
    </style:style>
    <style:style style:name="表格7.B" style:family="table-column">
      <style:table-column-properties style:column-width="2.125cm" style:rel-column-width="8193*"/>
    </style:style>
    <style:style style:name="表格7.E" style:family="table-column">
      <style:table-column-properties style:column-width="2.588cm" style:rel-column-width="9975*"/>
    </style:style>
    <style:style style:name="表格7.F" style:family="table-column">
      <style:table-column-properties style:column-width="1.662cm" style:rel-column-width="6405*"/>
    </style:style>
    <style:style style:name="表格7.H" style:family="table-column">
      <style:table-column-properties style:column-width="2.127cm" style:rel-column-width="8197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H1" style:family="table-cell">
      <style:table-cell-properties fo:padding="0.097cm" fo:border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C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4561" officeooo:paragraph-rsid="00044561"/>
    </style:style>
    <style:style style:name="P2" style:family="paragraph" style:parent-style-name="Standard">
      <style:text-properties officeooo:rsid="0004ace2" officeooo:paragraph-rsid="0004ace2"/>
    </style:style>
    <style:style style:name="P3" style:family="paragraph" style:parent-style-name="Standard">
      <style:text-properties officeooo:rsid="00067a31" officeooo:paragraph-rsid="00067a31"/>
    </style:style>
    <style:style style:name="P4" style:family="paragraph" style:parent-style-name="Standard">
      <style:text-properties officeooo:rsid="0006e300" officeooo:paragraph-rsid="0006e300"/>
    </style:style>
    <style:style style:name="P5" style:family="paragraph" style:parent-style-name="Standard">
      <style:text-properties officeooo:rsid="000775b9" officeooo:paragraph-rsid="000775b9"/>
    </style:style>
    <style:style style:name="P6" style:family="paragraph" style:parent-style-name="Standard">
      <style:text-properties officeooo:rsid="00084f82" officeooo:paragraph-rsid="00084f82"/>
    </style:style>
    <style:style style:name="P7" style:family="paragraph" style:parent-style-name="Standard">
      <style:text-properties officeooo:rsid="00084f82" officeooo:paragraph-rsid="00097358"/>
    </style:style>
    <style:style style:name="P8" style:family="paragraph" style:parent-style-name="Standard">
      <style:text-properties officeooo:rsid="00097358" officeooo:paragraph-rsid="00097358"/>
    </style:style>
    <style:style style:name="P9" style:family="paragraph" style:parent-style-name="Standard">
      <style:text-properties officeooo:rsid="000ce2e3" officeooo:paragraph-rsid="000ce2e3"/>
    </style:style>
    <style:style style:name="P10" style:family="paragraph" style:parent-style-name="Standard">
      <style:text-properties officeooo:rsid="000ce2e3" officeooo:paragraph-rsid="000d59d9"/>
    </style:style>
    <style:style style:name="P11" style:family="paragraph" style:parent-style-name="Standard">
      <style:text-properties officeooo:rsid="000d59d9" officeooo:paragraph-rsid="000d59d9"/>
    </style:style>
    <style:style style:name="P12" style:family="paragraph" style:parent-style-name="Standard">
      <style:text-properties officeooo:rsid="000d59d9" officeooo:paragraph-rsid="000e1c4b"/>
    </style:style>
    <style:style style:name="P13" style:family="paragraph" style:parent-style-name="Standard">
      <style:text-properties officeooo:rsid="000e1c4b" officeooo:paragraph-rsid="000e1c4b"/>
    </style:style>
    <style:style style:name="P14" style:family="paragraph" style:parent-style-name="Standard">
      <style:text-properties officeooo:rsid="000f4554" officeooo:paragraph-rsid="000f4554"/>
    </style:style>
    <style:style style:name="P15" style:family="paragraph" style:parent-style-name="Standard">
      <style:text-properties officeooo:rsid="00108a1c" officeooo:paragraph-rsid="00108a1c"/>
    </style:style>
    <style:style style:name="P16" style:family="paragraph" style:parent-style-name="Standard">
      <style:text-properties officeooo:rsid="001222ae" officeooo:paragraph-rsid="001222ae"/>
    </style:style>
    <style:style style:name="P17" style:family="paragraph" style:parent-style-name="Standard">
      <style:text-properties officeooo:rsid="00136022" officeooo:paragraph-rsid="00136022"/>
    </style:style>
    <style:style style:name="P18" style:family="paragraph" style:parent-style-name="Standard">
      <style:text-properties officeooo:rsid="00152a96" officeooo:paragraph-rsid="00152a96"/>
    </style:style>
    <style:style style:name="P19" style:family="paragraph" style:parent-style-name="Standard">
      <style:text-properties officeooo:rsid="001657a8" officeooo:paragraph-rsid="001657a8"/>
    </style:style>
    <style:style style:name="P20" style:family="paragraph" style:parent-style-name="Standard">
      <style:text-properties officeooo:rsid="0018d2b8" officeooo:paragraph-rsid="0018d2b8"/>
    </style:style>
    <style:style style:name="P21" style:family="paragraph" style:parent-style-name="Standard">
      <style:text-properties officeooo:rsid="001a68f3" officeooo:paragraph-rsid="001a68f3"/>
    </style:style>
    <style:style style:name="P22" style:family="paragraph" style:parent-style-name="Standard">
      <style:text-properties officeooo:rsid="001a68f3" officeooo:paragraph-rsid="001bd31e"/>
    </style:style>
    <style:style style:name="P23" style:family="paragraph" style:parent-style-name="Standard">
      <style:text-properties officeooo:rsid="001bd31e" officeooo:paragraph-rsid="001bd31e"/>
    </style:style>
    <style:style style:name="P24" style:family="paragraph" style:parent-style-name="Standard">
      <style:text-properties officeooo:rsid="001dcbe7" officeooo:paragraph-rsid="001dcbe7"/>
    </style:style>
    <style:style style:name="P25" style:family="paragraph" style:parent-style-name="Standard">
      <style:text-properties officeooo:rsid="001f315c" officeooo:paragraph-rsid="001f315c"/>
    </style:style>
    <style:style style:name="P26" style:family="paragraph" style:parent-style-name="Standard">
      <style:text-properties officeooo:rsid="002247d3" officeooo:paragraph-rsid="002247d3"/>
    </style:style>
    <style:style style:name="P27" style:family="paragraph" style:parent-style-name="Standard">
      <style:text-properties officeooo:rsid="0023dfb1" officeooo:paragraph-rsid="0023dfb1"/>
    </style:style>
    <style:style style:name="P28" style:family="paragraph" style:parent-style-name="Standard">
      <style:text-properties officeooo:rsid="0023dfb1" officeooo:paragraph-rsid="0024d0dd"/>
    </style:style>
    <style:style style:name="P29" style:family="paragraph" style:parent-style-name="Standard">
      <style:text-properties officeooo:rsid="0024d0dd" officeooo:paragraph-rsid="0024d0dd"/>
    </style:style>
    <style:style style:name="P30" style:family="paragraph" style:parent-style-name="Standard">
      <style:text-properties officeooo:rsid="00251328" officeooo:paragraph-rsid="00251328"/>
    </style:style>
    <style:style style:name="P31" style:family="paragraph" style:parent-style-name="Standard">
      <style:text-properties officeooo:rsid="00267abb" officeooo:paragraph-rsid="00267abb"/>
    </style:style>
    <style:style style:name="P32" style:family="paragraph" style:parent-style-name="Standard">
      <style:text-properties officeooo:rsid="00267abb" officeooo:paragraph-rsid="00340dbc"/>
    </style:style>
    <style:style style:name="P33" style:family="paragraph" style:parent-style-name="Standard">
      <style:text-properties officeooo:rsid="0026cef9" officeooo:paragraph-rsid="0026cef9"/>
    </style:style>
    <style:style style:name="P34" style:family="paragraph" style:parent-style-name="Standard">
      <style:text-properties officeooo:rsid="0026cef9" officeooo:paragraph-rsid="002b8152"/>
    </style:style>
    <style:style style:name="P35" style:family="paragraph" style:parent-style-name="Standard">
      <style:text-properties officeooo:rsid="0026cef9" officeooo:paragraph-rsid="00318274"/>
    </style:style>
    <style:style style:name="P36" style:family="paragraph" style:parent-style-name="Standard">
      <style:text-properties officeooo:rsid="0028229e" officeooo:paragraph-rsid="0028229e"/>
    </style:style>
    <style:style style:name="P37" style:family="paragraph" style:parent-style-name="Standard">
      <style:text-properties officeooo:rsid="002a58c3" officeooo:paragraph-rsid="002a58c3"/>
    </style:style>
    <style:style style:name="P38" style:family="paragraph" style:parent-style-name="Standard">
      <style:text-properties officeooo:rsid="002abc50" officeooo:paragraph-rsid="002abc50"/>
    </style:style>
    <style:style style:name="P39" style:family="paragraph" style:parent-style-name="Standard">
      <style:text-properties officeooo:rsid="002b8152" officeooo:paragraph-rsid="002b8152"/>
    </style:style>
    <style:style style:name="P40" style:family="paragraph" style:parent-style-name="Standard">
      <style:text-properties officeooo:rsid="002be9b7" officeooo:paragraph-rsid="002be9b7"/>
    </style:style>
    <style:style style:name="P41" style:family="paragraph" style:parent-style-name="Standard">
      <style:text-properties officeooo:rsid="002d24b4" officeooo:paragraph-rsid="002d24b4"/>
    </style:style>
    <style:style style:name="P42" style:family="paragraph" style:parent-style-name="Standard">
      <style:text-properties officeooo:rsid="002d24b4" officeooo:paragraph-rsid="002e68df"/>
    </style:style>
    <style:style style:name="P43" style:family="paragraph" style:parent-style-name="Standard">
      <style:text-properties officeooo:rsid="002e68df" officeooo:paragraph-rsid="002e68df"/>
    </style:style>
    <style:style style:name="P44" style:family="paragraph" style:parent-style-name="Standard">
      <style:text-properties officeooo:rsid="002e68df" officeooo:paragraph-rsid="002f8a60"/>
    </style:style>
    <style:style style:name="P45" style:family="paragraph" style:parent-style-name="Standard">
      <style:text-properties officeooo:rsid="002e9400" officeooo:paragraph-rsid="002e9400"/>
    </style:style>
    <style:style style:name="P46" style:family="paragraph" style:parent-style-name="Standard">
      <style:text-properties officeooo:rsid="002f8a60" officeooo:paragraph-rsid="002f8a60"/>
    </style:style>
    <style:style style:name="P47" style:family="paragraph" style:parent-style-name="Standard">
      <style:text-properties officeooo:rsid="00303234" officeooo:paragraph-rsid="00303234"/>
    </style:style>
    <style:style style:name="P48" style:family="paragraph" style:parent-style-name="Standard">
      <style:text-properties officeooo:rsid="00318274" officeooo:paragraph-rsid="00318274"/>
    </style:style>
    <style:style style:name="P49" style:family="paragraph" style:parent-style-name="Standard">
      <style:text-properties officeooo:rsid="00340dbc" officeooo:paragraph-rsid="00340dbc"/>
    </style:style>
    <style:style style:name="P50" style:family="paragraph" style:parent-style-name="Standard">
      <style:text-properties officeooo:rsid="0035a59a" officeooo:paragraph-rsid="0035a59a"/>
    </style:style>
    <style:style style:name="P51" style:family="paragraph" style:parent-style-name="Standard">
      <style:text-properties officeooo:rsid="0036eb92" officeooo:paragraph-rsid="0036eb92"/>
    </style:style>
    <style:style style:name="P52" style:family="paragraph" style:parent-style-name="Standard">
      <style:text-properties officeooo:rsid="0038581e" officeooo:paragraph-rsid="0038581e"/>
    </style:style>
    <style:style style:name="P53" style:family="paragraph" style:parent-style-name="Standard">
      <style:text-properties officeooo:rsid="0038581e" officeooo:paragraph-rsid="003bf060"/>
    </style:style>
    <style:style style:name="P54" style:family="paragraph" style:parent-style-name="Standard">
      <style:text-properties officeooo:rsid="0038581e" officeooo:paragraph-rsid="003ccc26"/>
    </style:style>
    <style:style style:name="P55" style:family="paragraph" style:parent-style-name="Standard">
      <style:text-properties officeooo:rsid="0039ec8d" officeooo:paragraph-rsid="0039ec8d"/>
    </style:style>
    <style:style style:name="P56" style:family="paragraph" style:parent-style-name="Standard">
      <style:text-properties officeooo:rsid="003b25f3" officeooo:paragraph-rsid="003b25f3"/>
    </style:style>
    <style:style style:name="P57" style:family="paragraph" style:parent-style-name="Standard">
      <style:text-properties officeooo:rsid="003bf060" officeooo:paragraph-rsid="003bf060"/>
    </style:style>
    <style:style style:name="P58" style:family="paragraph" style:parent-style-name="Standard">
      <style:text-properties fo:color="#ce181e" officeooo:rsid="003bf060" officeooo:paragraph-rsid="003bf060"/>
    </style:style>
    <style:style style:name="P59" style:family="paragraph" style:parent-style-name="Standard">
      <style:text-properties fo:color="#ce181e" officeooo:rsid="004ffe02" officeooo:paragraph-rsid="004ffe02"/>
    </style:style>
    <style:style style:name="P60" style:family="paragraph" style:parent-style-name="Standard">
      <style:text-properties fo:color="#ce181e" fo:font-style="normal" officeooo:rsid="007570eb" officeooo:paragraph-rsid="007570eb" style:font-style-asian="normal" style:font-style-complex="normal"/>
    </style:style>
    <style:style style:name="P61" style:family="paragraph" style:parent-style-name="Standard">
      <style:text-properties fo:color="#000000" officeooo:rsid="003bf060" officeooo:paragraph-rsid="003bf060"/>
    </style:style>
    <style:style style:name="P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806ad9" officeooo:paragraph-rsid="008276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806ad9" officeooo:paragraph-rsid="0083d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82766f" officeooo:paragraph-rsid="00857f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82766f" officeooo:paragraph-rsid="0083d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text-properties officeooo:rsid="003c12f5" officeooo:paragraph-rsid="003c12f5"/>
    </style:style>
    <style:style style:name="P67" style:family="paragraph" style:parent-style-name="Standard">
      <style:text-properties officeooo:rsid="003c12f5" officeooo:paragraph-rsid="003ccc26"/>
    </style:style>
    <style:style style:name="P68" style:family="paragraph" style:parent-style-name="Standard">
      <style:text-properties officeooo:rsid="003ccc26" officeooo:paragraph-rsid="003ccc26"/>
    </style:style>
    <style:style style:name="P69" style:family="paragraph" style:parent-style-name="Standard">
      <style:text-properties officeooo:rsid="003ebafb" officeooo:paragraph-rsid="003ebafb"/>
    </style:style>
    <style:style style:name="P70" style:family="paragraph" style:parent-style-name="Standard">
      <style:text-properties officeooo:rsid="003f54bb" officeooo:paragraph-rsid="003f54bb"/>
    </style:style>
    <style:style style:name="P71" style:family="paragraph" style:parent-style-name="Standard">
      <style:text-properties officeooo:rsid="003f54bb" officeooo:paragraph-rsid="0041789c"/>
    </style:style>
    <style:style style:name="P72" style:family="paragraph" style:parent-style-name="Standard">
      <style:text-properties officeooo:rsid="00442349" officeooo:paragraph-rsid="00442349"/>
    </style:style>
    <style:style style:name="P73" style:family="paragraph" style:parent-style-name="Standard">
      <style:text-properties officeooo:rsid="00442349" officeooo:paragraph-rsid="00447a62"/>
    </style:style>
    <style:style style:name="P74" style:family="paragraph" style:parent-style-name="Standard">
      <style:text-properties officeooo:rsid="00447a62" officeooo:paragraph-rsid="00447a62"/>
    </style:style>
    <style:style style:name="P75" style:family="paragraph" style:parent-style-name="Standard">
      <style:text-properties officeooo:rsid="004643da" officeooo:paragraph-rsid="004643da"/>
    </style:style>
    <style:style style:name="P76" style:family="paragraph" style:parent-style-name="Standard">
      <style:text-properties officeooo:rsid="0047729d" officeooo:paragraph-rsid="0047729d"/>
    </style:style>
    <style:style style:name="P77" style:family="paragraph" style:parent-style-name="Standard">
      <style:text-properties officeooo:rsid="00485cd9" officeooo:paragraph-rsid="00485cd9"/>
    </style:style>
    <style:style style:name="P78" style:family="paragraph" style:parent-style-name="Standard">
      <style:text-properties officeooo:rsid="0048b9fd" officeooo:paragraph-rsid="0047729d"/>
    </style:style>
    <style:style style:name="P79" style:family="paragraph" style:parent-style-name="Standard">
      <style:text-properties officeooo:rsid="0048b9fd" officeooo:paragraph-rsid="0048b9fd"/>
    </style:style>
    <style:style style:name="P80" style:family="paragraph" style:parent-style-name="Standard">
      <style:text-properties officeooo:rsid="0048b9fd" officeooo:paragraph-rsid="0049da53"/>
    </style:style>
    <style:style style:name="P81" style:family="paragraph" style:parent-style-name="Standard">
      <style:text-properties officeooo:rsid="0049da53" officeooo:paragraph-rsid="0049da53"/>
    </style:style>
    <style:style style:name="P82" style:family="paragraph" style:parent-style-name="Standard">
      <style:text-properties officeooo:rsid="004b541c" officeooo:paragraph-rsid="004b541c"/>
    </style:style>
    <style:style style:name="P83" style:family="paragraph" style:parent-style-name="Standard">
      <style:text-properties officeooo:rsid="004b541c" officeooo:paragraph-rsid="004dd044"/>
    </style:style>
    <style:style style:name="P84" style:family="paragraph" style:parent-style-name="Standard">
      <style:text-properties officeooo:rsid="004bdf04" officeooo:paragraph-rsid="004bdf04"/>
    </style:style>
    <style:style style:name="P85" style:family="paragraph" style:parent-style-name="Standard">
      <style:text-properties officeooo:rsid="004e6e39" officeooo:paragraph-rsid="004e6e39"/>
    </style:style>
    <style:style style:name="P86" style:family="paragraph" style:parent-style-name="Standard">
      <style:text-properties officeooo:rsid="004ffe02" officeooo:paragraph-rsid="004ffe02"/>
    </style:style>
    <style:style style:name="P87" style:family="paragraph" style:parent-style-name="Standard">
      <style:text-properties officeooo:rsid="005133ad" officeooo:paragraph-rsid="005133ad"/>
    </style:style>
    <style:style style:name="P88" style:family="paragraph" style:parent-style-name="Standard">
      <style:text-properties officeooo:rsid="0051bb51" officeooo:paragraph-rsid="0051bb51"/>
    </style:style>
    <style:style style:name="P89" style:family="paragraph" style:parent-style-name="Standard">
      <style:text-properties officeooo:rsid="00526bfc" officeooo:paragraph-rsid="00526bfc"/>
    </style:style>
    <style:style style:name="P90" style:family="paragraph" style:parent-style-name="Standard">
      <style:text-properties officeooo:rsid="0055f02c" officeooo:paragraph-rsid="0055f02c"/>
    </style:style>
    <style:style style:name="P91" style:family="paragraph" style:parent-style-name="Standard">
      <style:text-properties officeooo:paragraph-rsid="0055f02c"/>
    </style:style>
    <style:style style:name="P92" style:family="paragraph" style:parent-style-name="Standard">
      <style:text-properties officeooo:rsid="005780a2" officeooo:paragraph-rsid="005780a2"/>
    </style:style>
    <style:style style:name="P93" style:family="paragraph" style:parent-style-name="Standard">
      <style:text-properties officeooo:rsid="0057af8f" officeooo:paragraph-rsid="0057af8f"/>
    </style:style>
    <style:style style:name="P94" style:family="paragraph" style:parent-style-name="Standard">
      <style:text-properties officeooo:rsid="0057fc29" officeooo:paragraph-rsid="0057fc29"/>
    </style:style>
    <style:style style:name="P95" style:family="paragraph" style:parent-style-name="Standard">
      <style:text-properties officeooo:rsid="005b1730" officeooo:paragraph-rsid="005b1730"/>
    </style:style>
    <style:style style:name="P96" style:family="paragraph" style:parent-style-name="Standard">
      <style:text-properties officeooo:rsid="005cdc1c" officeooo:paragraph-rsid="005cdc1c"/>
    </style:style>
    <style:style style:name="P97" style:family="paragraph" style:parent-style-name="Standard">
      <style:text-properties fo:font-style="normal" officeooo:rsid="0057fc29" officeooo:paragraph-rsid="0057fc29" style:font-style-asian="normal" style:font-style-complex="normal"/>
    </style:style>
    <style:style style:name="P98" style:family="paragraph" style:parent-style-name="Standard">
      <style:text-properties fo:font-style="normal" officeooo:rsid="005841a7" officeooo:paragraph-rsid="0057fc29" style:font-style-asian="normal" style:font-style-complex="normal"/>
    </style:style>
    <style:style style:name="P99" style:family="paragraph" style:parent-style-name="Standard">
      <style:text-properties fo:font-style="normal" officeooo:rsid="005841a7" officeooo:paragraph-rsid="005841a7" style:font-style-asian="normal" style:font-style-complex="normal"/>
    </style:style>
    <style:style style:name="P100" style:family="paragraph" style:parent-style-name="Standard">
      <style:text-properties fo:font-style="normal" officeooo:rsid="0059a40c" officeooo:paragraph-rsid="0059a40c" style:font-style-asian="normal" style:font-style-complex="normal"/>
    </style:style>
    <style:style style:name="P101" style:family="paragraph" style:parent-style-name="Standard">
      <style:text-properties fo:font-style="normal" officeooo:rsid="005b1730" officeooo:paragraph-rsid="005b1730" style:font-style-asian="normal" style:font-style-complex="normal"/>
    </style:style>
    <style:style style:name="P102" style:family="paragraph" style:parent-style-name="Standard">
      <style:text-properties fo:font-style="normal" officeooo:rsid="005be741" officeooo:paragraph-rsid="005be741" style:font-style-asian="normal" style:font-style-complex="normal"/>
    </style:style>
    <style:style style:name="P103" style:family="paragraph" style:parent-style-name="Standard">
      <style:text-properties fo:font-style="normal" officeooo:rsid="005be741" officeooo:paragraph-rsid="005cdc1c" style:font-style-asian="normal" style:font-style-complex="normal"/>
    </style:style>
    <style:style style:name="P104" style:family="paragraph" style:parent-style-name="Standard">
      <style:text-properties fo:font-style="normal" officeooo:rsid="005cdc1c" officeooo:paragraph-rsid="005b1730" style:font-style-asian="normal" style:font-style-complex="normal"/>
    </style:style>
    <style:style style:name="P105" style:family="paragraph" style:parent-style-name="Standard">
      <style:text-properties fo:font-style="normal" officeooo:rsid="0061c5e0" officeooo:paragraph-rsid="0061c5e0" style:font-style-asian="normal" style:font-style-complex="normal"/>
    </style:style>
    <style:style style:name="P106" style:family="paragraph" style:parent-style-name="Standard">
      <style:text-properties fo:font-style="normal" officeooo:rsid="00634315" officeooo:paragraph-rsid="00634315" style:font-style-asian="normal" style:font-style-complex="normal"/>
    </style:style>
    <style:style style:name="P107" style:family="paragraph" style:parent-style-name="Standard">
      <style:text-properties fo:font-style="normal" officeooo:rsid="0065344f" officeooo:paragraph-rsid="0065344f" style:font-style-asian="normal" style:font-style-complex="normal"/>
    </style:style>
    <style:style style:name="P108" style:family="paragraph" style:parent-style-name="Standard">
      <style:text-properties fo:font-style="normal" officeooo:rsid="0066943c" officeooo:paragraph-rsid="0066943c" style:font-style-asian="normal" style:font-style-complex="normal"/>
    </style:style>
    <style:style style:name="P109" style:family="paragraph" style:parent-style-name="Standard">
      <style:text-properties fo:font-style="normal" officeooo:rsid="0066943c" officeooo:paragraph-rsid="006af21a" style:font-style-asian="normal" style:font-style-complex="normal"/>
    </style:style>
    <style:style style:name="P110" style:family="paragraph" style:parent-style-name="Standard">
      <style:text-properties fo:font-style="normal" officeooo:rsid="006af21a" officeooo:paragraph-rsid="006af21a" style:font-style-asian="normal" style:font-style-complex="normal"/>
    </style:style>
    <style:style style:name="P111" style:family="paragraph" style:parent-style-name="Standard">
      <style:text-properties fo:font-style="normal" officeooo:rsid="006d412a" officeooo:paragraph-rsid="006d412a" style:font-style-asian="normal" style:font-style-complex="normal"/>
    </style:style>
    <style:style style:name="P112" style:family="paragraph" style:parent-style-name="Standard">
      <style:text-properties fo:font-style="normal" officeooo:rsid="006e8b9e" officeooo:paragraph-rsid="006e8b9e" style:font-style-asian="normal" style:font-style-complex="normal"/>
    </style:style>
    <style:style style:name="P113" style:family="paragraph" style:parent-style-name="Standard">
      <style:text-properties fo:font-style="normal" officeooo:rsid="0070261c" officeooo:paragraph-rsid="0070261c" style:font-style-asian="normal" style:font-style-complex="normal"/>
    </style:style>
    <style:style style:name="P114" style:family="paragraph" style:parent-style-name="Standard">
      <style:text-properties fo:font-style="normal" officeooo:rsid="0070261c" officeooo:paragraph-rsid="00710816" style:font-style-asian="normal" style:font-style-complex="normal"/>
    </style:style>
    <style:style style:name="P115" style:family="paragraph" style:parent-style-name="Standard">
      <style:text-properties fo:font-style="normal" officeooo:rsid="00710816" officeooo:paragraph-rsid="00710816" style:font-style-asian="normal" style:font-style-complex="normal"/>
    </style:style>
    <style:style style:name="P116" style:family="paragraph" style:parent-style-name="Standard">
      <style:text-properties fo:font-style="normal" officeooo:rsid="0072d0c2" officeooo:paragraph-rsid="0072d0c2" style:font-style-asian="normal" style:font-style-complex="normal"/>
    </style:style>
    <style:style style:name="P117" style:family="paragraph" style:parent-style-name="Standard">
      <style:text-properties fo:font-style="normal" officeooo:rsid="00740385" officeooo:paragraph-rsid="00740385" style:font-style-asian="normal" style:font-style-complex="normal"/>
    </style:style>
    <style:style style:name="P118" style:family="paragraph" style:parent-style-name="Standard">
      <style:text-properties fo:font-style="normal" officeooo:rsid="007a5db9" officeooo:paragraph-rsid="007a5db9" style:font-style-asian="normal" style:font-style-complex="normal"/>
    </style:style>
    <style:style style:name="P119" style:family="paragraph" style:parent-style-name="Standard">
      <style:text-properties fo:font-style="normal" officeooo:rsid="007b62f0" officeooo:paragraph-rsid="007b62f0" style:font-style-asian="normal" style:font-style-complex="normal"/>
    </style:style>
    <style:style style:name="P120" style:family="paragraph" style:parent-style-name="Standard">
      <style:text-properties fo:font-style="normal" officeooo:rsid="007cdc2c" officeooo:paragraph-rsid="007cdc2c" style:font-style-asian="normal" style:font-style-complex="normal"/>
    </style:style>
    <style:style style:name="P121" style:family="paragraph" style:parent-style-name="Standard">
      <style:text-properties fo:font-style="normal" officeooo:rsid="007d9bbf" officeooo:paragraph-rsid="007d9bbf" style:font-style-asian="normal" style:font-style-complex="normal"/>
    </style:style>
    <style:style style:name="P122" style:family="paragraph" style:parent-style-name="Standard">
      <style:text-properties fo:font-style="normal" officeooo:rsid="007e04e9" officeooo:paragraph-rsid="007d9bbf" style:font-style-asian="normal" style:font-style-complex="normal"/>
    </style:style>
    <style:style style:name="P123" style:family="paragraph" style:parent-style-name="Standard">
      <style:text-properties fo:font-style="normal" officeooo:rsid="007e04e9" officeooo:paragraph-rsid="007e04e9" style:font-style-asian="normal" style:font-style-complex="normal"/>
    </style:style>
    <style:style style:name="P124" style:family="paragraph" style:parent-style-name="Standard">
      <style:text-properties fo:font-style="normal" officeooo:rsid="007f6b04" officeooo:paragraph-rsid="007f6b04" style:font-style-asian="normal" style:font-style-complex="normal"/>
    </style:style>
    <style:style style:name="P125" style:family="paragraph" style:parent-style-name="Standard">
      <style:text-properties fo:font-style="normal" officeooo:rsid="00806ad9" officeooo:paragraph-rsid="00806ad9" style:font-style-asian="normal" style:font-style-complex="normal"/>
    </style:style>
    <style:style style:name="P126" style:family="paragraph" style:parent-style-name="Standard">
      <style:text-properties fo:font-style="normal" officeooo:rsid="00806ad9" officeooo:paragraph-rsid="0083d183" style:font-style-asian="normal" style:font-style-complex="normal"/>
    </style:style>
    <style:style style:name="P127" style:family="paragraph" style:parent-style-name="Standard">
      <style:text-properties fo:font-style="normal" officeooo:rsid="00806ad9" officeooo:paragraph-rsid="00857f34" style:font-style-asian="normal" style:font-style-complex="normal"/>
    </style:style>
    <style:style style:name="P128" style:family="paragraph" style:parent-style-name="Standard">
      <style:text-properties fo:font-style="normal" officeooo:rsid="00857f34" officeooo:paragraph-rsid="00857f34" style:font-style-asian="normal" style:font-style-complex="normal"/>
    </style:style>
    <style:style style:name="P129" style:family="paragraph" style:parent-style-name="Standard">
      <style:text-properties fo:font-style="normal" officeooo:rsid="0082766f" officeooo:paragraph-rsid="0082766f" style:font-style-asian="normal" style:font-style-complex="normal"/>
    </style:style>
    <style:style style:name="P130" style:family="paragraph" style:parent-style-name="Standard">
      <style:text-properties fo:font-style="normal" officeooo:rsid="00868065" officeooo:paragraph-rsid="00868065" style:font-style-asian="normal" style:font-style-complex="normal"/>
    </style:style>
    <style:style style:name="P131" style:family="paragraph" style:parent-style-name="Standard">
      <style:text-properties fo:font-style="normal" officeooo:rsid="008816d6" officeooo:paragraph-rsid="008816d6" style:font-style-asian="normal" style:font-style-complex="normal"/>
    </style:style>
    <style:style style:name="P132" style:family="paragraph" style:parent-style-name="Standard">
      <style:text-properties fo:font-style="normal" officeooo:rsid="0089d18d" officeooo:paragraph-rsid="0089d18d" style:font-style-asian="normal" style:font-style-complex="normal"/>
    </style:style>
    <style:style style:name="P133" style:family="paragraph" style:parent-style-name="Standard">
      <style:text-properties fo:font-style="normal" officeooo:rsid="008a6748" officeooo:paragraph-rsid="008a6748" style:font-style-asian="normal" style:font-style-complex="normal"/>
    </style:style>
    <style:style style:name="P134" style:family="paragraph" style:parent-style-name="Standard">
      <style:text-properties fo:font-style="normal" officeooo:rsid="008c3322" officeooo:paragraph-rsid="008c3322" style:font-style-asian="normal" style:font-style-complex="normal"/>
    </style:style>
    <style:style style:name="P135" style:family="paragraph" style:parent-style-name="Standard">
      <style:text-properties fo:font-style="normal" officeooo:rsid="008c6ffa" officeooo:paragraph-rsid="008c6ffa" style:font-style-asian="normal" style:font-style-complex="normal"/>
    </style:style>
    <style:style style:name="P136" style:family="paragraph" style:parent-style-name="Standard">
      <style:text-properties fo:font-style="normal" officeooo:rsid="008db302" officeooo:paragraph-rsid="008db302" style:font-style-asian="normal" style:font-style-complex="normal"/>
    </style:style>
    <style:style style:name="P137" style:family="paragraph" style:parent-style-name="Standard">
      <style:text-properties fo:font-style="normal" officeooo:rsid="008eb92d" officeooo:paragraph-rsid="008eb92d" style:font-style-asian="normal" style:font-style-complex="normal"/>
    </style:style>
    <style:style style:name="P138" style:family="paragraph" style:parent-style-name="Standard">
      <style:text-properties fo:font-style="normal" officeooo:rsid="008ef222" officeooo:paragraph-rsid="008ef222" style:font-style-asian="normal" style:font-style-complex="normal"/>
    </style:style>
    <style:style style:name="P139" style:family="paragraph" style:parent-style-name="Standard">
      <style:text-properties fo:font-style="normal" officeooo:rsid="009037d2" officeooo:paragraph-rsid="009037d2" style:font-style-asian="normal" style:font-style-complex="normal"/>
    </style:style>
    <style:style style:name="P140" style:family="paragraph" style:parent-style-name="Standard">
      <style:text-properties fo:font-style="normal" officeooo:rsid="00920c6c" officeooo:paragraph-rsid="00920c6c" style:font-style-asian="normal" style:font-style-complex="normal"/>
    </style:style>
    <style:style style:name="P141" style:family="paragraph" style:parent-style-name="Standard">
      <style:text-properties fo:font-size="14pt" fo:font-style="normal" officeooo:rsid="008ef222" officeooo:paragraph-rsid="008ef222" style:font-size-asian="14pt" style:font-style-asian="normal" style:font-size-complex="14pt" style:font-style-complex="normal"/>
    </style:style>
    <style:style style:name="P142" style:family="paragraph" style:parent-style-name="Standard">
      <style:text-properties fo:font-size="14pt" fo:font-style="normal" officeooo:rsid="009037d2" officeooo:paragraph-rsid="008ef222" style:font-size-asian="14pt" style:font-style-asian="normal" style:font-size-complex="14pt" style:font-style-complex="normal"/>
    </style:style>
    <style:style style:name="P143" style:family="paragraph" style:parent-style-name="Standard">
      <style:text-properties fo:font-size="14pt" fo:font-style="normal" officeooo:rsid="00920c6c" officeooo:paragraph-rsid="00920c6c" style:font-size-asian="14pt" style:font-style-asian="normal" style:font-size-complex="14pt" style:font-style-complex="normal"/>
    </style:style>
    <style:style style:name="P144" style:family="paragraph" style:parent-style-name="Standard">
      <style:text-properties fo:font-size="12pt" fo:font-style="normal" officeooo:rsid="008ef222" officeooo:paragraph-rsid="008ef222" style:font-size-asian="12pt" style:font-style-asian="normal" style:font-size-complex="12pt" style:font-style-complex="normal"/>
    </style:style>
    <style:style style:name="P145" style:family="paragraph" style:parent-style-name="Standard">
      <style:text-properties fo:font-size="12pt" fo:font-style="normal" officeooo:rsid="009037d2" officeooo:paragraph-rsid="009037d2" style:font-size-asian="12pt" style:font-style-asian="normal" style:font-size-complex="12pt" style:font-style-complex="normal"/>
    </style:style>
    <style:style style:name="P146" style:family="paragraph" style:parent-style-name="Standard">
      <style:text-properties fo:font-size="12pt" fo:font-style="normal" officeooo:rsid="00916bfa" officeooo:paragraph-rsid="00916bfa" style:font-size-asian="12pt" style:font-style-asian="normal" style:font-size-complex="12pt" style:font-style-complex="normal"/>
    </style:style>
    <style:style style:name="P147" style:family="paragraph" style:parent-style-name="Standard">
      <style:text-properties fo:font-size="12pt" fo:font-style="normal" officeooo:rsid="00916bfa" officeooo:paragraph-rsid="00920c6c" style:font-size-asian="12pt" style:font-style-asian="normal" style:font-size-complex="12pt" style:font-style-complex="normal"/>
    </style:style>
    <style:style style:name="P148" style:family="paragraph" style:parent-style-name="Standard">
      <style:text-properties fo:font-size="12pt" fo:font-style="normal" officeooo:rsid="00920c6c" officeooo:paragraph-rsid="00920c6c" style:font-size-asian="12pt" style:font-style-asian="normal" style:font-size-complex="12pt" style:font-style-complex="normal"/>
    </style:style>
    <style:style style:name="P149" style:family="paragraph" style:parent-style-name="Standard">
      <style:text-properties fo:font-size="12pt" fo:font-style="normal" officeooo:rsid="009a8fc0" officeooo:paragraph-rsid="009a8fc0" style:font-size-asian="12pt" style:font-style-asian="normal" style:font-size-complex="12pt" style:font-style-complex="normal"/>
    </style:style>
    <style:style style:name="P150" style:family="paragraph" style:parent-style-name="Standard">
      <style:text-properties fo:font-size="12pt" fo:font-style="normal" officeooo:rsid="009c1569" officeooo:paragraph-rsid="009c1569" style:font-size-asian="12pt" style:font-style-asian="normal" style:font-size-complex="12pt" style:font-style-complex="normal"/>
    </style:style>
    <style:style style:name="P151" style:family="paragraph" style:parent-style-name="Standard">
      <style:text-properties fo:font-size="12pt" fo:font-style="normal" officeooo:rsid="009e07d5" officeooo:paragraph-rsid="009e07d5" style:font-size-asian="12pt" style:font-style-asian="normal" style:font-size-complex="12pt" style:font-style-complex="normal"/>
    </style:style>
    <style:style style:name="P152" style:family="paragraph" style:parent-style-name="Standard">
      <style:text-properties fo:font-size="12pt" fo:font-style="normal" officeooo:rsid="009f35ca" officeooo:paragraph-rsid="009f35ca" style:font-size-asian="12pt" style:font-style-asian="normal" style:font-size-complex="12pt" style:font-style-complex="normal"/>
    </style:style>
    <style:style style:name="P153" style:family="paragraph" style:parent-style-name="Standard">
      <style:text-properties fo:font-size="12pt" fo:font-style="normal" officeooo:rsid="00a12a58" officeooo:paragraph-rsid="00a12a58" style:font-size-asian="12pt" style:font-style-asian="normal" style:font-size-complex="12pt" style:font-style-complex="normal"/>
    </style:style>
    <style:style style:name="P154" style:family="paragraph" style:parent-style-name="Standard">
      <style:text-properties fo:font-size="13.6999998092651pt" fo:font-style="normal" officeooo:rsid="00916bfa" officeooo:paragraph-rsid="00916bfa" style:font-size-asian="12pt" style:font-style-asian="normal" style:font-size-complex="13.6999998092651pt" style:font-style-complex="normal"/>
    </style:style>
    <style:style style:name="P15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4ace2" officeooo:paragraph-rsid="0004ace2"/>
    </style:style>
    <style:style style:name="P15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775b9" officeooo:paragraph-rsid="000775b9"/>
    </style:style>
    <style:style style:name="P15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d59d9" officeooo:paragraph-rsid="000d59d9"/>
    </style:style>
    <style:style style:name="P15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d59d9" officeooo:paragraph-rsid="000e1c4b"/>
    </style:style>
    <style:style style:name="P15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d59d9" officeooo:paragraph-rsid="00136022"/>
    </style:style>
    <style:style style:name="P16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657a8" officeooo:paragraph-rsid="001657a8"/>
    </style:style>
    <style:style style:name="P16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a68f3" officeooo:paragraph-rsid="001bd31e"/>
    </style:style>
    <style:style style:name="P16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f315c" officeooo:paragraph-rsid="001f315c"/>
    </style:style>
    <style:style style:name="P16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d0dd" officeooo:paragraph-rsid="0024d0dd"/>
    </style:style>
    <style:style style:name="P16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6cef9" officeooo:paragraph-rsid="0026cef9"/>
    </style:style>
    <style:style style:name="P16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b8152" officeooo:paragraph-rsid="002b8152"/>
    </style:style>
    <style:style style:name="P16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67abb" officeooo:paragraph-rsid="00340dbc"/>
    </style:style>
    <style:style style:name="P16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officeooo:rsid="003bf060" officeooo:paragraph-rsid="003bf060"/>
    </style:style>
    <style:style style:name="P16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f54bb" officeooo:paragraph-rsid="003f54bb"/>
    </style:style>
    <style:style style:name="P16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4ffe02" officeooo:paragraph-rsid="004ffe02"/>
    </style:style>
    <style:style style:name="P17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49da53" officeooo:paragraph-rsid="0049da53"/>
    </style:style>
    <style:style style:name="P17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47729d" officeooo:paragraph-rsid="0047729d"/>
    </style:style>
    <style:style style:name="P17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526bfc" officeooo:paragraph-rsid="00526bfc"/>
    </style:style>
    <style:style style:name="P17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e181e" officeooo:rsid="004ffe02" officeooo:paragraph-rsid="004ffe02"/>
    </style:style>
    <style:style style:name="P17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e181e" fo:font-style="normal" officeooo:rsid="007570eb" officeooo:paragraph-rsid="007570eb" style:font-style-asian="normal" style:font-style-complex="normal"/>
    </style:style>
    <style:style style:name="P17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5780a2" officeooo:paragraph-rsid="005780a2"/>
    </style:style>
    <style:style style:name="P17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57af8f" officeooo:paragraph-rsid="0057af8f"/>
    </style:style>
    <style:style style:name="P17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officeooo:rsid="0059a40c" officeooo:paragraph-rsid="0059a40c" style:font-style-asian="normal" style:font-style-complex="normal"/>
    </style:style>
    <style:style style:name="P17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officeooo:rsid="005cdc1c" officeooo:paragraph-rsid="005b1730" style:font-style-asian="normal" style:font-style-complex="normal"/>
    </style:style>
    <style:style style:name="P17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officeooo:rsid="0066943c" officeooo:paragraph-rsid="0066943c" style:font-style-asian="normal" style:font-style-complex="normal"/>
    </style:style>
    <style:style style:name="P18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officeooo:rsid="0066943c" officeooo:paragraph-rsid="006af21a" style:font-style-asian="normal" style:font-style-complex="normal"/>
    </style:style>
    <style:style style:name="P18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officeooo:rsid="0070261c" officeooo:paragraph-rsid="00710816" style:font-style-asian="normal" style:font-style-complex="normal"/>
    </style:style>
    <style:style style:name="P18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officeooo:rsid="0072d0c2" officeooo:paragraph-rsid="0072d0c2" style:font-style-asian="normal" style:font-style-complex="normal"/>
    </style:style>
    <style:style style:name="P18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officeooo:rsid="007d9bbf" officeooo:paragraph-rsid="007d9bbf" style:font-style-asian="normal" style:font-style-complex="normal"/>
    </style:style>
    <style:style style:name="P18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officeooo:rsid="007f6b04" officeooo:paragraph-rsid="007f6b04" style:font-style-asian="normal" style:font-style-complex="normal"/>
    </style:style>
    <style:style style:name="P18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officeooo:rsid="00857f34" officeooo:paragraph-rsid="00857f34" style:font-style-asian="normal" style:font-style-complex="normal"/>
    </style:style>
    <style:style style:name="P18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officeooo:rsid="008816d6" officeooo:paragraph-rsid="008816d6" style:font-style-asian="normal" style:font-style-complex="normal"/>
    </style:style>
    <style:style style:name="P18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officeooo:rsid="008c6ffa" officeooo:paragraph-rsid="008c6ffa" style:font-style-asian="normal" style:font-style-complex="normal"/>
    </style:style>
    <style:style style:name="P18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style="normal" officeooo:rsid="00920c6c" officeooo:paragraph-rsid="00920c6c" style:font-size-asian="12pt" style:font-style-asian="normal" style:font-size-complex="12pt" style:font-style-complex="normal"/>
    </style:style>
    <style:style style:name="P18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style="normal" officeooo:rsid="009a8fc0" officeooo:paragraph-rsid="009f35ca" style:font-size-asian="12pt" style:font-style-asian="normal" style:font-size-complex="12pt" style:font-style-complex="normal"/>
    </style:style>
    <style:style style:name="P190" style:family="paragraph" style:parent-style-name="Table_20_Contents">
      <style:text-properties officeooo:rsid="00509c44" officeooo:paragraph-rsid="00509c44"/>
    </style:style>
    <style:style style:name="P19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8a67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97c9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809fcb" officeooo:paragraph-rsid="00809f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82766f" officeooo:paragraph-rsid="008276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8a6748" officeooo:paragraph-rsid="008a67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3197d" officeooo:paragraph-rsid="009319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49430" officeooo:paragraph-rsid="009494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57099" officeooo:paragraph-rsid="00957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833c0" officeooo:paragraph-rsid="009833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97dd6" officeooo:paragraph-rsid="00997d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a8fc0" officeooo:paragraph-rsid="009a8f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749df" officeooo:paragraph-rsid="009749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82766f" officeooo:paragraph-rsid="0082766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text-properties officeooo:rsid="008c3322" officeooo:paragraph-rsid="008c3322"/>
    </style:style>
    <style:style style:name="P208" style:family="paragraph" style:parent-style-name="Table_20_Contents">
      <style:text-properties officeooo:rsid="008c6ffa" officeooo:paragraph-rsid="008c6ffa"/>
    </style:style>
    <style:style style:name="P209" style:family="paragraph" style:parent-style-name="Table_20_Contents">
      <style:text-properties fo:font-size="12pt" officeooo:rsid="009e07d5" officeooo:paragraph-rsid="009e07d5" style:font-size-asian="12pt" style:font-size-complex="12pt"/>
    </style:style>
    <style:style style:name="P210" style:family="paragraph" style:parent-style-name="Table_20_Contents">
      <style:text-properties fo:font-size="12pt" officeooo:rsid="009f35ca" officeooo:paragraph-rsid="009f35ca" style:font-size-asian="12pt" style:font-size-complex="12pt"/>
    </style:style>
    <style:style style:name="P211" style:family="paragraph" style:parent-style-name="Table_20_Contents">
      <style:text-properties fo:font-size="12pt" officeooo:paragraph-rsid="009f35ca" style:font-size-asian="12pt" style:font-size-complex="12pt"/>
    </style:style>
    <style:style style:name="P212" style:family="paragraph" style:parent-style-name="Standard" style:list-style-name="L1">
      <style:text-properties officeooo:rsid="002d24b4" officeooo:paragraph-rsid="002d24b4"/>
    </style:style>
    <style:style style:name="P213" style:family="paragraph" style:parent-style-name="Standard" style:list-style-name="L2">
      <style:text-properties officeooo:rsid="002f8a60" officeooo:paragraph-rsid="002f8a60"/>
    </style:style>
    <style:style style:name="P214" style:family="paragraph" style:parent-style-name="Standard" style:list-style-name="L3">
      <style:text-properties officeooo:rsid="00267abb" officeooo:paragraph-rsid="00267abb"/>
    </style:style>
    <style:style style:name="P215" style:family="paragraph" style:parent-style-name="Standard" style:list-style-name="L6">
      <style:text-properties officeooo:rsid="00267abb" officeooo:paragraph-rsid="00340dbc"/>
    </style:style>
    <style:style style:name="P216" style:family="paragraph" style:parent-style-name="Standard" style:list-style-name="L3">
      <style:text-properties officeooo:rsid="00303234" officeooo:paragraph-rsid="00303234"/>
    </style:style>
    <style:style style:name="P217" style:family="paragraph" style:parent-style-name="Standard" style:list-style-name="L3">
      <style:text-properties officeooo:rsid="00303234" officeooo:paragraph-rsid="00318274"/>
    </style:style>
    <style:style style:name="P218" style:family="paragraph" style:parent-style-name="Standard" style:list-style-name="L4">
      <style:text-properties officeooo:rsid="00303234" officeooo:paragraph-rsid="00303234"/>
    </style:style>
    <style:style style:name="P219" style:family="paragraph" style:parent-style-name="Standard" style:list-style-name="L5">
      <style:text-properties officeooo:rsid="00303234" officeooo:paragraph-rsid="00318274"/>
    </style:style>
    <style:style style:name="P220" style:family="paragraph" style:parent-style-name="Standard" style:list-style-name="L5">
      <style:text-properties officeooo:rsid="00318274" officeooo:paragraph-rsid="00318274"/>
    </style:style>
    <style:style style:name="P221" style:family="paragraph" style:parent-style-name="Standard" style:list-style-name="L5">
      <style:text-properties officeooo:rsid="00326a05" officeooo:paragraph-rsid="00326a05"/>
    </style:style>
    <style:style style:name="P222" style:family="paragraph" style:parent-style-name="Standard" style:list-style-name="L6">
      <style:text-properties officeooo:rsid="0035a59a" officeooo:paragraph-rsid="0035a59a"/>
    </style:style>
    <style:style style:name="P223" style:family="paragraph" style:parent-style-name="Standard" style:list-style-name="L7">
      <style:text-properties officeooo:rsid="0036eb92" officeooo:paragraph-rsid="0036eb92"/>
    </style:style>
    <style:style style:name="P224" style:family="paragraph" style:parent-style-name="Standard" style:list-style-name="L8">
      <style:text-properties officeooo:rsid="0038581e" officeooo:paragraph-rsid="0038581e"/>
    </style:style>
    <style:style style:name="P225" style:family="paragraph" style:parent-style-name="Standard" style:list-style-name="L9">
      <style:text-properties officeooo:rsid="004bdf04" officeooo:paragraph-rsid="004bdf04"/>
    </style:style>
    <style:style style:name="P226" style:family="paragraph" style:parent-style-name="Standard" style:list-style-name="L10">
      <style:text-properties officeooo:rsid="004bdf04" officeooo:paragraph-rsid="004bdf04"/>
    </style:style>
    <style:style style:name="P227" style:family="paragraph" style:parent-style-name="Standard" style:list-style-name="L11">
      <style:text-properties officeooo:rsid="0047729d" officeooo:paragraph-rsid="0047729d"/>
    </style:style>
    <style:style style:name="P228" style:family="paragraph" style:parent-style-name="Standard" style:list-style-name="L13">
      <style:text-properties officeooo:rsid="0047729d" officeooo:paragraph-rsid="0047729d"/>
    </style:style>
    <style:style style:name="P229" style:family="paragraph" style:parent-style-name="Standard" style:list-style-name="L14">
      <style:text-properties officeooo:rsid="0047729d" officeooo:paragraph-rsid="0047729d"/>
    </style:style>
    <style:style style:name="P230" style:family="paragraph" style:parent-style-name="Standard" style:list-style-name="L12">
      <style:text-properties officeooo:rsid="004b541c" officeooo:paragraph-rsid="004dd044"/>
    </style:style>
    <style:style style:name="P231" style:family="paragraph" style:parent-style-name="Standard" style:list-style-name="L15">
      <style:text-properties officeooo:rsid="004ffe02" officeooo:paragraph-rsid="004ffe02"/>
    </style:style>
    <style:style style:name="P232" style:family="paragraph" style:parent-style-name="Standard" style:list-style-name="L16">
      <style:text-properties officeooo:rsid="005133ad" officeooo:paragraph-rsid="005133ad"/>
    </style:style>
    <style:style style:name="P233" style:family="paragraph" style:parent-style-name="Standard" style:list-style-name="L17">
      <style:text-properties officeooo:rsid="005133ad" officeooo:paragraph-rsid="005133ad"/>
    </style:style>
    <style:style style:name="P234" style:family="paragraph" style:parent-style-name="Standard" style:list-style-name="L18">
      <style:text-properties officeooo:rsid="0051bb51" officeooo:paragraph-rsid="0051bb51"/>
    </style:style>
    <style:style style:name="P235" style:family="paragraph" style:parent-style-name="Standard" style:list-style-name="L18">
      <style:text-properties officeooo:rsid="00526bfc" officeooo:paragraph-rsid="00526bfc"/>
    </style:style>
    <style:style style:name="P236" style:family="paragraph" style:parent-style-name="Standard" style:list-style-name="L19">
      <style:text-properties officeooo:rsid="0055f02c" officeooo:paragraph-rsid="0055f02c"/>
    </style:style>
    <style:style style:name="P237" style:family="paragraph" style:parent-style-name="Standard" style:list-style-name="L20">
      <style:text-properties officeooo:rsid="0055f02c" officeooo:paragraph-rsid="0055f02c"/>
    </style:style>
    <style:style style:name="P238" style:family="paragraph" style:parent-style-name="Standard" style:list-style-name="L21">
      <style:text-properties officeooo:rsid="0055f02c" officeooo:paragraph-rsid="0055f02c"/>
    </style:style>
    <style:style style:name="P239" style:family="paragraph" style:parent-style-name="Standard" style:list-style-name="L22">
      <style:text-properties officeooo:rsid="0055f02c" officeooo:paragraph-rsid="0055f02c"/>
    </style:style>
    <style:style style:name="P240" style:family="paragraph" style:parent-style-name="Standard" style:list-style-name="L23">
      <style:text-properties officeooo:rsid="0055f02c" officeooo:paragraph-rsid="0055f02c"/>
    </style:style>
    <style:style style:name="P241" style:family="paragraph" style:parent-style-name="Standard" style:list-style-name="L23">
      <style:text-properties officeooo:rsid="005780a2" officeooo:paragraph-rsid="005780a2"/>
    </style:style>
    <style:style style:name="P242" style:family="paragraph" style:parent-style-name="Standard" style:list-style-name="L24">
      <style:text-properties fo:font-style="normal" officeooo:rsid="005b1730" officeooo:paragraph-rsid="005b1730" style:font-style-asian="normal" style:font-style-complex="normal"/>
    </style:style>
    <style:style style:name="P243" style:family="paragraph" style:parent-style-name="Standard" style:list-style-name="L25">
      <style:text-properties fo:font-style="normal" officeooo:rsid="005b1730" officeooo:paragraph-rsid="005b1730" style:font-style-asian="normal" style:font-style-complex="normal"/>
    </style:style>
    <style:style style:name="P244" style:family="paragraph" style:parent-style-name="Standard" style:list-style-name="L26">
      <style:text-properties fo:font-style="normal" officeooo:rsid="005b1730" officeooo:paragraph-rsid="005b1730" style:font-style-asian="normal" style:font-style-complex="normal"/>
    </style:style>
    <style:style style:name="P245" style:family="paragraph" style:parent-style-name="Standard" style:list-style-name="L27">
      <style:text-properties fo:font-style="normal" officeooo:rsid="005cdc1c" officeooo:paragraph-rsid="005b1730" style:font-style-asian="normal" style:font-style-complex="normal"/>
    </style:style>
    <style:style style:name="P246" style:family="paragraph" style:parent-style-name="Standard" style:list-style-name="L28">
      <style:text-properties fo:font-style="normal" officeooo:rsid="0066943c" officeooo:paragraph-rsid="006af21a" style:font-style-asian="normal" style:font-style-complex="normal"/>
    </style:style>
    <style:style style:name="P247" style:family="paragraph" style:parent-style-name="Standard" style:list-style-name="L29">
      <style:text-properties fo:font-style="normal" officeooo:rsid="006d412a" officeooo:paragraph-rsid="006d412a" style:font-style-asian="normal" style:font-style-complex="normal"/>
    </style:style>
    <style:style style:name="P248" style:family="paragraph" style:parent-style-name="Standard" style:list-style-name="L30">
      <style:text-properties fo:font-style="normal" officeooo:rsid="0070261c" officeooo:paragraph-rsid="0072d0c2" style:font-style-asian="normal" style:font-style-complex="normal"/>
    </style:style>
    <style:style style:name="P249" style:family="paragraph" style:parent-style-name="Standard" style:list-style-name="L30">
      <style:text-properties fo:font-style="normal" officeooo:rsid="0072d0c2" officeooo:paragraph-rsid="0072d0c2" style:font-style-asian="normal" style:font-style-complex="normal"/>
    </style:style>
    <style:style style:name="P250" style:family="paragraph" style:parent-style-name="Standard" style:list-style-name="L31">
      <style:text-properties fo:font-style="normal" officeooo:rsid="0072d0c2" officeooo:paragraph-rsid="0072d0c2" style:font-style-asian="normal" style:font-style-complex="normal"/>
    </style:style>
    <style:style style:name="P251" style:family="paragraph" style:parent-style-name="Standard" style:list-style-name="L31">
      <style:text-properties fo:font-style="normal" officeooo:rsid="0072d0c2" officeooo:paragraph-rsid="007570eb" style:font-style-asian="normal" style:font-style-complex="normal"/>
    </style:style>
    <style:style style:name="P252" style:family="paragraph" style:parent-style-name="Standard" style:list-style-name="L31">
      <style:text-properties fo:font-style="normal" officeooo:rsid="007570eb" officeooo:paragraph-rsid="007570eb" style:font-style-asian="normal" style:font-style-complex="normal"/>
    </style:style>
    <style:style style:name="P253" style:family="paragraph" style:parent-style-name="Standard" style:list-style-name="L32">
      <style:text-properties fo:font-style="normal" officeooo:rsid="007d9bbf" officeooo:paragraph-rsid="007d9bbf" style:font-style-asian="normal" style:font-style-complex="normal"/>
    </style:style>
    <style:style style:name="P254" style:family="paragraph" style:parent-style-name="Standard" style:list-style-name="L33">
      <style:text-properties fo:font-style="normal" officeooo:rsid="007f6b04" officeooo:paragraph-rsid="007f6b04" style:font-style-asian="normal" style:font-style-complex="normal"/>
    </style:style>
    <style:style style:name="P255" style:family="paragraph" style:parent-style-name="Standard" style:list-style-name="L34">
      <style:text-properties fo:font-style="normal" officeooo:rsid="008c3322" officeooo:paragraph-rsid="008c3322" style:font-style-asian="normal" style:font-style-complex="normal"/>
    </style:style>
    <style:style style:name="P256" style:family="paragraph" style:parent-style-name="Standard" style:list-style-name="L25">
      <style:text-properties officeooo:rsid="005b1730" officeooo:paragraph-rsid="005b1730"/>
    </style:style>
    <style:style style:name="P257" style:family="paragraph" style:parent-style-name="Standard" style:list-style-name="L27">
      <style:text-properties officeooo:rsid="005b1730" officeooo:paragraph-rsid="005b1730"/>
    </style:style>
    <style:style style:name="P258" style:family="paragraph" style:parent-style-name="Standard" style:list-style-name="L35">
      <style:text-properties fo:font-size="13.6999998092651pt" fo:font-style="normal" officeooo:rsid="00916bfa" officeooo:paragraph-rsid="00916bfa" style:font-size-asian="12pt" style:font-style-asian="normal" style:font-size-complex="13.6999998092651pt" style:font-style-complex="normal"/>
    </style:style>
    <style:style style:name="P259" style:family="paragraph" style:parent-style-name="Standard" style:list-style-name="L36">
      <style:text-properties fo:font-size="12pt" fo:font-style="normal" officeooo:rsid="009a8fc0" officeooo:paragraph-rsid="009a8fc0" style:font-size-asian="12pt" style:font-style-asian="normal" style:font-size-complex="12pt" style:font-style-complex="normal"/>
    </style:style>
    <style:style style:name="P260" style:family="paragraph" style:parent-style-name="Standard" style:list-style-name="L36">
      <style:text-properties fo:font-size="12pt" fo:font-style="normal" officeooo:rsid="009a8fc0" officeooo:paragraph-rsid="009c1569" style:font-size-asian="12pt" style:font-style-asian="normal" style:font-size-complex="12pt" style:font-style-complex="normal"/>
    </style:style>
    <style:style style:name="P261" style:family="paragraph" style:parent-style-name="Standard" style:list-style-name="L37">
      <style:text-properties fo:font-size="12pt" fo:font-style="normal" officeooo:rsid="009a8fc0" officeooo:paragraph-rsid="009f35ca" style:font-size-asian="12pt" style:font-style-asian="normal" style:font-size-complex="12pt" style:font-style-complex="normal"/>
    </style:style>
    <style:style style:name="P262" style:family="paragraph" style:parent-style-name="Standard" style:list-style-name="L37">
      <style:text-properties fo:font-size="12pt" fo:font-style="normal" officeooo:rsid="009f35ca" officeooo:paragraph-rsid="009f35ca" style:font-size-asian="12pt" style:font-style-asian="normal" style:font-size-complex="12pt" style:font-style-complex="normal"/>
    </style:style>
    <style:style style:name="P263" style:family="paragraph" style:parent-style-name="Standard" style:list-style-name="L38">
      <style:text-properties fo:font-size="12pt" fo:font-style="normal" officeooo:rsid="00a12a58" officeooo:paragraph-rsid="00a12a58" style:font-size-asian="12pt" style:font-style-asian="normal" style:font-size-complex="12pt" style:font-style-complex="normal"/>
    </style:style>
    <style:style style:name="P264" style:family="paragraph" style:parent-style-name="Standard">
      <style:text-properties fo:font-size="12pt" fo:font-style="normal" officeooo:rsid="00a12a58" officeooo:paragraph-rsid="00a12a58" style:font-size-asian="12pt" style:font-style-asian="normal" style:font-size-complex="12pt" style:font-style-complex="normal"/>
    </style:style>
    <style:style style:name="P265" style:family="paragraph" style:parent-style-name="Standard">
      <style:text-properties fo:font-size="12pt" fo:font-style="normal" officeooo:rsid="00a12a58" officeooo:paragraph-rsid="00a33616" style:font-size-asian="12pt" style:font-style-asian="normal" style:font-size-complex="12pt" style:font-style-complex="normal"/>
    </style:style>
    <style:style style:name="P266" style:family="paragraph" style:parent-style-name="Standard">
      <style:text-properties fo:font-size="12pt" fo:font-style="normal" officeooo:rsid="00a33616" officeooo:paragraph-rsid="00a33616" style:font-size-asian="12pt" style:font-style-asian="normal" style:font-size-complex="12pt" style:font-style-complex="normal"/>
    </style:style>
    <style:style style:name="P267" style:family="paragraph" style:parent-style-name="Standard">
      <style:text-properties officeooo:paragraph-rsid="00a44c32"/>
    </style:style>
    <style:style style:name="P268" style:family="paragraph" style:parent-style-name="Standard">
      <style:text-properties officeooo:rsid="00a44c32" officeooo:paragraph-rsid="00a44c32"/>
    </style:style>
    <style:style style:name="P269" style:family="paragraph" style:parent-style-name="Standard">
      <style:text-properties officeooo:rsid="00044561" officeooo:paragraph-rsid="00044561"/>
    </style:style>
    <style:style style:name="P270" style:family="paragraph" style:parent-style-name="Standard">
      <style:text-properties officeooo:rsid="00a5421a" officeooo:paragraph-rsid="00044561"/>
    </style:style>
    <style:style style:name="P27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44561" officeooo:paragraph-rsid="00044561"/>
    </style:style>
    <style:style style:name="T1" style:family="text">
      <style:text-properties officeooo:rsid="0004ace2"/>
    </style:style>
    <style:style style:name="T2" style:family="text">
      <style:text-properties officeooo:rsid="00067a31"/>
    </style:style>
    <style:style style:name="T3" style:family="text">
      <style:text-properties officeooo:rsid="00097358"/>
    </style:style>
    <style:style style:name="T4" style:family="text">
      <style:text-properties officeooo:rsid="000d59d9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officeooo:rsid="000f2a77"/>
    </style:style>
    <style:style style:name="T7" style:family="text">
      <style:text-properties officeooo:rsid="00108a1c"/>
    </style:style>
    <style:style style:name="T8" style:family="text">
      <style:text-properties officeooo:rsid="001222ae"/>
    </style:style>
    <style:style style:name="T9" style:family="text">
      <style:text-properties officeooo:rsid="00152a96"/>
    </style:style>
    <style:style style:name="T10" style:family="text">
      <style:text-properties officeooo:rsid="001a68f3"/>
    </style:style>
    <style:style style:name="T11" style:family="text">
      <style:text-properties officeooo:rsid="001bd31e"/>
    </style:style>
    <style:style style:name="T12" style:family="text">
      <style:text-properties officeooo:rsid="001dcbe7"/>
    </style:style>
    <style:style style:name="T13" style:family="text">
      <style:text-properties officeooo:rsid="001f315c"/>
    </style:style>
    <style:style style:name="T14" style:family="text">
      <style:text-properties officeooo:rsid="0023dfb1"/>
    </style:style>
    <style:style style:name="T15" style:family="text">
      <style:text-properties officeooo:rsid="002b8152"/>
    </style:style>
    <style:style style:name="T16" style:family="text">
      <style:text-properties officeooo:rsid="002e68df"/>
    </style:style>
    <style:style style:name="T17" style:family="text">
      <style:text-properties officeooo:rsid="002e9400"/>
    </style:style>
    <style:style style:name="T18" style:family="text">
      <style:text-properties officeooo:rsid="002f8a60"/>
    </style:style>
    <style:style style:name="T19" style:family="text">
      <style:text-properties officeooo:rsid="00303234"/>
    </style:style>
    <style:style style:name="T20" style:family="text">
      <style:text-properties officeooo:rsid="00318274"/>
    </style:style>
    <style:style style:name="T21" style:family="text">
      <style:text-properties officeooo:rsid="00340dbc"/>
    </style:style>
    <style:style style:name="T22" style:family="text">
      <style:text-properties officeooo:rsid="0035a59a"/>
    </style:style>
    <style:style style:name="T23" style:family="text">
      <style:text-properties fo:color="#ce181e"/>
    </style:style>
    <style:style style:name="T24" style:family="text">
      <style:text-properties fo:color="#ce181e" officeooo:rsid="00526bfc"/>
    </style:style>
    <style:style style:name="T25" style:family="text">
      <style:text-properties fo:color="#ce181e" fo:font-style="normal" officeooo:rsid="005be741" style:font-style-asian="normal" style:font-style-complex="normal"/>
    </style:style>
    <style:style style:name="T26" style:family="text">
      <style:text-properties officeooo:rsid="0039ec8d"/>
    </style:style>
    <style:style style:name="T27" style:family="text">
      <style:text-properties officeooo:rsid="003b25f3"/>
    </style:style>
    <style:style style:name="T28" style:family="text">
      <style:text-properties fo:color="#000000"/>
    </style:style>
    <style:style style:name="T29" style:family="text">
      <style:text-properties fo:color="#000000" style:text-outline="false" style:text-line-through-style="none" style:text-line-through-type="none" style:font-name="Liberation Sans" fo:font-size="12pt" fo:text-shadow="none" style:text-underline-style="none" fo:font-weight="normal" officeooo:rsid="0082766f" style:font-size-asian="12pt" style:font-weight-asian="normal" style:font-size-complex="12pt" style:font-weight-complex="normal" style:text-overline-style="none" style:text-overline-color="font-color"/>
    </style:style>
    <style:style style:name="T30" style:family="text">
      <style:text-properties officeooo:rsid="003c12f5"/>
    </style:style>
    <style:style style:name="T31" style:family="text">
      <style:text-properties officeooo:rsid="003ccc26"/>
    </style:style>
    <style:style style:name="T32" style:family="text">
      <style:text-properties officeooo:rsid="0041789c"/>
    </style:style>
    <style:style style:name="T33" style:family="text">
      <style:text-properties officeooo:rsid="00447a62"/>
    </style:style>
    <style:style style:name="T34" style:family="text">
      <style:text-properties officeooo:rsid="0047729d"/>
    </style:style>
    <style:style style:name="T35" style:family="text">
      <style:text-properties officeooo:rsid="00485cd9"/>
    </style:style>
    <style:style style:name="T36" style:family="text">
      <style:text-properties officeooo:rsid="0049da53"/>
    </style:style>
    <style:style style:name="T37" style:family="text">
      <style:text-properties officeooo:rsid="004a3521"/>
    </style:style>
    <style:style style:name="T38" style:family="text">
      <style:text-properties officeooo:rsid="004bdf04"/>
    </style:style>
    <style:style style:name="T39" style:family="text">
      <style:text-properties officeooo:rsid="004dd044"/>
    </style:style>
    <style:style style:name="T40" style:family="text">
      <style:text-properties officeooo:rsid="004e6e39"/>
    </style:style>
    <style:style style:name="T41" style:family="text">
      <style:text-properties officeooo:rsid="00509c44"/>
    </style:style>
    <style:style style:name="T42" style:family="text">
      <style:text-properties officeooo:rsid="005114d9"/>
    </style:style>
    <style:style style:name="T43" style:family="text">
      <style:text-properties officeooo:rsid="0051bb51"/>
    </style:style>
    <style:style style:name="T44" style:family="text">
      <style:text-properties officeooo:rsid="00526bfc"/>
    </style:style>
    <style:style style:name="T45" style:family="text">
      <style:text-properties officeooo:rsid="005780a2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8db302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5be741" style:font-style-asian="normal" style:font-style-complex="normal"/>
    </style:style>
    <style:style style:name="T50" style:family="text">
      <style:text-properties fo:font-style="normal" officeooo:rsid="005cdc1c" style:font-style-asian="normal" style:font-style-complex="normal"/>
    </style:style>
    <style:style style:name="T51" style:family="text">
      <style:text-properties officeooo:rsid="00634315"/>
    </style:style>
    <style:style style:name="T52" style:family="text">
      <style:text-properties officeooo:rsid="0068433a"/>
    </style:style>
    <style:style style:name="T53" style:family="text">
      <style:text-properties officeooo:rsid="00695d01"/>
    </style:style>
    <style:style style:name="T54" style:family="text">
      <style:text-properties officeooo:rsid="006af21a"/>
    </style:style>
    <style:style style:name="T55" style:family="text">
      <style:text-properties officeooo:rsid="006c3935"/>
    </style:style>
    <style:style style:name="T56" style:family="text">
      <style:text-properties officeooo:rsid="006d412a"/>
    </style:style>
    <style:style style:name="T57" style:family="text">
      <style:text-properties officeooo:rsid="00710816"/>
    </style:style>
    <style:style style:name="T58" style:family="text">
      <style:text-properties officeooo:rsid="0072d0c2"/>
    </style:style>
    <style:style style:name="T59" style:family="text">
      <style:text-properties officeooo:rsid="00740385"/>
    </style:style>
    <style:style style:name="T60" style:family="text">
      <style:text-properties officeooo:rsid="007570eb"/>
    </style:style>
    <style:style style:name="T61" style:family="text">
      <style:text-properties officeooo:rsid="0076d350"/>
    </style:style>
    <style:style style:name="T62" style:family="text">
      <style:text-properties officeooo:rsid="00790737"/>
    </style:style>
    <style:style style:name="T63" style:family="text">
      <style:text-properties officeooo:rsid="007a5db9"/>
    </style:style>
    <style:style style:name="T64" style:family="text">
      <style:text-properties officeooo:rsid="007b62f0"/>
    </style:style>
    <style:style style:name="T65" style:family="text">
      <style:text-properties officeooo:rsid="007c4563"/>
    </style:style>
    <style:style style:name="T66" style:family="text">
      <style:text-properties officeooo:rsid="007f6b04"/>
    </style:style>
    <style:style style:name="T67" style:family="text">
      <style:text-properties officeooo:rsid="00809fcb"/>
    </style:style>
    <style:style style:name="T68" style:family="text">
      <style:text-properties officeooo:rsid="0082766f"/>
    </style:style>
    <style:style style:name="T69" style:family="text">
      <style:text-properties officeooo:rsid="00857f34"/>
    </style:style>
    <style:style style:name="T70" style:family="text">
      <style:text-properties officeooo:rsid="0089d18d"/>
    </style:style>
    <style:style style:name="T71" style:family="text">
      <style:text-properties officeooo:rsid="008a6748"/>
    </style:style>
    <style:style style:name="T72" style:family="text">
      <style:text-properties officeooo:rsid="008c3322"/>
    </style:style>
    <style:style style:name="T73" style:family="text">
      <style:text-properties officeooo:rsid="008c6ffa"/>
    </style:style>
    <style:style style:name="T74" style:family="text">
      <style:text-properties officeooo:rsid="008db302"/>
    </style:style>
    <style:style style:name="T75" style:family="text">
      <style:text-properties officeooo:rsid="008eb92d"/>
    </style:style>
    <style:style style:name="T76" style:family="text">
      <style:text-properties officeooo:rsid="009037d2"/>
    </style:style>
    <style:style style:name="T77" style:family="text">
      <style:text-properties officeooo:rsid="00920c6c"/>
    </style:style>
    <style:style style:name="T78" style:family="text">
      <style:text-properties fo:font-size="12pt" style:font-size-asian="12pt" style:font-size-complex="12pt"/>
    </style:style>
    <style:style style:name="T79" style:family="text">
      <style:text-properties fo:font-size="12pt" fo:font-style="normal" officeooo:rsid="00a44c32" style:font-size-asian="12pt" style:font-style-asian="normal" style:font-size-complex="12pt" style:font-style-complex="normal"/>
    </style:style>
    <style:style style:name="T80" style:family="text">
      <style:text-properties officeooo:rsid="0093197d"/>
    </style:style>
    <style:style style:name="T81" style:family="text">
      <style:text-properties officeooo:rsid="00949430"/>
    </style:style>
    <style:style style:name="T82" style:family="text">
      <style:text-properties officeooo:rsid="00957099"/>
    </style:style>
    <style:style style:name="T83" style:family="text">
      <style:text-properties officeooo:rsid="009749df"/>
    </style:style>
    <style:style style:name="T84" style:family="text">
      <style:text-properties officeooo:rsid="0097c9a3"/>
    </style:style>
    <style:style style:name="T85" style:family="text">
      <style:text-properties officeooo:rsid="009833c0"/>
    </style:style>
    <style:style style:name="T86" style:family="text">
      <style:text-properties officeooo:rsid="00997dd6"/>
    </style:style>
    <style:style style:name="T87" style:family="text">
      <style:text-properties officeooo:rsid="009a8fc0"/>
    </style:style>
    <style:style style:name="T88" style:family="text">
      <style:text-properties officeooo:rsid="009e07d5"/>
    </style:style>
    <style:style style:name="T89" style:family="text">
      <style:text-properties officeooo:rsid="009f35ca"/>
    </style:style>
    <style:style style:name="T90" style:family="text">
      <style:text-properties officeooo:rsid="00a44c32"/>
    </style:style>
    <style:style style:name="T91" style:family="text">
      <style:text-properties officeooo:rsid="00a542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zh" number:country="CN">
      <number:number number:min-integer-digits="1"/>
    </number:number-style>
    <number:text-style style:name="N10100" number:language="zh" number:country="CN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0"/>
      <text:p text:style-name="P270">为个人笔记，上传防丢失</text:p>
      <text:p text:style-name="P1">学习书籍<text:span text:style-name="T91">：Linux命令行与shell脚本编程大全（第3版）</text:span></text:p>
      <text:p text:style-name="P1"/>
      <text:p text:style-name="P1"/>
      <text:p text:style-name="P271"/>
      <text:p text:style-name="P1"/>
      <text:p text:style-name="P1"/>
      <text:p text:style-name="P1">切换目录：</text:p>
      <text:p text:style-name="P1"><text:s/>cd /{path}</text:p>
      <text:p text:style-name="P1">./ <text:s/>当前目录</text:p>
      <text:p text:style-name="P1">../ 返回上一级目录</text:p>
      <text:p text:style-name="P1"/>
      <text:p text:style-name="P1">查看当前目录文件：</text:p>
      <text:p text:style-name="P1">ls </text:p>
      <text:p text:style-name="P1">-F:查看文件及目录（目录名/ <text:s text:c="2"/>可执行文件名*）</text:p>
      <text:p text:style-name="P1">-a:显示隐藏文件</text:p>
      <text:p text:style-name="P1">-<text:span text:style-name="T1">R:递归选项，显示当前目录及其子目录</text:span></text:p>
      <text:p text:style-name="P1">-l:列表格式输出<text:span text:style-name="T1">，包含文件的相关信息</text:span></text:p>
      <text:p text:style-name="P2">【文件类型（目录d\文件-/字符型文件c/块设备d）、权限、硬链接总数、属组组名、大小、上次修改时间<text:span text:style-name="T2">、文件名/目录名</text:span>】</text:p>
      <text:p text:style-name="P155">过滤器：ls -l {要查看的文件}<text:span text:style-name="T2">（*匹配多个字符/？匹配一个字符/[!char]排除字符）</text:span></text:p>
      <text:p text:style-name="P2"/>
      <text:p text:style-name="P3">处理文件：</text:p>
      <text:p text:style-name="P3">创建文件：touch {file_name}</text:p>
      <text:p text:style-name="P3">复制文件：cp <text:s/>{source} {destination}</text:p>
      <text:p text:style-name="P3"/>
      <text:p text:style-name="P4">链接文件：(类似快捷方式但是内容又不一样)</text:p>
      <text:p text:style-name="P4">ln -s {source} {link_name}</text:p>
      <text:p text:style-name="P4"/>
      <text:p text:style-name="P4">文件重命名/移动文件：mv {source_name/path} {destination_name/path}</text:p>
      <text:p text:style-name="P5">删除文件：rm -i {file_name}</text:p>
      <text:p text:style-name="P5">-i:提示是否删除信息</text:p>
      <text:p text:style-name="P156">-f:不提示</text:p>
      <text:p text:style-name="P5"/>
      <text:p text:style-name="P5">处理目录：</text:p>
      <text:p text:style-name="P5">创建目录：mkdir {dir_name}（-p 创建缺失的父目录）</text:p>
      <text:p text:style-name="P5">删除目录: <text:s text:c="2"/>rmdir {name} (-r 删除非空目录)</text:p>
      <text:p text:style-name="P156"/>
      <text:p text:style-name="P5"/>
      <text:p text:style-name="P6">查看文件内容：</text:p>
      <text:p text:style-name="P6">查看文件类型：file {name}</text:p>
      <text:p text:style-name="P7">查看整个文件：</text:p>
      <text:p text:style-name="P7"><text:span text:style-name="T3">1、</text:span>cat {name}(-n 所有行加上行号 <text:s/>/ <text:s/>-b 给文本行加上行号 <text:s/>-T 隐藏制表符) <text:s/>-<text:span text:style-name="T3">&gt;适用小文件</text:span></text:p>
      <text:p text:style-name="P8">2、more {name} <text:s/>-&gt;适用大文件（分页工具）</text:p>
      <text:p text:style-name="P8">3、less {name} <text:s text:c="3"/>-&gt;比more高级</text:p>
      <text:p text:style-name="P8"/>
      <text:p text:style-name="P8">查看部分文件:</text:p>
      <text:p text:style-name="P8"><text:soft-page-break/>tail <text:s/>{name} <text:s/>-&gt;显示文件最后10行</text:p>
      <text:p text:style-name="P8">-n num -&gt;显示最后n行</text:p>
      <text:p text:style-name="P8"/>
      <text:p text:style-name="P8">head {name} -&gt;显示文件头部10行</text:p>
      <text:p text:style-name="P5">-<text:span text:style-name="T3">nun -&gt;显示头部num行</text:span></text:p>
      <text:p text:style-name="P156"/>
      <text:p text:style-name="P5"/>
      <text:p text:style-name="P5"/>
      <text:p text:style-name="P5">探查进程：ps</text:p>
      <text:p text:style-name="P5"/>
      <text:p text:style-name="P9">实时监控进程：top</text:p>
      <text:p text:style-name="P5"/>
      <text:p text:style-name="P10">结束进程：</text:p>
      <text:p text:style-name="P10"><text:span text:style-name="T4">1、</text:span>kill {pid}</text:p>
      <text:p text:style-name="P9">-1 挂起</text:p>
      <text:p text:style-name="P9">-2 中断</text:p>
      <text:p text:style-name="P9">-3 结束运行</text:p>
      <text:p text:style-name="P9">-9 无条件终止</text:p>
      <text:p text:style-name="P9">-11 段错误</text:p>
      <text:p text:style-name="P9">-15 尽可能终止</text:p>
      <text:p text:style-name="P9">-17 无条件停止运行，但不终止</text:p>
      <text:p text:style-name="P9">-18 停止或暂停，但继续在后台运行</text:p>
      <text:p text:style-name="P9">-19 在stop或 tstp之后恢复执行</text:p>
      <text:p text:style-name="P9"/>
      <text:p text:style-name="P11">2、killall {通配符} 结束以类似『通配符』字段的进程</text:p>
      <text:p text:style-name="P157"/>
      <text:p text:style-name="P11"/>
      <text:p text:style-name="P11">检测磁盘空间：</text:p>
      <text:p text:style-name="P11"/>
      <text:p text:style-name="P11">挂载媒体：mount</text:p>
      <text:p text:style-name="P11">[设备文件名、挂载点、类型、访问状态]</text:p>
      <text:p text:style-name="P11"/>
      <text:p text:style-name="P11">卸载设备：umount</text:p>
      <text:p text:style-name="P11"/>
      <text:p text:style-name="P11">查看磁盘空间：df -<text:span text:style-name="T5">h (h</text:span> 使用户易读)</text:p>
      <text:p text:style-name="P11"/>
      <text:p text:style-name="P13">查看目录大小：du -h</text:p>
      <text:p text:style-name="P13"/>
      <text:p text:style-name="P158"/>
      <text:p text:style-name="P12"/>
      <text:p text:style-name="P13">处理数据文件：</text:p>
      <text:p text:style-name="P13">排序数据：</text:p>
      <text:p text:style-name="P13">默认按会话的默认语言的排序规则</text:p>
      <text:p text:style-name="P13">sort <text:span text:style-name="T6">{file} <text:s/></text:span></text:p>
      <text:p text:style-name="P13">-<text:span text:style-name="T6">n 告诉sort命令为数字</text:span></text:p>
      <text:p text:style-name="P13">-<text:span text:style-name="T6">M 月份</text:span></text:p>
      <text:p text:style-name="P13">-r 降序</text:p>
      <text:p text:style-name="P14">sort -t <text:s/>‘{风格符}’ -k {n} 以第n个字段作为排序</text:p>
      <text:p text:style-name="P14"/>
      <text:p text:style-name="P14"><text:soft-page-break/>搜索数据：</text:p>
      <text:p text:style-name="P14">grep {通配字段} {file}</text:p>
      <text:p text:style-name="P14">-<text:span text:style-name="T7">v 输出不匹配的字段行</text:span></text:p>
      <text:p text:style-name="P14">-n 输出匹配的行号</text:p>
      <text:p text:style-name="P14">-<text:span text:style-name="T7">e 多个匹配字段</text:span></text:p>
      <text:p text:style-name="P14">-c 输出有多少行匹配</text:p>
      <text:p text:style-name="P14"/>
      <text:p text:style-name="P15"/>
      <text:p text:style-name="P15">压缩数据：</text:p>
      <text:p text:style-name="P16">后缀: <text:s text:c="2"/>gz</text:p>
      <text:p text:style-name="P14">gzi<text:span text:style-name="T7">p：</text:span>压缩文件</text:p>
      <text:p text:style-name="P15">gzcat：查看压缩文件</text:p>
      <text:p text:style-name="P15">gunzip： 解压缩</text:p>
      <text:p text:style-name="P15"/>
      <text:p text:style-name="P15">归档数据<text:span text:style-name="T8">：tar</text:span></text:p>
      <text:p text:style-name="P16">后缀：tgz</text:p>
      <text:p text:style-name="P17">创建：tar -cvf {name.tar} dir1/ dir2/ …..</text:p>
      <text:p text:style-name="P17">解压：tar -zxvf {filename.tgz}</text:p>
      <text:p text:style-name="P17">-c 创建</text:p>
      <text:p text:style-name="P17">-r 追加文件到tar文件</text:p>
      <text:p text:style-name="P17">-t 列出tar文件的内容</text:p>
      <text:p text:style-name="P17">-x 提取文件</text:p>
      <text:p text:style-name="P17">-f 输出结果到文件或设备</text:p>
      <text:p text:style-name="P17">-v 在处理文件时显示文件</text:p>
      <text:p text:style-name="P17">-z 将输出重定向给gzip来压缩内容</text:p>
      <text:p text:style-name="P17"/>
      <text:p text:style-name="P159"/>
      <text:p text:style-name="P18"/>
      <text:p text:style-name="P18"/>
      <text:p text:style-name="P18">查看全局变量：</text:p>
      <text:p text:style-name="P18">1、env</text:p>
      <text:p text:style-name="P18">2、printenv</text:p>
      <text:p text:style-name="P18"/>
      <text:p text:style-name="P18">显示个别变量：</text:p>
      <text:p text:style-name="P18">1、printenv {value}</text:p>
      <text:p text:style-name="P18">2、echo ${value}</text:p>
      <text:p text:style-name="P18"/>
      <text:p text:style-name="P18">set命令：显示所有环境变量（局部，全局，用户自定义）</text:p>
      <text:p text:style-name="P18"/>
      <text:p text:style-name="P18">设置用户定义变量：</text:p>
      <text:p text:style-name="P18">my_variable=”{vule}”</text:p>
      <text:p text:style-name="P18"/>
      <text:p text:style-name="P19">设置全局变量：</text:p>
      <text:p text:style-name="P19">export ${<text:span text:style-name="T9">my_variable</text:span>}</text:p>
      <text:p text:style-name="P19"/>
      <text:p text:style-name="P19"/>
      <text:p text:style-name="P19">删除环境变量：</text:p>
      <text:p text:style-name="P19">unset {<text:span text:style-name="T9">my_variable</text:span>}</text:p>
      <text:p text:style-name="P160"/>
      <text:p text:style-name="P19"><text:soft-page-break/></text:p>
      <text:p text:style-name="P20">添加用户：useradd</text:p>
      <text:p text:style-name="P20"/>
      <text:p text:style-name="P20">删除用户： userdel（-r 删除用户的HOME目录）</text:p>
      <text:p text:style-name="P19"/>
      <text:p text:style-name="P19">修改用户<text:span text:style-name="T10">：usermod </text:span></text:p>
      <text:p text:style-name="P21">(-l 修改登陆名 / -L 锁定用户 / -p修改密码 / -U 解除用户锁定状态)</text:p>
      <text:p text:style-name="P21"/>
      <text:p text:style-name="P21">修改密码：passwd / chpasswd</text:p>
      <text:p text:style-name="P21"/>
      <text:p text:style-name="P21">修改特定用户信息 ：chsh / chfn /chage（管理用户的有效期）</text:p>
      <text:p text:style-name="P21"/>
      <text:p text:style-name="P21">创建组：groupadd</text:p>
      <text:p text:style-name="P21"/>
      <text:p text:style-name="P21">添加用户进组：usermod -G <text:s/>{group} {user}</text:p>
      <text:p text:style-name="P21"/>
      <text:p text:style-name="P22">修改组：groupmod<text:span text:style-name="T11">（-g {GID} / -n {group}）</text:span></text:p>
      <text:p text:style-name="P161"/>
      <text:p text:style-name="P22"/>
      <text:p text:style-name="P23">文件权限：</text:p>
      <text:p text:style-name="P23"/>
      <text:p text:style-name="P23">ls -l:</text:p>
      <text:p text:style-name="P23">drwxr-xr-x 2 root root 4096 4月 <text:s/>23 19:55 test1</text:p>
      <text:p text:style-name="P23"/>
      <text:p text:style-name="P23">文件类型：</text:p>
      <text:p text:style-name="P23">- 文件</text:p>
      <text:p text:style-name="P23">d 目录</text:p>
      <text:p text:style-name="P23">l 链接</text:p>
      <text:p text:style-name="P23">c 字符型设备</text:p>
      <text:p text:style-name="P23">b 块设备</text:p>
      <text:p text:style-name="P23">n 网络设备</text:p>
      <text:p text:style-name="P21"><text:s/></text:p>
      <text:p text:style-name="P21">访问<text:span text:style-name="T11">权限：</text:span></text:p>
      <text:p text:style-name="P21">r 可读</text:p>
      <text:p text:style-name="P21">w 可写</text:p>
      <text:p text:style-name="P21">x 可执行</text:p>
      <text:p text:style-name="P21"/>
      <text:p text:style-name="P19">权限属主<text:span text:style-name="T11">：</text:span></text:p>
      <text:p text:style-name="P23">rwxr-xr-x：『文件的属主-文件属组-系统上的其他人』</text:p>
      <text:p text:style-name="P23"/>
      <text:p text:style-name="P23">改变权限<text:span text:style-name="T12">：</text:span></text:p>
      <text:p text:style-name="P23">chmod </text:p>
      <text:p text:style-name="P24">（u 用户 / g 组 / o 其他 <text:s/>/ a 所有）</text:p>
      <text:p text:style-name="P24">（+ 在现有的基础上加权限 / - 在现有的基础上减权限）</text:p>
      <text:p text:style-name="P24">（<text:span text:style-name="T13">X / s <text:s/>/ t / u / g / o</text:span>）</text:p>
      <text:p text:style-name="P24"/>
      <text:p text:style-name="P25">改变所属关系：</text:p>
      <text:p text:style-name="P25">chown <text:s/>{group} {file}</text:p>
      <text:p text:style-name="P162"/>
      <text:p text:style-name="P25"><text:soft-page-break/></text:p>
      <text:p text:style-name="P25"/>
      <text:p text:style-name="P26">基于<text:span text:style-name="T14">Debian</text:span>安装软件：</text:p>
      <text:p text:style-name="P26">1、 aptitude i</text:p>
      <text:p text:style-name="P26">安装：aptitude nstall {appname]</text:p>
      <text:p text:style-name="P26">查找：aptitude search {appname] </text:p>
      <text:p text:style-name="P26">(p or v / I / v )</text:p>
      <text:p text:style-name="P26">包名前如果是i则说明已经安装到系统,p则没安装，v代表软件删除，配置文件还在</text:p>
      <text:p text:style-name="P26">更新：aptitude safe-upgrage </text:p>
      <text:p text:style-name="P26">更新所有软件包：aptitude full-upgrade / dist-upgrade</text:p>
      <text:p text:style-name="P26">卸载：</text:p>
      <text:p text:style-name="P26">1、删除软件不删除数据和配置：aptitude remove</text:p>
      <text:p text:style-name="P26">2、删除软件及其配置数据;aptitude purge</text:p>
      <text:p text:style-name="P26"/>
      <text:p text:style-name="P27">基于Red Hat系统安装软件;</text:p>
      <text:p text:style-name="P27"/>
      <text:p text:style-name="P27">列出已安装包：yum list installed &gt; installed_software</text:p>
      <text:p text:style-name="P27">(重定向到文件)</text:p>
      <text:p text:style-name="P27"/>
      <text:p text:style-name="P27">查看某个特定文件属于哪个软件: yum provides {filename}</text:p>
      <text:p text:style-name="P27"/>
      <text:p text:style-name="P27">安装软件：yum install {appname}</text:p>
      <text:p text:style-name="P27"/>
      <text:p text:style-name="P27">安装本地软件包;yum localinstall {appfile}</text:p>
      <text:p text:style-name="P27"/>
      <text:p text:style-name="P27">更新软件：</text:p>
      <text:p text:style-name="P27">查看已安装包可用更新：yum list updates</text:p>
      <text:p text:style-name="P27">更新特定包：yum update {appPackage}</text:p>
      <text:p text:style-name="P27">更新所有:yum update</text:p>
      <text:p text:style-name="P27"/>
      <text:p text:style-name="P27">卸载软件:</text:p>
      <text:p text:style-name="P27">1、仅仅删除软件：yum remove {appname}</text:p>
      <text:p text:style-name="P27">2、删除软件及其配置文件：yum erase {appname}</text:p>
      <text:p text:style-name="P27"/>
      <text:p text:style-name="P28">处理损坏的包依赖关系;</text:p>
      <text:p text:style-name="P29">yum clean all</text:p>
      <text:p text:style-name="P29">yum update</text:p>
      <text:p text:style-name="P29">(清理错误文件后重新更新)</text:p>
      <text:p text:style-name="P163"/>
      <text:p text:style-name="P29"/>
      <text:p text:style-name="P29">编辑器：</text:p>
      <text:p text:style-name="P30">VIM:</text:p>
      <text:p text:style-name="P31">h:左移一位字符</text:p>
      <text:p text:style-name="P31">l:右移一位字符</text:p>
      <text:p text:style-name="P31">j:下移一行</text:p>
      <text:p text:style-name="P31">k:上移一行</text:p>
      <text:p text:style-name="P31"/>
      <text:p text:style-name="P31">G：最后一行</text:p>
      <text:p text:style-name="P31">gg:第一行</text:p>
      <text:p text:style-name="P31"><text:soft-page-break/>n G：移到第n行</text:p>
      <text:p text:style-name="P31"/>
      <text:p text:style-name="P31">x：删除光标位置的字符</text:p>
      <text:p text:style-name="P31">dd:删除光标所在行的所有字符</text:p>
      <text:p text:style-name="P31">dw :删除光标所在位置的单词</text:p>
      <text:p text:style-name="P31">J：删除换行符</text:p>
      <text:p text:style-name="P31"/>
      <text:p text:style-name="P31">a:在光标后追加字符</text:p>
      <text:p text:style-name="P31">A：在光标所在行后添加字符</text:p>
      <text:p text:style-name="P33"><text:s/>i:在光标前追加字符</text:p>
      <text:p text:style-name="P33"/>
      <text:p text:style-name="P33">u ：撤销</text:p>
      <text:p text:style-name="P33"/>
      <text:p text:style-name="P33">剪切：dd后p粘贴</text:p>
      <text:p text:style-name="P33">复制：</text:p>
      <text:p text:style-name="P33">yw:复制一个单词</text:p>
      <text:p text:style-name="P33">y$:复制一行</text:p>
      <text:p text:style-name="P33">粘贴：p</text:p>
      <text:p text:style-name="P33"/>
      <text:p text:style-name="P33">Nano编辑器</text:p>
      <text:p text:style-name="P33">Emacs编辑器</text:p>
      <text:p text:style-name="P36">GNOME编辑器（gedit）</text:p>
      <text:p text:style-name="P164"/>
      <text:p text:style-name="P33"/>
      <text:p text:style-name="P37">简单脚本建立：</text:p>
      <text:p text:style-name="P37"/>
      <text:p text:style-name="P37">首部加入： #!/bin/bash</text:p>
      <text:p text:style-name="P37">赋予执行权限：chmod u+x {shellfile}</text:p>
      <text:p text:style-name="P37"/>
      <text:p text:style-name="P38">输出文本：echo</text:p>
      <text:p text:style-name="P38">输出文本和命令同行：echo -n</text:p>
      <text:p text:style-name="P38">脚本自定义变量：var=value <text:s/>(变量，等号和值之间不能有空格 ) <text:s/></text:p>
      <text:p text:style-name="P38">引用变量：${var}</text:p>
      <text:p text:style-name="P39">将命令的结果赋值给变量： var=’date’ / var=$(date)</text:p>
      <text:p text:style-name="P39"/>
      <text:p text:style-name="P39">输出重定向：</text:p>
      <text:p text:style-name="P39">将命令的输出发送到一个文件中：command &gt; outputFile</text:p>
      <text:p text:style-name="P39"/>
      <text:p text:style-name="P40">输入重定向：</text:p>
      <text:p text:style-name="P40">将文件的内容重定向到命令：<text:span text:style-name="T15">command </text:span>&lt;<text:span text:style-name="T15"> </text:span>in<text:span text:style-name="T15">putFile</text:span></text:p>
      <text:p text:style-name="P40"/>
      <text:p text:style-name="P40">管道：两个命令同时执行，<text:span text:style-name="T15">command</text:span>1执行输出的同时将输出送给<text:span text:style-name="T15">command</text:span>2，中间不会用到任何中间文件或缓存区</text:p>
      <text:p text:style-name="P40"><text:span text:style-name="T15">command</text:span>1 | <text:s/><text:span text:style-name="T15">command</text:span>2</text:p>
      <text:p text:style-name="P40"/>
      <text:p text:style-name="P40">执行数学运算:</text:p>
      <text:p text:style-name="P41">1、expr </text:p>
      <text:list xml:id="list1938898713" text:style-name="L1">
        <text:list-item>
          <text:p text:style-name="P212">num1 | num2 如果num1既不是null或零值，返回num1,否则返回num2</text:p>
        </text:list-item>
        <text:list-item>
          <text:p text:style-name="P212">num1 &amp; num2 <text:s/>如果没有参数是null或者0，返回num1，否则返回0</text:p>
        </text:list-item>
        <text:list-item>
          <text:p text:style-name="P212"><text:soft-page-break/>num1 &lt; num2 如果num1&lt; num2 返回1，否则返回0</text:p>
        </text:list-item>
        <text:list-item>
          <text:p text:style-name="P212">…（&lt;= / = <text:s/>/ != / &gt; / &gt;= ）</text:p>
        </text:list-item>
        <text:list-item>
          <text:p text:style-name="P212">返回结果（+ - * / %）</text:p>
        </text:list-item>
        <text:list-item>
          <text:p text:style-name="P212">length str 返回str长度</text:p>
        </text:list-item>
        <text:list-item>
          <text:p text:style-name="P212">index str ch 返回ch在str的位置，否则0</text:p>
        </text:list-item>
        <text:list-item>
          <text:p text:style-name="P212">注意：运算符号要加入反斜杠转义</text:p>
        </text:list-item>
      </text:list>
      <text:p text:style-name="P41"/>
      <text:p text:style-name="P41"/>
      <text:p text:style-name="P42">2、使用方括号：<text:span text:style-name="T16">$</text:span>[{数学表达式}] <text:s text:c="2"/><text:span text:style-name="T16">(在shell文件中使用)</text:span></text:p>
      <text:p text:style-name="P41"/>
      <text:p text:style-name="P43">浮点解决方案：<text:span text:style-name="T17">bc计算器</text:span></text:p>
      <text:p text:style-name="P43">在脚本中使用bc<text:span text:style-name="T17">：</text:span></text:p>
      <text:p text:style-name="P44"><text:span text:style-name="T17">v</text:span>ar<text:span text:style-name="T17">=$(echo “scale={保留位数}; expression” | bc)</text:span></text:p>
      <text:p text:style-name="P45">例如：var=$(echo “scale=4;3.44 / 5” | bc)</text:p>
      <text:p text:style-name="P45">scale:保留位数</text:p>
      <text:p text:style-name="P45"/>
      <text:p text:style-name="P45">退出脚本<text:span text:style-name="T18">：</text:span></text:p>
      <text:p text:style-name="P45">退出状态码<text:span text:style-name="T18">：0-255的整数值</text:span></text:p>
      <text:p text:style-name="P45"/>
      <text:list xml:id="list2660418195" text:style-name="L2">
        <text:list-item>
          <text:p text:style-name="P213">0:命令成功结束</text:p>
        </text:list-item>
        <text:list-item>
          <text:p text:style-name="P213">1：一般性未知错误</text:p>
        </text:list-item>
        <text:list-item>
          <text:p text:style-name="P213">2：不适合的shell命令</text:p>
        </text:list-item>
        <text:list-item>
          <text:p text:style-name="P213">126：命令不可执行</text:p>
        </text:list-item>
        <text:list-item>
          <text:p text:style-name="P213">127：没找到命令</text:p>
        </text:list-item>
        <text:list-item>
          <text:p text:style-name="P213">128：无效的退出参数</text:p>
        </text:list-item>
        <text:list-item>
          <text:p text:style-name="P213">128+x ：与linu信号x相关的严重错误</text:p>
        </text:list-item>
        <text:list-item>
          <text:p text:style-name="P213">130 ： 通过ctrl+c终止</text:p>
        </text:list-item>
        <text:list-item>
          <text:p text:style-name="P213">255：正常范围之外的退出状态码</text:p>
        </text:list-item>
      </text:list>
      <text:p text:style-name="P46"/>
      <text:p text:style-name="P46">定义退出：exit命令</text:p>
      <text:p text:style-name="P165"/>
      <text:p text:style-name="P34"/>
      <text:p text:style-name="P35">结构化命令：</text:p>
      <text:p text:style-name="P35"><text:span text:style-name="T20">1、</text:span>if- then语句：</text:p>
      <text:list xml:id="list2857706915" text:style-name="L3">
        <text:list-item>
          <text:p text:style-name="P214"><text:s/><text:span text:style-name="T19">if command1</text:span></text:p>
        </text:list-item>
        <text:list-item>
          <text:p text:style-name="P214"><text:s text:c="2"/><text:span text:style-name="T19">then command2</text:span></text:p>
        </text:list-item>
        <text:list-item>
          <text:p text:style-name="P216">fi</text:p>
        </text:list-item>
        <text:list-item>
          <text:p text:style-name="P217">如果command1执行结束，则执行command2，fi表示结束</text:p>
          <text:p text:style-name="P217"/>
        </text:list-item>
      </text:list>
      <text:p text:style-name="P48">2、<text:span text:style-name="T19">if-then-else语句：</text:span></text:p>
      <text:list xml:id="list715459816" text:style-name="L4">
        <text:list-item>
          <text:p text:style-name="P218">if command1</text:p>
        </text:list-item>
        <text:list-item>
          <text:p text:style-name="P218"><text:s text:c="4"/>then command2</text:p>
        </text:list-item>
        <text:list-item>
          <text:p text:style-name="P218">else </text:p>
        </text:list-item>
        <text:list-item>
          <text:p text:style-name="P218"><text:s text:c="4"/>command3</text:p>
        </text:list-item>
        <text:list-item>
          <text:p text:style-name="P218">fi</text:p>
        </text:list-item>
        <text:list-item>
          <text:p text:style-name="P218">如果command1执行结束，则执行command2</text:p>
        </text:list-item>
        <text:list-item>
          <text:p text:style-name="P218">如果command1执行异常，则执行command3</text:p>
        </text:list-item>
      </text:list>
      <text:p text:style-name="P48">3、if-then-elif-then</text:p>
      <text:list xml:id="list578212609" text:style-name="L5">
        <text:list-item>
          <text:p text:style-name="P220">if <text:span text:style-name="T19">command1</text:span></text:p>
        </text:list-item>
        <text:list-item>
          <text:p text:style-name="P220"><text:soft-page-break/><text:s text:c="2"/>then <text:span text:style-name="T19">command</text:span>2</text:p>
        </text:list-item>
        <text:list-item>
          <text:p text:style-name="P220">elif <text:span text:style-name="T19">command</text:span>3</text:p>
        </text:list-item>
        <text:list-item>
          <text:p text:style-name="P220"><text:s text:c="2"/>then <text:span text:style-name="T19">command</text:span>4</text:p>
        </text:list-item>
        <text:list-item>
          <text:p text:style-name="P221">fi</text:p>
        </text:list-item>
        <text:list-item>
          <text:p text:style-name="P219">如果command1执行结束，则执行command2</text:p>
        </text:list-item>
        <text:list-item>
          <text:p text:style-name="P220"><text:span text:style-name="T19">如果command</text:span>3<text:span text:style-name="T19">执行异常，则执行command</text:span>4</text:p>
        </text:list-item>
      </text:list>
      <text:p text:style-name="P48"/>
      <text:p text:style-name="P48"/>
      <text:p text:style-name="P48"/>
      <text:p text:style-name="P49">test命令：</text:p>
      <text:p text:style-name="P49">tset condition</text:p>
      <text:p text:style-name="P49">condition成立，则test返回状态码0</text:p>
      <text:p text:style-name="P47"/>
      <text:p text:style-name="P31">if <text:span text:style-name="T21">test condition</text:span></text:p>
      <text:p text:style-name="P31"><text:s text:c="2"/><text:span text:style-name="T21">then conmand</text:span></text:p>
      <text:p text:style-name="P31">fi</text:p>
      <text:p text:style-name="P49">如果conditoin成立，则执行command</text:p>
      <text:p text:style-name="P31"/>
      <text:p text:style-name="P31">也可以用方括号<text:span text:style-name="T21">[]代替test命令</text:span>：</text:p>
      <text:p text:style-name="P32">if <text:span text:style-name="T21">[condition] </text:span></text:p>
      <text:p text:style-name="P32"><text:s text:c="2"/><text:span text:style-name="T21">then conmand</text:span></text:p>
      <text:p text:style-name="P32">fi</text:p>
      <text:p text:style-name="P166"/>
      <text:p text:style-name="P32"/>
      <text:p text:style-name="P32">数值比较：</text:p>
      <text:p text:style-name="P32"/>
      <text:list xml:id="list234447135" text:style-name="L6">
        <text:list-item>
          <text:p text:style-name="P215">n -<text:span text:style-name="T22">eq m：n==m</text:span></text:p>
        </text:list-item>
        <text:list-item>
          <text:p text:style-name="P222">n -ge m: <text:s/>n&gt;=m</text:p>
        </text:list-item>
        <text:list-item>
          <text:p text:style-name="P222">n -gt m: <text:s/>n&gt; m</text:p>
        </text:list-item>
        <text:list-item>
          <text:p text:style-name="P222">n -le m: <text:s/>n&lt;=m </text:p>
        </text:list-item>
        <text:list-item>
          <text:p text:style-name="P222">n -lt m: <text:s/>n&lt;m</text:p>
        </text:list-item>
        <text:list-item>
          <text:p text:style-name="P222">n -ne m <text:s/>n!=m</text:p>
        </text:list-item>
      </text:list>
      <text:p text:style-name="P50"/>
      <text:p text:style-name="P51">字符串比较：</text:p>
      <text:p text:style-name="P51"/>
      <text:list xml:id="list2233748946" text:style-name="L7">
        <text:list-item>
          <text:p text:style-name="P223">str1 =str2</text:p>
        </text:list-item>
        <text:list-item>
          <text:p text:style-name="P223">str 1 != str2</text:p>
        </text:list-item>
        <text:list-item>
          <text:p text:style-name="P223">str1 &lt; str2</text:p>
        </text:list-item>
        <text:list-item>
          <text:p text:style-name="P223">str1 &gt; str2</text:p>
        </text:list-item>
        <text:list-item>
          <text:p text:style-name="P223">-n str : 检查str的长度是否为<text:span text:style-name="T23">非</text:span>0</text:p>
        </text:list-item>
        <text:list-item>
          <text:p text:style-name="P223">-z str ：检查str的长度是否为0</text:p>
        </text:list-item>
      </text:list>
      <text:p text:style-name="P52">注意：‘&lt;’ <text:s/>or <text:s/>‘&gt;’ shell 会当作重定向符号 把字符串当文件，需要转义‘\&gt;’ ‘\&lt;’</text:p>
      <text:p text:style-name="P52"/>
      <text:p text:style-name="P52">文件比较：</text:p>
      <text:list xml:id="list2458764189" text:style-name="L8">
        <text:list-item>
          <text:p text:style-name="P224">-d file：检查是否存在并是一个目录</text:p>
        </text:list-item>
        <text:list-item>
          <text:p text:style-name="P224">-e file：检查是否存在</text:p>
        </text:list-item>
        <text:list-item>
          <text:p text:style-name="P224">-f file：检查是否存在并是一个文件</text:p>
        </text:list-item>
        <text:list-item>
          <text:p text:style-name="P224">-r file：检查是否可读</text:p>
        </text:list-item>
        <text:list-item>
          <text:p text:style-name="P224">-s file：检查是否非空</text:p>
        </text:list-item>
        <text:list-item>
          <text:p text:style-name="P224">-w file：检查是否可写</text:p>
        </text:list-item>
        <text:list-item>
          <text:p text:style-name="P224"><text:soft-page-break/>-o file：检查是否存在在并属当前用户所有</text:p>
        </text:list-item>
        <text:list-item>
          <text:p text:style-name="P224">-G file：检查是否存在并属当前组与当前用户相同</text:p>
        </text:list-item>
        <text:list-item>
          <text:p text:style-name="P224">file1 -nt file2 ：file1是否比file2新</text:p>
        </text:list-item>
        <text:list-item>
          <text:p text:style-name="P224">file1 -ot file2：file1是否比file2旧</text:p>
        </text:list-item>
      </text:list>
      <text:p text:style-name="P52"/>
      <text:p text:style-name="P52">复合条件测试<text:span text:style-name="T26">：&amp;&amp; <text:s text:c="3"/>| |</text:span></text:p>
      <text:p text:style-name="P55">if [ condition1 ] <text:s/>&amp;&amp; [ condition2 ] <text:s/>: <text:s/>两个条件都满足才执行then</text:p>
      <text:p text:style-name="P55">if [ condition1 ] <text:s/>| | [ condition2 ] <text:s/>:任意一个条件满足即可执行then</text:p>
      <text:p text:style-name="P55"/>
      <text:p text:style-name="P55">使用双括号<text:span text:style-name="T27">：</text:span></text:p>
      <text:p text:style-name="P56">【【 expression 】】:匹配模式</text:p>
      <text:p text:style-name="P56">[ [ str == s* <text:s/>] ] <text:s/>(==将右边字符串（s*）视为一个模式进行匹配)</text:p>
      <text:p text:style-name="P56"/>
      <text:p text:style-name="P56">case命令：</text:p>
      <text:p text:style-name="P56">case var in </text:p>
      <text:p text:style-name="P57">pattern1 | pattern2<text:span text:style-name="T23">) </text:span>command1<text:span text:style-name="T23">;;</text:span></text:p>
      <text:p text:style-name="P57"><text:span text:style-name="T28">*</text:span><text:span text:style-name="T23">) <text:s/></text:span><text:span text:style-name="T28">command3</text:span><text:span text:style-name="T23">;;</text:span></text:p>
      <text:p text:style-name="P58">easc</text:p>
      <text:p text:style-name="P167"/>
      <text:p text:style-name="P61"/>
      <text:p text:style-name="P61"/>
      <text:p text:style-name="P53">for命令：</text:p>
      <text:p text:style-name="P53">for <text:span text:style-name="T30">var in list</text:span></text:p>
      <text:p text:style-name="P66">do </text:p>
      <text:p text:style-name="P66"><text:s text:c="5"/>command</text:p>
      <text:p text:style-name="P66">done</text:p>
      <text:p text:style-name="P66"/>
      <text:p text:style-name="P68">取值：</text:p>
      <text:p text:style-name="P54">for <text:span text:style-name="T30">var in list</text:span></text:p>
      <text:p text:style-name="P67">do </text:p>
      <text:p text:style-name="P67"><text:s text:c="5"/><text:span text:style-name="T31">$v</text:span>ar</text:p>
      <text:p text:style-name="P67">done</text:p>
      <text:p text:style-name="P67"/>
      <text:p text:style-name="P68">读取文件目录：</text:p>
      <text:p text:style-name="P68">for file in {path/*}</text:p>
      <text:p text:style-name="P68">do</text:p>
      <text:p text:style-name="P68"><text:s text:c="2"/>commands</text:p>
      <text:p text:style-name="P68">done</text:p>
      <text:p text:style-name="P68"/>
      <text:p text:style-name="P68">C语言风格的for命令：</text:p>
      <text:p text:style-name="P68">for ((i=0;i&lt;10;i++))</text:p>
      <text:p text:style-name="P68"/>
      <text:p text:style-name="P69">while命令：</text:p>
      <text:p text:style-name="P69">while test command <text:s/>或者 [ {数学表达式} ]</text:p>
      <text:p text:style-name="P69">do </text:p>
      <text:p text:style-name="P69"><text:s text:c="4"/>commands</text:p>
      <text:p text:style-name="P69">done</text:p>
      <text:p text:style-name="P69"/>
      <text:p text:style-name="P69">until命令：</text:p>
      <text:p text:style-name="P69">until test command <text:s/>/ [ {数学表达式} ]</text:p>
      <text:p text:style-name="P69"><text:soft-page-break/>do</text:p>
      <text:p text:style-name="P69"><text:s text:c="4"/>commands</text:p>
      <text:p text:style-name="P69">done</text:p>
      <text:p text:style-name="P69"/>
      <text:p text:style-name="P70">定义FIS=$’\n’分隔府</text:p>
      <text:p text:style-name="P70">FIS=: (用换行代替‘：’字符)</text:p>
      <text:p text:style-name="P70"/>
      <text:p text:style-name="P70">遍历文件：</text:p>
      <text:p text:style-name="P70">例子：</text:p>
      <text:p text:style-name="P70"><text:span text:style-name="T32">IFS</text:span>=$’\n’</text:p>
      <text:p text:style-name="P70">for colum in $(cat /etc/passswd)</text:p>
      <text:p text:style-name="P70">do <text:s/></text:p>
      <text:p text:style-name="P71"><text:s text:c="5"/><text:span text:style-name="T32">IFS</text:span>=:</text:p>
      <text:p text:style-name="P70"><text:s text:c="5"/>for value in $colum</text:p>
      <text:p text:style-name="P70"><text:s text:c="5"/>do <text:s/></text:p>
      <text:p text:style-name="P70"><text:s text:c="10"/>echo “ <text:s text:c="3"/>$value”</text:p>
      <text:p text:style-name="P70"><text:s text:c="6"/>done</text:p>
      <text:p text:style-name="P70">done</text:p>
      <text:p text:style-name="P70"/>
      <text:p text:style-name="P70">跳出循环：break</text:p>
      <text:p text:style-name="P70">break n:跳出n级循环</text:p>
      <text:p text:style-name="P70"/>
      <text:p text:style-name="P70">终止某次循环中的命令，执行下次循环：continue</text:p>
      <text:p text:style-name="P70"/>
      <text:p text:style-name="P70">处理循环输出：</text:p>
      <text:p text:style-name="P70">将输出重定向到文件：</text:p>
      <text:p text:style-name="P70">for var in list</text:p>
      <text:p text:style-name="P70">do </text:p>
      <text:p text:style-name="P70"><text:s text:c="4"/>command</text:p>
      <text:p text:style-name="P70">done &gt; file</text:p>
      <text:p text:style-name="P168"/>
      <text:p text:style-name="P70"/>
      <text:p text:style-name="P70"/>
      <text:p text:style-name="P72">传递输入：</text:p>
      <text:p text:style-name="P72"><text:span text:style-name="T33">1、</text:span>./{shellFile} parameters</text:p>
      <text:p text:style-name="P73"><text:span text:style-name="T33">2、</text:span>bash <text:s/>shellFile parameters</text:p>
      <text:p text:style-name="P72">在脚本引用输入：</text:p>
      <text:p text:style-name="P72">$0 :表示程序名：./shellfile <text:s/><text:span text:style-name="T33">(脚本路径)</text:span></text:p>
      <text:p text:style-name="P72">$1: 第一个输入</text:p>
      <text:p text:style-name="P72">$2...n:以此类推</text:p>
      <text:p text:style-name="P72">注意：</text:p>
      <text:p text:style-name="P72">如果参数有空格，需要用单/双引号</text:p>
      <text:p text:style-name="P72">参数超过10个，引用需要括号 如: ${10}</text:p>
      <text:p text:style-name="P75">引用参数要判断是否存在 ‘-n <text:s/>$num‘ <text:s text:c="250"/></text:p>
      <text:p text:style-name="P72"/>
      <text:p text:style-name="P72">在脚本路径中剥离文件名<text:span text:style-name="T33">：</text:span></text:p>
      <text:p text:style-name="P74">$(basename $0)</text:p>
      <text:p text:style-name="P77"/>
      <text:p text:style-name="P75">获取参数总数：$#</text:p>
      <text:p text:style-name="P76"><text:soft-page-break/>获取最后一个元素 ${!#}</text:p>
      <text:p text:style-name="P76">获取所有元素：$* <text:s/>or <text:s/>$@</text:p>
      <text:p text:style-name="P76">遍历元素：</text:p>
      <text:p text:style-name="P76">fo<text:span text:style-name="T35">r param in $* <text:s/>/ $@</text:span></text:p>
      <text:p text:style-name="P78"/>
      <text:p text:style-name="P79">移动数据：shift n (不填默认移动一个，否则移动n个)</text:p>
      <text:p text:style-name="P79">例如：$3会移动到$2，$2移动到$1，而$1会被删除<text:span text:style-name="T37">0</text:span></text:p>
      <text:p text:style-name="P80"><text:s/><text:span text:style-name="T36">while [ -n “$1” ]</text:span></text:p>
      <text:p text:style-name="P81">do </text:p>
      <text:p text:style-name="P81"><text:s text:c="5"/>case “$1” in </text:p>
      <text:p text:style-name="P81"><text:s text:c="15"/>a) echo a;;</text:p>
      <text:p text:style-name="P81"><text:s text:c="14"/>b) echo b;;</text:p>
      <text:p text:style-name="P81"><text:s text:c="14"/>*) echo *;;</text:p>
      <text:p text:style-name="P81"><text:s text:c="7"/>easc</text:p>
      <text:p text:style-name="P81"><text:s text:c="6"/>shift</text:p>
      <text:p text:style-name="P81">done</text:p>
      <text:p text:style-name="P81"/>
      <text:p text:style-name="P170"/>
      <text:p text:style-name="P81"/>
      <text:p text:style-name="P81"/>
      <text:p text:style-name="P82">getopt命令:</text:p>
      <text:p text:style-name="P82">getopt optString parameters</text:p>
      <text:p text:style-name="P82">例如：</text:p>
      <text:p text:style-name="P82">getopt ab:cd -ab str1 -cd str3 str2</text:p>
      <text:p text:style-name="P82">→ -a -b str1 -c -d str3 str2</text:p>
      <text:p text:style-name="P82">解释：（ab:cd）定义了4个选项 （：）放在b后面表示 b后面要接收一个参数，随后便进行解析</text:p>
      <text:p text:style-name="P82">在脚本中使用getopt命令</text:p>
      <text:p text:style-name="P82">set – $(getopt -q {optString} “$@”)</text:p>
      <text:p text:style-name="P82"><text:s text:c="2"/>-<text:span text:style-name="T39">q:忽略错误信息</text:span></text:p>
      <text:p text:style-name="P84">示例：</text:p>
      <text:list xml:id="list2166288052" text:style-name="L9">
        <text:list-item>
          <text:p text:style-name="P225">bash shell.sh -ab text -cd test1 test2</text:p>
        </text:list-item>
      </text:list>
      <text:p text:style-name="P84">代码：</text:p>
      <text:list xml:id="list2190798443" text:style-name="L10">
        <text:list-item>
          <text:p text:style-name="P226">set -- $(getopt -q <text:s/>ab:cd "$@")</text:p>
        </text:list-item>
        <text:list-item>
          <text:p text:style-name="P226">while [ -n "$1" ]</text:p>
        </text:list-item>
        <text:list-item>
          <text:p text:style-name="P226">do</text:p>
        </text:list-item>
        <text:list-item>
          <text:p text:style-name="P226"><text:s text:c="2"/>case "$1" in</text:p>
        </text:list-item>
        <text:list-item>
          <text:p text:style-name="P226"><text:s text:c="4"/>-a) echo "fond a";;</text:p>
        </text:list-item>
        <text:list-item>
          <text:p text:style-name="P226"><text:s text:c="4"/>-b) echo "found b"</text:p>
        </text:list-item>
        <text:list-item>
          <text:p text:style-name="P226"><text:tab/> <text:s text:c="4"/>echo "param=$2"</text:p>
        </text:list-item>
        <text:list-item>
          <text:p text:style-name="P226"><text:tab/> <text:s text:c="4"/>shift;;</text:p>
        </text:list-item>
        <text:list-item>
          <text:p text:style-name="P226"><text:s text:c="4"/>-c) echo "found c";;</text:p>
        </text:list-item>
        <text:list-item>
          <text:p text:style-name="P226"><text:s text:c="4"/>-d) echo "found -d";;</text:p>
        </text:list-item>
        <text:list-item>
          <text:p text:style-name="P226"><text:s text:c="4"/>--) shift</text:p>
        </text:list-item>
        <text:list-item>
          <text:p text:style-name="P226"><text:tab/>break;;</text:p>
        </text:list-item>
        <text:list-item>
          <text:p text:style-name="P226"><text:s text:c="4"/>*) echo "$1 not found";;</text:p>
        </text:list-item>
        <text:list-item>
          <text:p text:style-name="P226"><text:s text:c="2"/>esac</text:p>
        </text:list-item>
        <text:list-item>
          <text:p text:style-name="P226"><text:s text:c="2"/>shift</text:p>
        </text:list-item>
        <text:list-item>
          <text:p text:style-name="P226"><text:s/>done</text:p>
        </text:list-item>
        <text:list-item>
          <text:p text:style-name="P226"><text:s/>for var in $@</text:p>
        </text:list-item>
        <text:list-item>
          <text:p text:style-name="P226"><text:soft-page-break/>do</text:p>
        </text:list-item>
        <text:list-item>
          <text:p text:style-name="P226"><text:s text:c="2"/>echo "$var"</text:p>
        </text:list-item>
        <text:list-item>
          <text:p text:style-name="P226">done</text:p>
        </text:list-item>
      </text:list>
      <text:p text:style-name="P76">结果<text:span text:style-name="T38">：</text:span></text:p>
      <text:list xml:id="list987138476" text:style-name="L11">
        <text:list-item>
          <text:p text:style-name="P227">fond a</text:p>
        </text:list-item>
        <text:list-item>
          <text:p text:style-name="P227">found b</text:p>
        </text:list-item>
        <text:list-item>
          <text:p text:style-name="P227">param='text'</text:p>
        </text:list-item>
        <text:list-item>
          <text:p text:style-name="P227">found c</text:p>
        </text:list-item>
        <text:list-item>
          <text:p text:style-name="P227">found -d</text:p>
        </text:list-item>
        <text:list-item>
          <text:p text:style-name="P227">'test1'</text:p>
        </text:list-item>
        <text:list-item>
          <text:p text:style-name="P227">'test2'</text:p>
        </text:list-item>
      </text:list>
      <text:p text:style-name="P76"/>
      <text:p text:style-name="P76">get<text:span text:style-name="T38">opt命令不能处理带双引号和双引号中的带有空格的参数</text:span></text:p>
      <text:p text:style-name="P171"/>
      <text:p text:style-name="P76"/>
      <text:p text:style-name="P76"/>
      <text:p text:style-name="P76">getopts命令<text:span text:style-name="T38">：</text:span></text:p>
      <text:p text:style-name="P83">格式<text:span text:style-name="T39">：</text:span>getopts optString parameters</text:p>
      <text:p text:style-name="P83">忽略错误信息<text:span text:style-name="T39">：{：</text:span>optString<text:span text:style-name="T39">}在 </text:span>optString前加<text:span text:style-name="T39">（：）</text:span></text:p>
      <text:list xml:id="list4089963490" text:style-name="L12">
        <text:list-item>
          <text:p text:style-name="P230">bash testGetopts.sh -ab text -c</text:p>
        </text:list-item>
      </text:list>
      <text:p text:style-name="P85">代码：</text:p>
      <text:list xml:id="list4220190562" text:style-name="L13">
        <text:list-item>
          <text:p text:style-name="P228">while getopts :ab:c opt</text:p>
        </text:list-item>
        <text:list-item>
          <text:p text:style-name="P228">do</text:p>
        </text:list-item>
        <text:list-item>
          <text:p text:style-name="P228"><text:s text:c="2"/>case "$opt" in</text:p>
        </text:list-item>
        <text:list-item>
          <text:p text:style-name="P228"><text:s text:c="4"/>a) echo a;;</text:p>
        </text:list-item>
        <text:list-item>
          <text:p text:style-name="P228"><text:s text:c="4"/>b) echo "b with vale <text:s/>$OPTARG";;</text:p>
        </text:list-item>
        <text:list-item>
          <text:p text:style-name="P228"><text:s text:c="4"/>c) echo c;;</text:p>
        </text:list-item>
        <text:list-item>
          <text:p text:style-name="P228"><text:s text:c="4"/>*) echo "$opt";;</text:p>
        </text:list-item>
        <text:list-item>
          <text:p text:style-name="P228"><text:s text:c="3"/>esac</text:p>
        </text:list-item>
        <text:list-item>
          <text:p text:style-name="P228">done</text:p>
        </text:list-item>
        <text:list-item>
          <text:p text:style-name="P228">shift $[ $OPTIND-1 ]</text:p>
        </text:list-item>
        <text:list-item>
          <text:p text:style-name="P228">for param in $@</text:p>
        </text:list-item>
        <text:list-item>
          <text:p text:style-name="P228">do</text:p>
        </text:list-item>
        <text:list-item>
          <text:p text:style-name="P228"><text:s text:c="2"/>echo "$param"</text:p>
        </text:list-item>
        <text:list-item>
          <text:p text:style-name="P228">done<text:tab/></text:p>
        </text:list-item>
      </text:list>
      <text:p text:style-name="P76">结果<text:span text:style-name="T40">：</text:span></text:p>
      <text:list xml:id="list3233516574" text:style-name="L14">
        <text:list-item>
          <text:p text:style-name="P229">a</text:p>
        </text:list-item>
        <text:list-item>
          <text:p text:style-name="P229">b with vale <text:s/>text</text:p>
        </text:list-item>
        <text:list-item>
          <text:p text:style-name="P229">c</text:p>
        </text:list-item>
        <text:list-item>
          <text:p text:style-name="P229">text1</text:p>
        </text:list-item>
        <text:list-item>
          <text:p text:style-name="P229">text2</text:p>
        </text:list-item>
      </text:list>
      <text:p text:style-name="P85">getopts中参数后带的值由$ <text:span text:style-name="T34">OPTARG</text:span></text:p>
      <text:p text:style-name="P86">$OPTIND来保存正在处理的参数位置</text:p>
      <text:p text:style-name="P169"/>
      <text:p text:style-name="P86"/>
      <text:p text:style-name="P86"/>
      <text:p text:style-name="P86"/>
      <text:p text:style-name="P86">选项标准化：</text:p>
      <table:table table:name="常用linux命令选项" table:style-name="常用linux命令选项">
        <table:table-column table:style-name="常用linux命令选项.A"/>
        <table:table-column table:style-name="常用linux命令选项.B"/>
        <table:table-row>
          <table:table-cell table:style-name="常用linux命令选项.A1" office:value-type="string">
            <text:p text:style-name="Table_20_Contents">-<text:span text:style-name="T41">a</text:span></text:p>
          </table:table-cell>
          <table:table-cell table:style-name="常用linux命令选项.B1" office:value-type="string">
            <text:p text:style-name="P190">显示所有对象</text:p>
          </table:table-cell>
        </table:table-row>
        <text:soft-page-break/>
        <table:table-row>
          <table:table-cell table:style-name="常用linux命令选项.A2" office:value-type="string">
            <text:p text:style-name="Table_20_Contents">-<text:span text:style-name="T41">c</text:span></text:p>
          </table:table-cell>
          <table:table-cell table:style-name="常用linux命令选项.B16" office:value-type="string">
            <text:p text:style-name="Table_20_Contents">生成一个计数</text:p>
          </table:table-cell>
        </table:table-row>
        <table:table-row>
          <table:table-cell table:style-name="常用linux命令选项.A2" office:value-type="string">
            <text:p text:style-name="Table_20_Contents">-<text:span text:style-name="T41">d</text:span></text:p>
          </table:table-cell>
          <table:table-cell table:style-name="常用linux命令选项.B16" office:value-type="string">
            <text:p text:style-name="Table_20_Contents">指定一个目录</text:p>
          </table:table-cell>
        </table:table-row>
        <table:table-row>
          <table:table-cell table:style-name="常用linux命令选项.A2" office:value-type="string">
            <text:p text:style-name="Table_20_Contents">-<text:span text:style-name="T41">e</text:span></text:p>
          </table:table-cell>
          <table:table-cell table:style-name="常用linux命令选项.B16" office:value-type="string">
            <text:p text:style-name="Table_20_Contents">扩展一个对象</text:p>
          </table:table-cell>
        </table:table-row>
        <table:table-row>
          <table:table-cell table:style-name="常用linux命令选项.A2" office:value-type="string">
            <text:p text:style-name="Table_20_Contents">-<text:span text:style-name="T41">f</text:span></text:p>
          </table:table-cell>
          <table:table-cell table:style-name="常用linux命令选项.B16" office:value-type="string">
            <text:p text:style-name="Table_20_Contents">指定读入数据的文件</text:p>
          </table:table-cell>
        </table:table-row>
        <table:table-row>
          <table:table-cell table:style-name="常用linux命令选项.A2" office:value-type="string">
            <text:p text:style-name="Table_20_Contents">-<text:span text:style-name="T41">h</text:span></text:p>
          </table:table-cell>
          <table:table-cell table:style-name="常用linux命令选项.B16" office:value-type="string">
            <text:p text:style-name="Table_20_Contents">显示命令的帮助信息</text:p>
          </table:table-cell>
        </table:table-row>
        <table:table-row>
          <table:table-cell table:style-name="常用linux命令选项.A2" office:value-type="string">
            <text:p text:style-name="Table_20_Contents">-<text:span text:style-name="T41">i</text:span></text:p>
          </table:table-cell>
          <table:table-cell table:style-name="常用linux命令选项.B16" office:value-type="string">
            <text:p text:style-name="Table_20_Contents">忽略文本的大小写</text:p>
          </table:table-cell>
        </table:table-row>
        <table:table-row>
          <table:table-cell table:style-name="常用linux命令选项.A2" office:value-type="string">
            <text:p text:style-name="Table_20_Contents">-<text:span text:style-name="T41">l</text:span></text:p>
          </table:table-cell>
          <table:table-cell table:style-name="常用linux命令选项.B16" office:value-type="string">
            <text:p text:style-name="Table_20_Contents">产生输出的长格式版本</text:p>
          </table:table-cell>
        </table:table-row>
        <table:table-row>
          <table:table-cell table:style-name="常用linux命令选项.A2" office:value-type="string">
            <text:p text:style-name="Table_20_Contents">-<text:span text:style-name="T41">n</text:span></text:p>
          </table:table-cell>
          <table:table-cell table:style-name="常用linux命令选项.B16" office:value-type="string">
            <text:p text:style-name="Table_20_Contents">使用非交互模式</text:p>
          </table:table-cell>
        </table:table-row>
        <table:table-row>
          <table:table-cell table:style-name="常用linux命令选项.A2" office:value-type="string">
            <text:p text:style-name="Table_20_Contents">-<text:span text:style-name="T41">o</text:span></text:p>
          </table:table-cell>
          <table:table-cell table:style-name="常用linux命令选项.B16" office:value-type="string">
            <text:p text:style-name="Table_20_Contents">将所有输出重定向到指定文件</text:p>
          </table:table-cell>
        </table:table-row>
        <table:table-row>
          <table:table-cell table:style-name="常用linux命令选项.A2" office:value-type="string">
            <text:p text:style-name="Table_20_Contents">-<text:span text:style-name="T41">q</text:span></text:p>
          </table:table-cell>
          <table:table-cell table:style-name="常用linux命令选项.B16" office:value-type="string">
            <text:p text:style-name="Table_20_Contents">以安静模式运行</text:p>
          </table:table-cell>
        </table:table-row>
        <table:table-row>
          <table:table-cell table:style-name="常用linux命令选项.A2" office:value-type="string">
            <text:p text:style-name="P190">-r</text:p>
          </table:table-cell>
          <table:table-cell table:style-name="常用linux命令选项.B16" office:value-type="string">
            <text:p text:style-name="Table_20_Contents">递归处理目录和文件</text:p>
          </table:table-cell>
        </table:table-row>
        <table:table-row>
          <table:table-cell table:style-name="常用linux命令选项.A2" office:value-type="string">
            <text:p text:style-name="Table_20_Contents">-<text:span text:style-name="T41">s</text:span></text:p>
          </table:table-cell>
          <table:table-cell table:style-name="常用linux命令选项.B16" office:value-type="string">
            <text:p text:style-name="Table_20_Contents">以安静模式运行</text:p>
          </table:table-cell>
        </table:table-row>
        <table:table-row>
          <table:table-cell table:style-name="常用linux命令选项.A2" office:value-type="string">
            <text:p text:style-name="Table_20_Contents">-<text:span text:style-name="T41">v</text:span></text:p>
          </table:table-cell>
          <table:table-cell table:style-name="常用linux命令选项.B16" office:value-type="string">
            <text:p text:style-name="Table_20_Contents">生成详细输出</text:p>
          </table:table-cell>
        </table:table-row>
        <table:table-row>
          <table:table-cell table:style-name="常用linux命令选项.A2" office:value-type="string">
            <text:p text:style-name="Table_20_Contents">-<text:span text:style-name="T41">x</text:span></text:p>
          </table:table-cell>
          <table:table-cell table:style-name="常用linux命令选项.B16" office:value-type="string">
            <text:p text:style-name="Table_20_Contents">排除某个对象</text:p>
          </table:table-cell>
        </table:table-row>
        <table:table-row>
          <table:table-cell table:style-name="常用linux命令选项.A2" office:value-type="string">
            <text:p text:style-name="Table_20_Contents">-<text:span text:style-name="T41">y</text:span></text:p>
          </table:table-cell>
          <table:table-cell table:style-name="常用linux命令选项.B16" office:value-type="string">
            <text:p text:style-name="Table_20_Contents">对所有问题回答yes</text:p>
          </table:table-cell>
        </table:table-row>
      </table:table>
      <text:p text:style-name="P173"/>
      <text:p text:style-name="P59"/>
      <text:p text:style-name="P86"/>
      <text:p text:style-name="P86">获得用户输入<text:span text:style-name="T41">：read命令</text:span></text:p>
      <text:list xml:id="list284765188" text:style-name="L15">
        <text:list-item>
          <text:p text:style-name="P231">#!/bin/bash</text:p>
        </text:list-item>
        <text:list-item>
          <text:p text:style-name="P231">echo -n "Enter your name:"</text:p>
        </text:list-item>
        <text:list-item>
          <text:p text:style-name="P231">read name</text:p>
        </text:list-item>
        <text:list-item>
          <text:p text:style-name="P231">echo "hello $name"</text:p>
        </text:list-item>
      </text:list>
      <text:p text:style-name="P86">-<text:span text:style-name="T42">n :去掉echo后的换行符，允许用户在字符串末尾输出</text:span></text:p>
      <text:p text:style-name="P86">也可以在read命令后加入 -p 允许read命令行指定提示字符串</text:p>
      <text:p text:style-name="P86">read -<text:span text:style-name="T42">p “enter your name:” <text:s/>name</text:span></text:p>
      <text:p text:style-name="P86"/>
      <text:p text:style-name="P87">如果不指定变量，则会将值存进环境变量REPLY中</text:p>
      <text:p text:style-name="P87"/>
      <text:p text:style-name="P87">read命令计时器：read -t</text:p>
      <text:list xml:id="list1949220353" text:style-name="L16">
        <text:list-item>
          <text:p text:style-name="P232">if read -t 5 -p "testing read -t:"</text:p>
        </text:list-item>
        <text:list-item>
          <text:p text:style-name="P232">then</text:p>
        </text:list-item>
        <text:list-item>
          <text:p text:style-name="P232"><text:s text:c="2"/>echo "your String is : $REPLY "</text:p>
        </text:list-item>
        <text:list-item>
          <text:p text:style-name="P232">else</text:p>
        </text:list-item>
        <text:list-item>
          <text:p text:style-name="P232"><text:s text:c="2"/>echo "out of handle time"</text:p>
        </text:list-item>
        <text:list-item>
          <text:p text:style-name="P232">fi</text:p>
        </text:list-item>
      </text:list>
      <text:p text:style-name="P87">当超时，read会返回非0状态码，if语句不成立</text:p>
      <text:p text:style-name="P87"/>
      <text:p text:style-name="P87">设置read命令允许输入的字符数<text:span text:style-name="T43">：read -n{num}</text:span></text:p>
      <text:list xml:id="list2161201796" text:style-name="L17">
        <text:list-item>
          <text:p text:style-name="P233">read -n1 -t 5 -p "[Y / N]" var</text:p>
        </text:list-item>
        <text:list-item>
          <text:p text:style-name="P233">echo "your choose : $var"</text:p>
        </text:list-item>
      </text:list>
      <text:p text:style-name="P88"/>
      <text:p text:style-name="P88">隐藏方式读取：read -s</text:p>
      <text:p text:style-name="P88"><text:soft-page-break/>通常用于密码输入，将输入的字符的颜色与背景色一样</text:p>
      <text:p text:style-name="P88"/>
      <text:p text:style-name="P88">读取文件：</text:p>
      <text:p text:style-name="P88">配合cat命令通过管道将输出结果重定向到while中的read命令<text:span text:style-name="T44">，read会以行的方式读取文件，当文件没有内容时，read会退出并返回非0退出状态码</text:span></text:p>
      <text:list xml:id="list4269697550" text:style-name="L18">
        <text:list-item>
          <text:p text:style-name="P234">cat <text:span text:style-name="T44">{file}</text:span><text:span text:style-name="T24"> | </text:span><text:span text:style-name="T44">while read line</text:span></text:p>
        </text:list-item>
        <text:list-item>
          <text:p text:style-name="P235">do </text:p>
        </text:list-item>
        <text:list-item>
          <text:p text:style-name="P235"><text:s text:c="4"/>echo <text:s/>“$line”</text:p>
        </text:list-item>
        <text:list-item>
          <text:p text:style-name="P235">done</text:p>
        </text:list-item>
      </text:list>
      <text:p text:style-name="P172"/>
      <text:p text:style-name="P89"/>
      <text:p text:style-name="P89"/>
      <text:p text:style-name="P90">文件描述：</text:p>
      <text:list xml:id="list2087293899" text:style-name="L19">
        <text:list-item>
          <text:p text:style-name="P236">0 <text:s text:c="2"/>标准输入</text:p>
        </text:list-item>
        <text:list-item>
          <text:p text:style-name="P236">1 <text:s text:c="2"/>标准输出</text:p>
        </text:list-item>
        <text:list-item>
          <text:p text:style-name="P236">2 <text:s text:c="2"/>标准输出</text:p>
        </text:list-item>
      </text:list>
      <text:p text:style-name="P90">将输出内容重定向到指定文件:</text:p>
      <text:list xml:id="list1155045827" text:style-name="L20">
        <text:list-item>
          <text:p text:style-name="P237">例子 ：ls -l &gt; test(覆盖原文件) <text:s/>ls -l &gt;&gt; test (向原文件追加内容)</text:p>
        </text:list-item>
      </text:list>
      <text:p text:style-name="P90"/>
      <text:p text:style-name="P90">将错误信息重定向到指定文件：</text:p>
      <text:list xml:id="list3916621808" text:style-name="L21">
        <text:list-item>
          <text:p text:style-name="P238">例子： cat test 2&gt; test1</text:p>
        </text:list-item>
      </text:list>
      <text:p text:style-name="P90"/>
      <text:p text:style-name="P90">综合：将正常输出重定向到test1，错误信息指定到test2</text:p>
      <text:list xml:id="list950813171" text:style-name="L22">
        <text:list-item>
          <text:p text:style-name="P239">例子cat test 1&gt;test1 2&gt;test2 <text:s/></text:p>
        </text:list-item>
      </text:list>
      <text:p text:style-name="P91"/>
      <text:p text:style-name="P90">$&gt;符：将正常输出结果和错误重定向到指定文件</text:p>
      <text:p text:style-name="P90"/>
      <text:p text:style-name="P92">exec命令：告诉shell在脚本执行期间重定向某个特定文件描述符</text:p>
      <text:p text:style-name="P92">test.sh文件:</text:p>
      <text:p text:style-name="P92">exec 1&gt;testout</text:p>
      <text:p text:style-name="P92">echo “test”</text:p>
      <text:p text:style-name="P92">执行test.sh时不会有输出，再次查看testout文件时就会有test.sh的输出结果</text:p>
      <text:p text:style-name="P92"/>
      <text:p text:style-name="P90">在脚本中重定向输入：</text:p>
      <text:list xml:id="list1032101120" text:style-name="L23">
        <text:list-item>
          <text:p text:style-name="P240">exec <text:span text:style-name="T45">0&lt; {file}</text:span></text:p>
        </text:list-item>
        <text:list-item>
          <text:p text:style-name="P240"><text:s/><text:span text:style-name="T45">while read line </text:span></text:p>
        </text:list-item>
        <text:list-item>
          <text:p text:style-name="P241">do </text:p>
        </text:list-item>
        <text:list-item>
          <text:p text:style-name="P241"><text:s text:c="4"/>echo “$line”</text:p>
        </text:list-item>
        <text:list-item>
          <text:p text:style-name="P241">done</text:p>
        </text:list-item>
      </text:list>
      <text:p text:style-name="P175"/>
      <text:p text:style-name="P92"/>
      <text:p text:style-name="P93">列出打开的文件描述符：</text:p>
      <text:p text:style-name="P93">lsof命令： </text:p>
      <text:p text:style-name="P93">-p :指定进程pid 其中$$ ：shell将它设为当前pid</text:p>
      <text:p text:style-name="P93">-d : 指定显示的文件描述符编号</text:p>
      <text:p text:style-name="P93"/>
      <text:p text:style-name="P176"/>
      <text:p text:style-name="P93"/>
      <text:p text:style-name="P94">清空文件数据而不删除数据：cat /<text:span text:style-name="T46">dev/</text:span><text:span text:style-name="T48">null &gt; {filename}</text:span></text:p>
      <text:p text:style-name="P97"><text:soft-page-break/>(清空日志的常用方法)</text:p>
      <text:p text:style-name="P98"/>
      <text:p text:style-name="P99">创建临时文件：mktemp filename.XXXXXX(6个X，保证文件的唯一性)</text:p>
      <text:p text:style-name="P99"/>
      <text:p text:style-name="P99">在/tmp目录创建临时文件： mktemp -t </text:p>
      <text:p text:style-name="P99">创建临时目录： mktemp -d</text:p>
      <text:p text:style-name="P99"/>
      <text:p text:style-name="P100">记录消息：输出的同时写入到文件：</text:p>
      <text:p text:style-name="P100">tee命令 ： date | tee datedile == data 和 data &gt; datafile</text:p>
      <text:p text:style-name="P100">如果是追加到文件：tee -a</text:p>
      <text:p text:style-name="P177"/>
      <text:p text:style-name="P100"/>
      <text:p text:style-name="P101">15章节生成SQL insert语句：</text:p>
      <text:list xml:id="list105799918" text:style-name="L24">
        <text:list-item>
          <text:p text:style-name="P242">#!/bin/bash</text:p>
        </text:list-item>
        <text:list-item>
          <text:p text:style-name="P242">#15章实例：生成SQL Insert语句</text:p>
        </text:list-item>
        <text:list-item>
          <text:p text:style-name="P242">outfile="insert.sql"</text:p>
        </text:list-item>
        <text:list-item>
          <text:p text:style-name="P242">IFS=','</text:p>
        </text:list-item>
        <text:list-item>
          <text:p text:style-name="P242">while read id name state</text:p>
        </text:list-item>
        <text:list-item>
          <text:p text:style-name="P242">do</text:p>
        </text:list-item>
        <text:list-item>
          <text:p text:style-name="P242"><text:s text:c="2"/>cat &gt;&gt; $outfile &lt;&lt; EOF</text:p>
        </text:list-item>
        <text:list-item>
          <text:p text:style-name="P242"><text:s text:c="2"/>INSERT INTO insert(id,name,state) VALUES("$id","$name","$state");</text:p>
        </text:list-item>
        <text:list-item>
          <text:p text:style-name="P242">EOF</text:p>
        </text:list-item>
        <text:list-item>
          <text:p text:style-name="P242">done &lt; ${1}</text:p>
        </text:list-item>
      </text:list>
      <text:p text:style-name="P101">重定向使用：</text:p>
      <text:list xml:id="list2382864231" text:style-name="L25">
        <text:list-item>
          <text:p text:style-name="P243">while循环使用重定向从数据文件中读取文本</text:p>
        </text:list-item>
        <text:list-item>
          <text:p text:style-name="P256"><text:span text:style-name="T48">在done &lt;$1 读取数据的为文件的第一行</text:span><text:span text:style-name="T49">，使用IFS指定分隔符进行解析</text:span></text:p>
        </text:list-item>
        <text:list-item>
          <text:p text:style-name="P256"><text:span text:style-name="T49">cat &gt;&gt;$outfile&lt;&lt;EOF中一个输出追加重定向和一个输入重定向,</text:span><text:span text:style-name="T50">EOF符号标记了追加到文件中的数据起止</text:span></text:p>
        </text:list-item>
      </text:list>
      <text:p text:style-name="P102"/>
      <text:p text:style-name="P102">数据文件：</text:p>
      <text:list xml:id="list3455801610" text:style-name="L26">
        <text:list-item>
          <text:p text:style-name="P244">cat infile</text:p>
        </text:list-item>
        <text:list-item>
          <text:p text:style-name="P244"><text:s text:c="2"/>1,hdl1,0</text:p>
        </text:list-item>
        <text:list-item>
          <text:p text:style-name="P244"><text:s text:c="3"/>2,hdl2,1</text:p>
        </text:list-item>
        <text:list-item>
          <text:p text:style-name="P244"><text:s text:c="3"/>3,hdl3,0</text:p>
        </text:list-item>
      </text:list>
      <text:p text:style-name="P95"><text:span text:style-name="T48">运行脚本</text:span><text:span text:style-name="T49">：bash 15Demo.sh &lt; infile</text:span></text:p>
      <text:p text:style-name="P96"><text:span text:style-name="T49">如果遇到</text:span><text:span text:style-name="T25">error</text:span><text:span text:style-name="T48">：</text:span><text:span text:style-name="T49">${1}：模糊的重定向</text:span></text:p>
      <text:p text:style-name="P103">则将运行命令改为 <text:s/>bash 15Demo.sh <text:s/>infile</text:p>
      <text:p text:style-name="P103"/>
      <text:p text:style-name="P103">查看结果</text:p>
      <text:list xml:id="list4112443516" text:style-name="L27">
        <text:list-item>
          <text:p text:style-name="P257"><text:span text:style-name="T49">cat </text:span><text:span text:style-name="T50">insert.sql</text:span></text:p>
        </text:list-item>
        <text:list-item>
          <text:p text:style-name="P245"><text:s text:c="2"/>INSERT INTO insert(id,name,state) VALUES("1","hdl1","0");</text:p>
        </text:list-item>
        <text:list-item>
          <text:p text:style-name="P245"><text:s text:c="2"/>INSERT INTO insert(id,name,state) VALUES("2","hdl2","1");</text:p>
        </text:list-item>
        <text:list-item>
          <text:p text:style-name="P245">INSERT INTO insert(id,name,state) VALUES("3","hdl3","0");</text:p>
        </text:list-item>
      </text:list>
      <text:p text:style-name="P178"/>
      <text:p text:style-name="P104"/>
      <text:p text:style-name="P104"/>
      <text:p text:style-name="P104">生成信号：</text:p>
      <text:p text:style-name="P105">停止进程：Ctrl+C会生成SIGIN<text:span text:style-name="T51">T</text:span>信号，停止当前运行的进程</text:p>
      <text:p text:style-name="P105">暂停进程：Ctrl+Z（SIGTSTP信号）</text:p>
      <text:p text:style-name="P105"><text:soft-page-break/>捕获信号：[trap command signals]</text:p>
      <text:p text:style-name="P105">例如: trap “echo ‘here has a <text:s/>trap ’” SIGIN<text:span text:style-name="T51">T</text:span></text:p>
      <text:p text:style-name="P106">信号被捕获后，shell将不会停止程序</text:p>
      <text:p text:style-name="P106"/>
      <text:p text:style-name="P106">捕获脚本退出：</text:p>
      <text:p text:style-name="P106">例子：trap “echo ‘古得拜’”EXIT</text:p>
      <text:p text:style-name="P106"/>
      <text:p text:style-name="P107">移除捕获：trap – signals <text:s text:c="2"/>{trap – SIGINT}</text:p>
      <text:p text:style-name="P108">在控制台后台运行脚本：</text:p>
      <text:p text:style-name="P108">只需在运行脚本名后面加 &amp;系统会分配作业号</text:p>
      <text:p text:style-name="P108">例如：</text:p>
      <text:p text:style-name="P108">bash testSIG.sh <text:s/>&amp;</text:p>
      <text:p text:style-name="P108">[1] 2458 <text:s text:c="2"/>//作业号【PID】</text:p>
      <text:p text:style-name="P108"/>
      <text:p text:style-name="P108">在非控制台后台运行脚本<text:span text:style-name="T52">：nohup命令</text:span></text:p>
      <text:p text:style-name="P108">no<text:span text:style-name="T53">hup bash {shell.sh} &amp;</text:span></text:p>
      <text:p text:style-name="P179"/>
      <text:p text:style-name="P108"/>
      <text:p text:style-name="P110">查看作业：</text:p>
      <text:p text:style-name="P110">$$ : <text:s/>指当前作业号</text:p>
      <text:p text:style-name="P110">jobs -l命令（任何一时刻都存在一个+（当前作业）和一个-（下一个作业））</text:p>
      <text:list xml:id="list1870626771" text:style-name="L28">
        <text:list-item>
          <text:p text:style-name="P246">-<text:span text:style-name="T54">l : 列出进程的pid以及作业号</text:span></text:p>
        </text:list-item>
        <text:list-item>
          <text:p text:style-name="P246">-<text:span text:style-name="T54">n 只列出上次shell发出的通知后改变了状态的作业</text:span></text:p>
        </text:list-item>
        <text:list-item>
          <text:p text:style-name="P246">-p 只列出pid</text:p>
        </text:list-item>
        <text:list-item>
          <text:p text:style-name="P246">-r 只列出运行中的作业</text:p>
        </text:list-item>
        <text:list-item>
          <text:p text:style-name="P246">-s 只列出已停止的作业</text:p>
        </text:list-item>
      </text:list>
      <text:p text:style-name="P109"/>
      <text:p text:style-name="P109">重启已停止的作业<text:span text:style-name="T55">：</text:span></text:p>
      <text:p text:style-name="P109">bg命令 <text:span text:style-name="T55">：bg 【作业号】</text:span></text:p>
      <text:p text:style-name="P180"/>
      <text:p text:style-name="P109"/>
      <text:p text:style-name="P109">调度<text:span text:style-name="T56">：</text:span></text:p>
      <text:p text:style-name="P109">设置命令启动的调度优先级<text:span text:style-name="T56">：</text:span></text:p>
      <text:p text:style-name="P109">nice命令<text:span text:style-name="T56">：nice -n {num} command</text:span></text:p>
      <text:p text:style-name="P111">例子：nice -n 10 bash test.sh</text:p>
      <text:p text:style-name="P111">-n:并不是必须的，只需在-后面添加数字也可</text:p>
      <text:p text:style-name="P111">例子 ： nice -10 bash test.sh</text:p>
      <text:p text:style-name="P111"/>
      <text:p text:style-name="P111">改变已在系统运行的命令的优先级：</text:p>
      <text:p text:style-name="P111">renice命令 ：renice -n {num} -p {pid}</text:p>
      <text:p text:style-name="P111"/>
      <text:p text:style-name="P111">定时运行作业：</text:p>
      <text:p text:style-name="P111">at命令：at <text:s/>- f filename <text:s/>time</text:p>
      <text:p text:style-name="P111">时间指定：</text:p>
      <text:list xml:id="list1608149336" text:style-name="L29">
        <text:list-item>
          <text:p text:style-name="P247">1、标准的时间指定：10:15</text:p>
        </text:list-item>
        <text:list-item>
          <text:p text:style-name="P247">2、AM/PM格式：10:15PM</text:p>
        </text:list-item>
        <text:list-item>
          <text:p text:style-name="P247">3、特定可命名的时间：now ,noon, midnight/teatime(4PM) </text:p>
        </text:list-item>
        <text:list-item>
          <text:p text:style-name="P247">4、标准的日期格式：MMDDYY，MM/DD/YY，DD.MM.YY</text:p>
        </text:list-item>
        <text:list-item>
          <text:p text:style-name="P247"><text:soft-page-break/>5、指定时间增量：+25min / 10:15+7天 / 明天10:15PM</text:p>
        </text:list-item>
      </text:list>
      <text:p text:style-name="P112">例如：at -f test.sh now</text:p>
      <text:p text:style-name="P112"/>
      <text:p text:style-name="P112">列出等待的作业：</text:p>
      <text:p text:style-name="P112">atq命令</text:p>
      <text:p text:style-name="P112"/>
      <text:p text:style-name="P112">删除作业：atrm命令</text:p>
      <text:p text:style-name="P112"/>
      <text:p text:style-name="P112">安排需要定期执行的脚本：</text:p>
      <text:p text:style-name="P112">1、corn时间表</text:p>
      <text:p text:style-name="P112">格式：[min hour dayofmonth month dayofweek command]</text:p>
      <text:p text:style-name="P112">corn时间表允许用特定值，取值范围或是通配符指定条目：</text:p>
      <text:p text:style-name="P112">例如：</text:p>
      <text:p text:style-name="P112">每天10：15运行:15 10 * * * command</text:p>
      <text:p text:style-name="P112">每周一4.15PM: <text:s/>15 16 * * 1 command</text:p>
      <text:p text:style-name="P112">每月1号16：15运行：15 16 1 * * command</text:p>
      <text:p text:style-name="P112"/>
      <text:p text:style-name="P113">注意：命令列表必须指定要与运行的命令或者脚本的全路径名</text:p>
      <text:p text:style-name="P113"/>
      <text:p text:style-name="P113">2、构建corn时间表</text:p>
      <text:p text:style-name="P113">列出已有的时间表：crontab -l</text:p>
      <text:p text:style-name="P113"/>
      <text:p text:style-name="P113">添加条目：crontab -e {时间表文件}</text:p>
      <text:p text:style-name="P113"/>
      <text:p text:style-name="P113">3、浏览cron目录：</text:p>
      <text:p text:style-name="P113">ls /<text:span text:style-name="T46">etc/</text:span>cron.*ly</text:p>
      <text:p text:style-name="P113">会有4个目录：hourly ， daily , monthly , weekly</text:p>
      <text:p text:style-name="P113">如果某脚本需要每天运行一次，则将脚本文件复制到daily目录即可</text:p>
      <text:p text:style-name="P113"/>
      <text:p text:style-name="P113">4、anacron程序：</text:p>
      <text:p text:style-name="P113">cron命令假设在系统每天都在开机的状态基础上，时间错过命令也不会再执行，就此，anacron程序解决次问题</text:p>
      <text:p text:style-name="P113"/>
      <text:p text:style-name="P113">anac<text:span text:style-name="T57">ron程序只会处理cron目录下的文件(hourly目录除外，下面解释)</text:span></text:p>
      <text:p text:style-name="P113"/>
      <text:p text:style-name="P113">命令格式<text:span text:style-name="T57">：【period delay identifier command】</text:span></text:p>
      <text:p text:style-name="P113"/>
      <text:p text:style-name="P115">period：定义作业多久运行一次，以天为单位，小于一天的文件不会处理，所以不会处理hourly目录</text:p>
      <text:p text:style-name="P181"/>
      <text:p text:style-name="P114"/>
      <text:p text:style-name="P114"/>
      <text:p text:style-name="P114">创建函数：</text:p>
      <text:list xml:id="list596714951" text:style-name="L30">
        <text:list-item>
          <text:p text:style-name="P248"><text:span text:style-name="T58">1、</text:span>fun<text:span text:style-name="T58">ction name{</text:span></text:p>
        </text:list-item>
        <text:list-item>
          <text:p text:style-name="P248"><text:s text:c="2"/><text:span text:style-name="T58">command</text:span></text:p>
        </text:list-item>
        <text:list-item>
          <text:p text:style-name="P249">}</text:p>
        </text:list-item>
        <text:list-item>
          <text:p text:style-name="P249">2、name(){</text:p>
        </text:list-item>
        <text:list-item>
          <text:p text:style-name="P249"><text:s text:c="2"/>command</text:p>
        </text:list-item>
        <text:list-item>
          <text:p text:style-name="P249">}</text:p>
        </text:list-item>
      </text:list>
      <text:p text:style-name="P116"/>
      <text:p text:style-name="P116"><text:soft-page-break/>使用函数：</text:p>
      <text:list xml:id="list616090321" text:style-name="L31">
        <text:list-item>
          <text:p text:style-name="P250">functin f{</text:p>
        </text:list-item>
        <text:list-item>
          <text:p text:style-name="P250"><text:s text:c="2"/>echo “hello”;</text:p>
        </text:list-item>
        <text:list-item>
          <text:p text:style-name="P250">}</text:p>
        </text:list-item>
        <text:list-item>
          <text:p text:style-name="P250">f</text:p>
        </text:list-item>
      </text:list>
      <text:p text:style-name="P116">注意：函数要在使用前定义</text:p>
      <text:p text:style-name="P182"/>
      <text:p text:style-name="P116"/>
      <text:p text:style-name="P116"/>
      <text:p text:style-name="P116">返回值：</text:p>
      <text:p text:style-name="P117">1、默认退出状态码：</text:p>
      <text:p text:style-name="P117">默认情况下，会返回最后一条命令的执行退出状态码；</text:p>
      <text:p text:style-name="P117">可以用$?确定函数的退出状态码</text:p>
      <text:p text:style-name="P117"/>
      <text:p text:style-name="P117">2、return命令：return $[ $value ]</text:p>
      <text:p text:style-name="P117">注意 ：return 数值要在0-255之间，并且要及时用 $? 提取</text:p>
      <text:p text:style-name="P117"/>
      <text:p text:style-name="P117">3、使用函数输出<text:span text:style-name="T60">：</text:span></text:p>
      <text:list xml:id="list184142770861075" text:continue-numbering="true" text:style-name="L31">
        <text:list-item>
          <text:p text:style-name="P251">functin f{</text:p>
        </text:list-item>
        <text:list-item>
          <text:p text:style-name="P251"><text:s text:c="2"/>echo <text:span text:style-name="T59">$[ $value/string ]</text:span></text:p>
        </text:list-item>
        <text:list-item>
          <text:p text:style-name="P251">}</text:p>
        </text:list-item>
        <text:list-item>
          <text:p text:style-name="P252">result=$(f)</text:p>
        </text:list-item>
      </text:list>
      <text:p text:style-name="P60">注意：会返回第一条echo语句</text:p>
      <text:p text:style-name="P174"/>
      <text:p text:style-name="P60"/>
      <text:p text:style-name="P117"/>
      <text:p text:style-name="P117">向函数传递参数<text:span text:style-name="T60">：</text:span></text:p>
      <text:p text:style-name="P117">在指定函数时<text:span text:style-name="T61">，将参数和函数放在同一行</text:span></text:p>
      <text:p text:style-name="P117">shell将函数看成一个小型脚本</text:p>
      <text:p text:style-name="P117">函数内无法获取函数体外的变量</text:p>
      <text:p text:style-name="P117"/>
      <text:p text:style-name="P117"/>
      <text:p text:style-name="P117">全局变量<text:span text:style-name="T62">：函数体外定义的变量</text:span></text:p>
      <text:p text:style-name="P117">局部变量<text:span text:style-name="T62">：函数体内定义的变量，可以用local关键词定义</text:span></text:p>
      <text:p text:style-name="P117"/>
      <text:p text:style-name="P117">向函数传递数组参数<text:span text:style-name="T63">：</text:span></text:p>
      <text:p text:style-name="P117">定义数组<text:span text:style-name="T63">：arr=(1,2,3,4,5)</text:span></text:p>
      <text:p text:style-name="P118">传递给函数：fname ${ arr[*] }</text:p>
      <text:p text:style-name="P118">在函数中提取：tmparr=<text:span text:style-name="T64">($</text:span>( echo “$@” <text:span text:style-name="T64">))</text:span></text:p>
      <text:p text:style-name="P118">输出数组：echo <text:s/>“${ arr[*] } <text:s/>”</text:p>
      <text:p text:style-name="P118"/>
      <text:p text:style-name="P119">从函数返回数组：<text:span text:style-name="T65">echo ${ arr[*] }</text:span></text:p>
      <text:p text:style-name="P120">提取：resultarr=($(fname ${ arr[*] }))</text:p>
      <text:p text:style-name="P120"/>
      <text:p text:style-name="P120">函数递归：local result=‘funcname $value’</text:p>
      <text:p text:style-name="P121">计算阶乘：<text:span text:style-name="T23">存在不知bug</text:span></text:p>
      <text:list xml:id="list1559092123" text:style-name="L32">
        <text:list-item>
          <text:p text:style-name="P253">#!/bin/bash</text:p>
        </text:list-item>
        <text:list-item>
          <text:p text:style-name="P253">#递归计算阶层</text:p>
        </text:list-item>
        <text:list-item>
          <text:p text:style-name="P253">function calculate {</text:p>
        </text:list-item>
        <text:list-item>
          <text:p text:style-name="P253"><text:soft-page-break/>echo $1</text:p>
        </text:list-item>
        <text:list-item>
          <text:p text:style-name="P253">if [ $1 -eq 1 ]</text:p>
        </text:list-item>
        <text:list-item>
          <text:p text:style-name="P253">then </text:p>
        </text:list-item>
        <text:list-item>
          <text:p text:style-name="P253"><text:s text:c="3"/>echo 1</text:p>
        </text:list-item>
        <text:list-item>
          <text:p text:style-name="P253">else</text:p>
        </text:list-item>
        <text:list-item>
          <text:p text:style-name="P253"><text:s text:c="3"/>echo $1</text:p>
        </text:list-item>
        <text:list-item>
          <text:p text:style-name="P253"><text:s text:c="3"/>local temp=$[ $1 - 1 ]</text:p>
        </text:list-item>
        <text:list-item>
          <text:p text:style-name="P253"><text:s text:c="3"/>#local result=$(calculate $temp)</text:p>
        </text:list-item>
        <text:list-item>
          <text:p text:style-name="P253"><text:s text:c="3"/>echo $[ $result * $1 ]</text:p>
        </text:list-item>
        <text:list-item>
          <text:p text:style-name="P253">fi</text:p>
        </text:list-item>
        <text:list-item>
          <text:p text:style-name="P253">}</text:p>
        </text:list-item>
        <text:list-item>
          <text:p text:style-name="P253">read -p "enter a num : "$num</text:p>
        </text:list-item>
        <text:list-item>
          <text:p text:style-name="P253">result=$(calculate $num)</text:p>
        </text:list-item>
        <text:list-item>
          <text:p text:style-name="P253">echo "result : $result"</text:p>
        </text:list-item>
      </text:list>
      <text:p text:style-name="P183"/>
      <text:p text:style-name="P122"/>
      <text:p text:style-name="P122">创建菜单列表：</text:p>
      <text:p text:style-name="P122">select opt in list</text:p>
      <text:p text:style-name="P123">do</text:p>
      <text:p text:style-name="P123"><text:s text:c="2"/>command</text:p>
      <text:p text:style-name="P123">done</text:p>
      <text:p text:style-name="P123">sel<text:span text:style-name="T66">ect会为每个选项生成一个编号，选项显示一个由PS3环境变量定义的特殊提示符</text:span></text:p>
      <text:p text:style-name="P124">例子：</text:p>
      <text:list xml:id="list1667386685" text:style-name="L33">
        <text:list-item>
          <text:p text:style-name="P254">#!/bin/bash</text:p>
        </text:list-item>
        <text:list-item>
          <text:p text:style-name="P254">#使用select创建meun</text:p>
        </text:list-item>
        <text:list-item>
          <text:p text:style-name="P254">function diskspace {</text:p>
        </text:list-item>
        <text:list-item>
          <text:p text:style-name="P254"><text:s text:c="2"/>clear</text:p>
        </text:list-item>
        <text:list-item>
          <text:p text:style-name="P254"><text:s text:c="2"/>df -k</text:p>
        </text:list-item>
        <text:list-item>
          <text:p text:style-name="P254">}</text:p>
        </text:list-item>
        <text:list-item>
          <text:p text:style-name="P254"/>
        </text:list-item>
        <text:list-item>
          <text:p text:style-name="P254">function whoseon {</text:p>
        </text:list-item>
        <text:list-item>
          <text:p text:style-name="P254"><text:s/>clear</text:p>
        </text:list-item>
        <text:list-item>
          <text:p text:style-name="P254"><text:s/>who</text:p>
        </text:list-item>
        <text:list-item>
          <text:p text:style-name="P254">}</text:p>
        </text:list-item>
        <text:list-item>
          <text:p text:style-name="P254"/>
        </text:list-item>
        <text:list-item>
          <text:p text:style-name="P254">function memusage {</text:p>
        </text:list-item>
        <text:list-item>
          <text:p text:style-name="P254"><text:s/>clear</text:p>
        </text:list-item>
        <text:list-item>
          <text:p text:style-name="P254"><text:s/>cat /proc/meminfo</text:p>
        </text:list-item>
        <text:list-item>
          <text:p text:style-name="P254">}</text:p>
        </text:list-item>
        <text:list-item>
          <text:p text:style-name="P254">PS3="Enter option:"</text:p>
        </text:list-item>
        <text:list-item>
          <text:p text:style-name="P254">select option in "Diskspace" "Loaduser" "Memoryusage" "Exitprogram"</text:p>
        </text:list-item>
        <text:list-item>
          <text:p text:style-name="P254">do</text:p>
        </text:list-item>
        <text:list-item>
          <text:p text:style-name="P254"><text:s text:c="2"/>case $option in</text:p>
        </text:list-item>
        <text:list-item>
          <text:p text:style-name="P254"><text:s text:c="4"/>"Diskspace")</text:p>
        </text:list-item>
        <text:list-item>
          <text:p text:style-name="P254"><text:tab/> <text:s text:c="3"/>diskspace;;</text:p>
        </text:list-item>
        <text:list-item>
          <text:p text:style-name="P254"><text:s text:c="5"/>"Loaduser")</text:p>
        </text:list-item>
        <text:list-item>
          <text:p text:style-name="P254"><text:tab/> <text:s text:c="4"/>whoseon;;</text:p>
        </text:list-item>
        <text:list-item>
          <text:p text:style-name="P254"><text:s text:c="5"/>"Memoryusage")</text:p>
        </text:list-item>
        <text:list-item>
          <text:p text:style-name="P254"><text:tab/> <text:s text:c="4"/>memusage;;</text:p>
        </text:list-item>
        <text:list-item>
          <text:p text:style-name="P254"><text:s text:c="5"/>"Exitprogram")</text:p>
        </text:list-item>
        <text:list-item>
          <text:p text:style-name="P254"><text:soft-page-break/><text:tab/> <text:s text:c="4"/>break;;</text:p>
        </text:list-item>
        <text:list-item>
          <text:p text:style-name="P254"><text:tab/> <text:s text:c="2"/>* )</text:p>
        </text:list-item>
        <text:list-item>
          <text:p text:style-name="P254"><text:tab/> <text:s text:c="3"/>clear</text:p>
        </text:list-item>
        <text:list-item>
          <text:p text:style-name="P254"><text:tab/> <text:s text:c="3"/>echo "sorry,wrong selection";;</text:p>
        </text:list-item>
        <text:list-item>
          <text:p text:style-name="P254"><text:s text:c="2"/>esac</text:p>
        </text:list-item>
        <text:list-item>
          <text:p text:style-name="P254">done</text:p>
        </text:list-item>
        <text:list-item>
          <text:p text:style-name="P254">clear</text:p>
        </text:list-item>
      </text:list>
      <text:p text:style-name="P124"/>
      <text:p text:style-name="P184"/>
      <text:p text:style-name="P124"/>
      <text:p text:style-name="P124">制作窗口：</text:p>
      <text:p text:style-name="P125">1、dialog包</text:p>
      <text:p text:style-name="P126">使用语句：dia<text:span text:style-name="T68">log - - widget parameters <text:s/>// </text:span>dia<text:span text:style-name="T68">log - - widget <text:s/></text:span><text:span text:style-name="T29">text height width</text:span></text:p>
      <text:p text:style-name="P129">widget:部件 <text:s text:c="4"/>parameters：窗口的大小以及部件需要的文本</text:p>
      <table:table table:name="表格1" table:style-name="表格1" table:template-name="列表绿方框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float" office:value="0">
            <text:p text:style-name="P191">部件</text:p>
          </table:table-cell>
          <table:table-cell table:style-name="表格1.B1" office:value-type="float" office:value="0">
            <text:p text:style-name="P191">格式</text:p>
          </table:table-cell>
          <table:table-cell table:style-name="表格1.C1" office:value-type="float" office:value="0">
            <text:p text:style-name="P191">描述</text:p>
          </table:table-cell>
        </table:table-row>
        <table:table-row>
          <table:table-cell table:style-name="表格1.A2" office:value-type="float" office:value="0">
            <text:p text:style-name="P192">calendar</text:p>
          </table:table-cell>
          <table:table-cell table:style-name="表格1.B2">
            <text:p text:style-name="P62"/>
          </table:table-cell>
          <table:table-cell table:style-name="表格1.C2" office:value-type="float" office:value="0">
            <text:p text:style-name="P192">0</text:p>
          </table:table-cell>
        </table:table-row>
        <table:table-row>
          <table:table-cell table:style-name="表格1.A3" office:value-type="float" office:value="0">
            <text:p text:style-name="P192">checklist</text:p>
          </table:table-cell>
          <table:table-cell table:style-name="表格1.B3">
            <text:p text:style-name="P192"/>
          </table:table-cell>
          <table:table-cell table:style-name="表格1.C3" office:value-type="float" office:value="0">
            <text:p text:style-name="P195">0</text:p>
          </table:table-cell>
        </table:table-row>
        <table:table-row>
          <table:table-cell table:style-name="表格1.A2" office:value-type="float" office:value="0">
            <text:p text:style-name="P192">form</text:p>
          </table:table-cell>
          <table:table-cell table:style-name="表格1.B2">
            <text:p text:style-name="P192"/>
          </table:table-cell>
          <table:table-cell table:style-name="表格1.C2" office:value-type="float" office:value="0">
            <text:p text:style-name="P192">0</text:p>
          </table:table-cell>
        </table:table-row>
        <table:table-row table:style-name="表格1.1">
          <table:table-cell table:style-name="表格1.A3" office:value-type="float" office:value="0">
            <text:p text:style-name="P192">f<text:span text:style-name="T67">select</text:span></text:p>
          </table:table-cell>
          <table:table-cell table:style-name="表格1.B5" office:value-type="string">
            <text:p text:style-name="P64">2&gt;input.txt</text:p>
          </table:table-cell>
          <table:table-cell table:style-name="表格1.C3" office:value-type="float" office:value="0">
            <text:p text:style-name="P195">0</text:p>
          </table:table-cell>
        </table:table-row>
        <table:table-row table:style-name="表格1.1">
          <table:table-cell table:style-name="表格1.A2" office:value-type="float" office:value="0">
            <text:p text:style-name="P192">gauge</text:p>
          </table:table-cell>
          <table:table-cell table:style-name="表格1.B2">
            <text:p text:style-name="P192"/>
          </table:table-cell>
          <table:table-cell table:style-name="表格1.C2" office:value-type="float" office:value="0">
            <text:p text:style-name="P196">0</text:p>
          </table:table-cell>
        </table:table-row>
        <table:table-row>
          <table:table-cell table:style-name="表格1.A3" office:value-type="float" office:value="0">
            <text:p text:style-name="P192">info<text:span text:style-name="T68">box</text:span></text:p>
          </table:table-cell>
          <table:table-cell table:style-name="表格1.B3">
            <text:p text:style-name="P192"/>
          </table:table-cell>
          <table:table-cell table:style-name="表格1.C3" office:value-type="float" office:value="0">
            <text:p text:style-name="P196">0</text:p>
          </table:table-cell>
        </table:table-row>
        <table:table-row>
          <table:table-cell table:style-name="表格1.A2" office:value-type="float" office:value="0">
            <text:p text:style-name="P196">inputbox</text:p>
          </table:table-cell>
          <table:table-cell table:style-name="表格1.B8" office:value-type="string">
            <text:p text:style-name="P63">dia<text:span text:style-name="T68">log - - widget <text:s/>text height width 2&gt;input.txt</text:span></text:p>
            <text:p text:style-name="P65"><text:s/>(将输入内容重定向到文件)</text:p>
          </table:table-cell>
          <table:table-cell table:style-name="表格1.C2" office:value-type="float" office:value="0">
            <text:p text:style-name="P196">0</text:p>
          </table:table-cell>
        </table:table-row>
        <table:table-row>
          <table:table-cell table:style-name="表格1.A3" office:value-type="float" office:value="0">
            <text:p text:style-name="P192">input<text:span text:style-name="T68">menu</text:span></text:p>
          </table:table-cell>
          <table:table-cell table:style-name="表格1.B3">
            <text:p text:style-name="P192"/>
          </table:table-cell>
          <table:table-cell table:style-name="表格1.C3" office:value-type="float" office:value="0">
            <text:p text:style-name="P196">0</text:p>
          </table:table-cell>
        </table:table-row>
        <table:table-row>
          <table:table-cell table:style-name="表格1.A2" office:value-type="float" office:value="0">
            <text:p text:style-name="P192">m<text:span text:style-name="T68">enu</text:span></text:p>
          </table:table-cell>
          <table:table-cell table:style-name="表格1.B10" office:value-type="string">
            <text:p text:style-name="P65">2&gt;input.txt</text:p>
          </table:table-cell>
          <table:table-cell table:style-name="表格1.C2" office:value-type="float" office:value="0">
            <text:p text:style-name="P196">0</text:p>
          </table:table-cell>
        </table:table-row>
        <table:table-row>
          <table:table-cell table:style-name="表格1.A3" office:value-type="float" office:value="0">
            <text:p text:style-name="P192">msg<text:span text:style-name="T68">box</text:span></text:p>
          </table:table-cell>
          <table:table-cell table:style-name="表格1.B11" office:value-type="string">
            <text:p text:style-name="P62">dia<text:span text:style-name="T68">log –msgbox text height width</text:span></text:p>
          </table:table-cell>
          <table:table-cell table:style-name="表格1.C3" office:value-type="float" office:value="0">
            <text:p text:style-name="P196">0</text:p>
          </table:table-cell>
        </table:table-row>
        <table:table-row>
          <table:table-cell table:style-name="表格1.A2" office:value-type="float" office:value="0">
            <text:p text:style-name="P192">pause</text:p>
          </table:table-cell>
          <table:table-cell table:style-name="表格1.B2">
            <text:p text:style-name="P192"/>
          </table:table-cell>
          <table:table-cell table:style-name="表格1.C2" office:value-type="float" office:value="0">
            <text:p text:style-name="P196">0</text:p>
          </table:table-cell>
        </table:table-row>
        <table:table-row>
          <table:table-cell table:style-name="表格1.A3" office:value-type="float" office:value="0">
            <text:p text:style-name="P192">pass<text:span text:style-name="T68">wordbox</text:span></text:p>
          </table:table-cell>
          <table:table-cell table:style-name="表格1.B3">
            <text:p text:style-name="P192"/>
          </table:table-cell>
          <table:table-cell table:style-name="表格1.C3" office:value-type="float" office:value="0">
            <text:p text:style-name="P196">0</text:p>
          </table:table-cell>
        </table:table-row>
        <table:table-row>
          <table:table-cell table:style-name="表格1.A2" office:value-type="float" office:value="0">
            <text:p text:style-name="P192">passwo<text:span text:style-name="T68">rdform</text:span></text:p>
          </table:table-cell>
          <table:table-cell table:style-name="表格1.B2">
            <text:p text:style-name="P192"/>
          </table:table-cell>
          <table:table-cell table:style-name="表格1.C2" office:value-type="float" office:value="0">
            <text:p text:style-name="P196">0</text:p>
          </table:table-cell>
        </table:table-row>
        <table:table-row>
          <table:table-cell table:style-name="表格1.A3" office:value-type="float" office:value="0">
            <text:p text:style-name="P192">ra<text:span text:style-name="T68">diolist</text:span></text:p>
          </table:table-cell>
          <table:table-cell table:style-name="表格1.B3">
            <text:p text:style-name="P192"/>
          </table:table-cell>
          <table:table-cell table:style-name="表格1.C3" office:value-type="float" office:value="0">
            <text:p text:style-name="P196">0</text:p>
          </table:table-cell>
        </table:table-row>
        <table:table-row table:style-name="表格1.1">
          <table:table-cell table:style-name="表格1.A2" office:value-type="float" office:value="0">
            <text:p text:style-name="P192">ta<text:span text:style-name="T68">ilbox</text:span></text:p>
          </table:table-cell>
          <table:table-cell table:style-name="表格1.B2">
            <text:p text:style-name="P192"/>
          </table:table-cell>
          <table:table-cell table:style-name="表格1.C16" office:value-type="string">
            <text:p text:style-name="P196">滚动窗口中显示文件的内容</text:p>
          </table:table-cell>
        </table:table-row>
        <table:table-row>
          <table:table-cell table:style-name="表格1.A3" office:value-type="float" office:value="0">
            <text:p text:style-name="P192">tail<text:span text:style-name="T68">boxbg</text:span></text:p>
          </table:table-cell>
          <table:table-cell table:style-name="表格1.B3">
            <text:p text:style-name="P192"/>
          </table:table-cell>
          <table:table-cell table:style-name="表格1.C17" office:value-type="string">
            <text:p text:style-name="P196">和tailbox一样，但这个运行在后台</text:p>
          </table:table-cell>
        </table:table-row>
        <table:table-row>
          <table:table-cell table:style-name="表格1.A2" office:value-type="float" office:value="0">
            <text:p text:style-name="P192">t<text:span text:style-name="T68">extbox</text:span></text:p>
          </table:table-cell>
          <table:table-cell table:style-name="表格1.B2">
            <text:p text:style-name="P192"/>
          </table:table-cell>
          <table:table-cell table:style-name="表格1.C2" office:value-type="float" office:value="0">
            <text:p text:style-name="P196">0</text:p>
          </table:table-cell>
        </table:table-row>
        <table:table-row>
          <table:table-cell table:style-name="表格1.A3" office:value-type="float" office:value="0">
            <text:p text:style-name="P192">time<text:span text:style-name="T68">box</text:span></text:p>
          </table:table-cell>
          <table:table-cell table:style-name="表格1.B3">
            <text:p text:style-name="P192"/>
          </table:table-cell>
          <table:table-cell table:style-name="表格1.C19" office:value-type="string">
            <text:p text:style-name="P196">显示时间</text:p>
          </table:table-cell>
        </table:table-row>
        <table:table-row>
          <table:table-cell table:style-name="表格1.A2" office:value-type="float" office:value="0">
            <text:p text:style-name="P192">yes<text:span text:style-name="T68">no</text:span></text:p>
          </table:table-cell>
          <table:table-cell table:style-name="表格1.B20" office:value-type="string">
            <text:p text:style-name="P63">dia<text:span text:style-name="T68">log –yesno text height width </text:span></text:p>
          </table:table-cell>
          <table:table-cell table:style-name="表格1.C20" office:value-type="string">
            <text:p text:style-name="P196">带有yes/no按钮的简单消息</text:p>
          </table:table-cell>
        </table:table-row>
        <table:table-row table:style-name="表格1.1">
          <table:table-cell table:style-name="表格1.A21">
            <text:p text:style-name="P205"/>
          </table:table-cell>
          <table:table-cell table:style-name="表格1.B21">
            <text:p text:style-name="P205"/>
          </table:table-cell>
          <table:table-cell table:style-name="表格1.C21">
            <text:p text:style-name="P206"/>
          </table:table-cell>
        </table:table-row>
      </table:table>
      <text:p text:style-name="P125"/>
      <text:p text:style-name="P125">在脚本中使用dialog命令<text:span text:style-name="T69">：</text:span></text:p>
      <text:p text:style-name="P127">注意<text:span text:style-name="T69">：</text:span></text:p>
      <text:p text:style-name="P128">1、有yes <text:s/>/ no 时检查dialog退出状态码：yes 0 ；no 1；</text:p>
      <text:p text:style-name="P128">2、重定向STDERRR来获得输出值 <text:s text:c="2"/>2&gt;text.txt</text:p>
      <text:p text:style-name="P185"/>
      <text:p text:style-name="P128"/>
      <text:p text:style-name="P130">sed编辑器：</text:p>
      <text:p text:style-name="P130">（1）一次从输入中读取一行数据</text:p>
      <text:p text:style-name="P130">（2）根据所提供的编辑器命令匹配数据</text:p>
      <text:p text:style-name="P130">（3）按照命令修改流中的数据</text:p>
      <text:p text:style-name="P130">（4）将新的数据输出到STDOUT（文本数据并不会改变）</text:p>
      <text:p text:style-name="P130"><text:soft-page-break/>替换数据：</text:p>
      <text:p text:style-name="P130">例如：sed ‘s/test/big test/’ <text:s/>file :s命令将文本的test替换为big test，每替换一句就输出一句，文本不会改变</text:p>
      <text:p text:style-name="P130">使用多个编辑器命令：sed -e ‘s/test/big test/; s/test1/big test1/’ file</text:p>
      <text:p text:style-name="P131">从文件中读取编辑命令：sed -<text:span text:style-name="T70">f </text:span>script.sed deal.txt</text:p>
      <text:p text:style-name="P186"/>
      <text:p text:style-name="P131"/>
      <text:p text:style-name="P132">gawk程序：</text:p>
      <text:p text:style-name="P133">命令格式：gawk options program file</text:p>
      <table:table table:name="表格2" table:style-name="表格2" table:template-name="列表绿方框">
        <table:table-column table:style-name="表格2.A"/>
        <table:table-column table:style-name="表格2.B"/>
        <table:table-row table:style-name="表格2.1">
          <table:table-cell table:style-name="表格2.A1" office:value-type="float" office:value="0">
            <text:p text:style-name="P191">选项</text:p>
          </table:table-cell>
          <table:table-cell table:style-name="表格2.B1" office:value-type="float" office:value="0">
            <text:p text:style-name="P191">描述</text:p>
          </table:table-cell>
        </table:table-row>
        <table:table-row>
          <table:table-cell table:style-name="表格2.A2" office:value-type="float" office:value="0">
            <text:p text:style-name="P193">-<text:span text:style-name="T71">F fs</text:span></text:p>
          </table:table-cell>
          <table:table-cell table:style-name="表格2.B2" office:value-type="string">
            <text:p text:style-name="P197">指定行中划分数据字段的字段分割符<text:span text:style-name="T72">fs</text:span></text:p>
          </table:table-cell>
        </table:table-row>
        <table:table-row>
          <table:table-cell table:style-name="表格2.A3" office:value-type="float" office:value="0">
            <text:p text:style-name="P192">-<text:span text:style-name="T71">f file</text:span></text:p>
          </table:table-cell>
          <table:table-cell table:style-name="表格2.B3" office:value-type="string">
            <text:p text:style-name="P197">从文件中读取程序</text:p>
          </table:table-cell>
        </table:table-row>
        <table:table-row>
          <table:table-cell table:style-name="表格2.A2" office:value-type="float" office:value="0">
            <text:p text:style-name="P192">-<text:span text:style-name="T71">v var=value</text:span></text:p>
          </table:table-cell>
          <table:table-cell table:style-name="表格2.B4" office:value-type="string">
            <text:p text:style-name="P192">定义变量及其默认值</text:p>
          </table:table-cell>
        </table:table-row>
        <table:table-row>
          <table:table-cell table:style-name="表格2.A3" office:value-type="float" office:value="0">
            <text:p text:style-name="P192">-m<text:span text:style-name="T71">f N</text:span></text:p>
          </table:table-cell>
          <table:table-cell table:style-name="表格2.B5" office:value-type="string">
            <text:p text:style-name="P192">指定要处理的数据文件中的最大字段数</text:p>
          </table:table-cell>
        </table:table-row>
        <table:table-row>
          <table:table-cell table:style-name="表格2.A2" office:value-type="float" office:value="0">
            <text:p text:style-name="P192">-mr <text:span text:style-name="T71">N</text:span></text:p>
          </table:table-cell>
          <table:table-cell table:style-name="表格2.B6" office:value-type="string">
            <text:p text:style-name="P192">指定数据文件的最大的数据行数</text:p>
          </table:table-cell>
        </table:table-row>
        <table:table-row table:style-name="表格2.1">
          <table:table-cell table:style-name="表格2.A7" office:value-type="float" office:value="0">
            <text:p text:style-name="P192">-w <text:span text:style-name="T71">keyword</text:span></text:p>
          </table:table-cell>
          <table:table-cell table:style-name="表格2.B7" office:value-type="string">
            <text:p text:style-name="P192">指定gawk的兼容模式或警告级别</text:p>
          </table:table-cell>
        </table:table-row>
      </table:table>
      <text:p text:style-name="P132"/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207">$0</text:p>
          </table:table-cell>
          <table:table-cell table:style-name="表格3.B1" office:value-type="string">
            <text:p text:style-name="Table_20_Contents">代表整个文本行</text:p>
          </table:table-cell>
        </table:table-row>
        <table:table-row>
          <table:table-cell table:style-name="表格3.A2" office:value-type="string">
            <text:p text:style-name="P207">$1</text:p>
          </table:table-cell>
          <table:table-cell table:style-name="表格3.B2" office:value-type="string">
            <text:p text:style-name="Table_20_Contents">代表文本行中第<text:span text:style-name="T72">1</text:span>个字段</text:p>
          </table:table-cell>
        </table:table-row>
        <table:table-row>
          <table:table-cell table:style-name="表格3.A2" office:value-type="string">
            <text:p text:style-name="P207">$2</text:p>
          </table:table-cell>
          <table:table-cell table:style-name="表格3.B2" office:value-type="string">
            <text:p text:style-name="Table_20_Contents">代表文本行中第<text:span text:style-name="T72">2</text:span>个字段</text:p>
          </table:table-cell>
        </table:table-row>
        <table:table-row>
          <table:table-cell table:style-name="表格3.A2" office:value-type="string">
            <text:p text:style-name="P207">$n</text:p>
          </table:table-cell>
          <table:table-cell table:style-name="表格3.B2" office:value-type="string">
            <text:p text:style-name="Table_20_Contents">代表文本行中第n个字段</text:p>
          </table:table-cell>
        </table:table-row>
      </table:table>
      <text:p text:style-name="P130"/>
      <text:p text:style-name="P134">读取文本的第一个1段：gawk ‘{print $1}’ data.txt</text:p>
      <text:p text:style-name="P134">如果要读取的数据中用冒号：作为分割符：</text:p>
      <text:p text:style-name="P134">则：gawk -F : ‘{print $1}’ <text:s/>/<text:span text:style-name="T46">etc/</text:span>passwd</text:p>
      <text:p text:style-name="P134"/>
      <text:p text:style-name="P134">使用多个命令，则用；分割：gawk ‘{$4=“test” ; <text:s/>print $0}’ data.txt</text:p>
      <text:p text:style-name="P134"/>
      <text:p text:style-name="P134">从文件读取程序：</text:p>
      <text:p text:style-name="P134">定义文件：</text:p>
      <text:list xml:id="list1284028324" text:style-name="L34">
        <text:list-item>
          <text:p text:style-name="P255">cat scripts.gawk</text:p>
        </text:list-item>
        <text:list-item>
          <text:p text:style-name="P255">{</text:p>
        </text:list-item>
        <text:list-item>
          <text:p text:style-name="P255">text=“this is a test”</text:p>
        </text:list-item>
        <text:list-item>
          <text:p text:style-name="P255">print $1 text $6</text:p>
        </text:list-item>
        <text:list-item>
          <text:p text:style-name="P255"/>
        </text:list-item>
        <text:list-item>
          <text:p text:style-name="P255">}</text:p>
        </text:list-item>
      </text:list>
      <text:p text:style-name="P134">命令格式：gawk <text:s/>-f script.gawk data.txt</text:p>
      <text:p text:style-name="P134"/>
      <text:p text:style-name="P135">在处理数据前运行脚本：gawk ’BEGIN {print “start”}’ data.txt</text:p>
      <text:p text:style-name="P135">处理完成后运行脚本：gawk ‘END{print “end”}’ data.txt</text:p>
      <text:p text:style-name="P187"/>
      <text:p text:style-name="P135"/>
      <text:p text:style-name="P135">sed编辑器基础：</text:p>
      <text:p text:style-name="P135">替换文本：s命令</text:p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Table_20_Contents">数字<text:span text:style-name="T73">n</text:span></text:p>
          </table:table-cell>
          <table:table-cell table:style-name="表格4.B1" office:value-type="string">
            <text:p text:style-name="P208">将替换每行中第n处匹配的地方</text:p>
          </table:table-cell>
        </table:table-row>
        <text:soft-page-break/>
        <table:table-row>
          <table:table-cell table:style-name="表格4.A2" office:value-type="string">
            <text:p text:style-name="Table_20_Contents">g</text:p>
          </table:table-cell>
          <table:table-cell table:style-name="表格4.B2" office:value-type="string">
            <text:p text:style-name="Table_20_Contents">替换所有匹配的文本</text:p>
          </table:table-cell>
        </table:table-row>
        <table:table-row>
          <table:table-cell table:style-name="表格4.A2" office:value-type="string">
            <text:p text:style-name="P208">p</text:p>
          </table:table-cell>
          <table:table-cell table:style-name="表格4.B2" office:value-type="string">
            <text:p text:style-name="Table_20_Contents">将原先的内容打印出来<text:span text:style-name="T74">，通常与 -n搭配使用，-n:禁止sed输出，与p搭配则只输出被替换的行数据</text:span></text:p>
          </table:table-cell>
        </table:table-row>
        <table:table-row>
          <table:table-cell table:style-name="表格4.A2" office:value-type="string">
            <text:p text:style-name="P208">w file</text:p>
          </table:table-cell>
          <table:table-cell table:style-name="表格4.B2" office:value-type="string">
            <text:p text:style-name="Table_20_Contents">将替换的结果写入文件</text:p>
          </table:table-cell>
        </table:table-row>
      </table:table>
      <text:p text:style-name="P135"/>
      <text:p text:style-name="P134">路径名<text:span text:style-name="T74">：sed ‘s!/bin/bash!’ </text:span><text:span text:style-name="T47">etc</text:span><text:span text:style-name="T74">passwd <text:s/>(用！括整条路径)</text:span></text:p>
      <text:p text:style-name="P134"/>
      <text:p text:style-name="P134">使用地址<text:span text:style-name="T74">：</text:span></text:p>
      <text:p text:style-name="P136">1、数字形式：<text:span text:style-name="T75">sed默认会对文本编码行数 [num]command</text:span></text:p>
      <text:p text:style-name="P136">sed一般是对整个文本中的数据起作用</text:p>
      <text:p text:style-name="P136">如果想第2行或者第3行改变;sed ‘2s/test/big test’ <text:s/>data.txt</text:p>
      <text:p text:style-name="P136">或者：sed ‘2，3s/test/big test/’ data.txt</text:p>
      <text:p text:style-name="P136"><text:s/></text:p>
      <text:p text:style-name="P137">如果要从指定行中开始到结束这个区间发生改变：sed ‘2,<text:span text:style-name="T23">$</text:span>s/test/big test/’ data.txt</text:p>
      <text:p text:style-name="P137"/>
      <text:p text:style-name="P137">2、使用文本过滤器：/pattern/command</text:p>
      <text:p text:style-name="P138">例如：修改hdl用户的默认shell：</text:p>
      <text:p text:style-name="P138">sed ‘/hdl/s/bash/csh/’ /<text:span text:style-name="T46">etc</text:span>/passwd</text:p>
      <text:p text:style-name="P138"/>
      <text:p text:style-name="P141">删除：d</text:p>
      <text:p text:style-name="P138">删除第n行：sed ‘nd’ data.txt</text:p>
      <text:p text:style-name="P138">删除n到m的区间行：sed <text:s/>‘n,md’ data.txt</text:p>
      <text:p text:style-name="P138">匹配模式删除<text:span text:style-name="T76">：sed ‘/patterm1/,/pattern2/d’ data.txt</text:span></text:p>
      <text:p text:style-name="P139">从出现 与patterm1匹配的行开始删除到出现 patterm2才停止删除</text:p>
      <text:p text:style-name="P138">注意：源文件的数据不会发生变化</text:p>
      <text:p text:style-name="P138"/>
      <text:p text:style-name="P141">插入: <text:span text:style-name="T76">i</text:span>和附加文本<text:span text:style-name="T76">：a</text:span></text:p>
      <text:p text:style-name="P144">插入文本会在原文本前插入<text:span text:style-name="T76">：sed ‘i\test’ data.txt</text:span></text:p>
      <text:p text:style-name="P144">附加则会在原文本后<text:span text:style-name="T76">：sed ‘a\test’ data.txt</text:span></text:p>
      <text:p text:style-name="P144"/>
      <text:p text:style-name="P145">也可以在i或者a前添加数字n，代表在n行添加：<text:span text:style-name="T23">ni / na</text:span></text:p>
      <text:p text:style-name="P145">多行用<text:span text:style-name="T23">\</text:span>表示</text:p>
      <text:p text:style-name="P144"/>
      <text:p text:style-name="P142">修改：c</text:p>
      <text:p text:style-name="P154">修改第3行数据：sed ‘3c\this is a modify’ data.txt</text:p>
      <text:p text:style-name="P154">匹配模式修改：sed ‘/line 3/c\this is a modify’ data.txt</text:p>
      <text:p text:style-name="P154"/>
      <text:p text:style-name="P154">转换命令：[address] y / inchars / outchars /</text:p>
      <text:p text:style-name="P154">inchar中的第一个字符会映射到outchars的第一个字符，以此类推</text:p>
      <text:p text:style-name="P154">如果两者长度不相等则会报错</text:p>
      <text:p text:style-name="P154">会将文本与inchars匹配的字符替换成outchars中相应位置的字符</text:p>
      <text:p text:style-name="P154">例如：</text:p>
      <text:list xml:id="list1526585139" text:style-name="L35">
        <text:list-item>
          <text:p text:style-name="P258">echo “this 1 will be y to 2” | sed ‘y\123\456\’</text:p>
        </text:list-item>
        <text:list-item>
          <text:p text:style-name="P258">this 4 will be y to 5</text:p>
        </text:list-item>
      </text:list>
      <text:p text:style-name="P154"><text:soft-page-break/></text:p>
      <text:p text:style-name="P146">回顾打印：</text:p>
      <text:p text:style-name="P147">打印某行<text:span text:style-name="T77">：sed ‘[address]p/’ dtata.txt</text:span></text:p>
      <text:p text:style-name="P140">打印行号：<text:span text:style-name="T78">sed ‘=’ dtata.txt</text:span></text:p>
      <text:p text:style-name="P148">列出行：sed ‘l’ dtata.txt (小写L)</text:p>
      <text:p text:style-name="P148"/>
      <text:p text:style-name="P143">使用sed处理文件：</text:p>
      <text:p text:style-name="P143">写入文件：<text:span text:style-name="T78">sed ‘[address]w file’ dtata.txt</text:span></text:p>
      <text:p text:style-name="P148">读取数据：sed ‘[address]r file’ dtata.txt</text:p>
      <text:p text:style-name="P188"/>
      <text:p text:style-name="P148"/>
      <text:p text:style-name="P148"/>
      <text:p text:style-name="P148"/>
      <text:p text:style-name="P148">正则表达式：</text:p>
      <table:table table:name="表格5" table:style-name="表格5" table:template-name="列表绿方框">
        <table:table-column table:style-name="表格5.A"/>
        <table:table-column table:style-name="表格5.B"/>
        <table:table-column table:style-name="表格5.C"/>
        <table:table-row table:style-name="表格5.1">
          <table:table-cell table:style-name="表格5.A1" office:value-type="float" office:value="0">
            <text:p text:style-name="P191">字符</text:p>
          </table:table-cell>
          <table:table-cell table:style-name="表格5.B1" office:value-type="float" office:value="0">
            <text:p text:style-name="P191">描述</text:p>
          </table:table-cell>
          <table:table-cell table:style-name="表格5.C1" office:value-type="float" office:value="0">
            <text:p text:style-name="P191">例子</text:p>
          </table:table-cell>
        </table:table-row>
        <table:table-row>
          <table:table-cell table:style-name="表格5.A2" office:value-type="float" office:value="0">
            <text:p text:style-name="P198">锚（^ <text:s/>$）</text:p>
          </table:table-cell>
          <table:table-cell table:style-name="表格5.B2" office:value-type="string">
            <text:p text:style-name="P198">锁定模式在文本行的首或者尾</text:p>
          </table:table-cell>
          <table:table-cell table:style-name="表格5.C2" office:value-type="string">
            <text:p text:style-name="P198">锁定在首位：^pattern | 尾：pattern$</text:p>
          </table:table-cell>
        </table:table-row>
        <table:table-row>
          <table:table-cell table:style-name="表格5.A3" office:value-type="float" office:value="0">
            <text:p text:style-name="P198">点（ . ）</text:p>
          </table:table-cell>
          <table:table-cell table:style-name="表格5.B3" office:value-type="string">
            <text:p text:style-name="P198">任意匹配一个字符</text:p>
          </table:table-cell>
          <table:table-cell table:style-name="表格5.C3" office:value-type="string">
            <text:p text:style-name="P192">模式前要有一个字符<text:span text:style-name="T80">：.pattern</text:span></text:p>
          </table:table-cell>
        </table:table-row>
        <table:table-row>
          <table:table-cell table:style-name="表格5.A2" office:value-type="float" office:value="0">
            <text:p text:style-name="P192">字符组<text:span text:style-name="T81">( [ ] )</text:span></text:p>
          </table:table-cell>
          <table:table-cell table:style-name="表格5.B4" office:value-type="string">
            <text:p text:style-name="P199">限定匹配具体字符</text:p>
          </table:table-cell>
          <table:table-cell table:style-name="表格5.C4" office:value-type="string">
            <text:p text:style-name="P192">模式前要匹配c或者h字符<text:span text:style-name="T81">：[ch]pattern</text:span></text:p>
          </table:table-cell>
        </table:table-row>
        <table:table-row>
          <table:table-cell table:style-name="表格5.A3" office:value-type="float" office:value="0">
            <text:p text:style-name="P199">数字（0-9）</text:p>
          </table:table-cell>
          <table:table-cell table:style-name="表格5.B5" office:value-type="float" office:value="0">
            <text:p text:style-name="P192">0</text:p>
          </table:table-cell>
          <table:table-cell table:style-name="表格5.C5" office:value-type="string">
            <text:p text:style-name="P199">匹配数字：[0-9]</text:p>
          </table:table-cell>
        </table:table-row>
        <table:table-row>
          <table:table-cell table:style-name="表格5.A2" office:value-type="float" office:value="0">
            <text:p text:style-name="P199">排除型字符组</text:p>
          </table:table-cell>
          <table:table-cell table:style-name="表格5.B6" office:value-type="string">
            <text:p text:style-name="P192">匹配模式中没有的字符( <text:span text:style-name="T81">[ ^char </text:span>] )</text:p>
          </table:table-cell>
          <table:table-cell table:style-name="表格5.C6" office:value-type="string">
            <text:p text:style-name="P200">寻找文本行中没有c或h的行：[ ^ch ]pattern0p</text:p>
          </table:table-cell>
        </table:table-row>
        <table:table-row>
          <table:table-cell table:style-name="表格5.A3" office:value-type="float" office:value="0">
            <text:p text:style-name="P200">区间（ - ）</text:p>
          </table:table-cell>
          <table:table-cell table:style-name="表格5.B7" office:value-type="string">
            <text:p text:style-name="P200">匹配模式的一个区间</text:p>
          </table:table-cell>
          <table:table-cell table:style-name="表格5.C7" office:value-type="string">
            <text:p text:style-name="P192">匹配<text:span text:style-name="T82">0到7的数字：[ 0-7 ]</text:span></text:p>
          </table:table-cell>
        </table:table-row>
        <table:table-row>
          <table:table-cell table:style-name="表格5.A2" office:value-type="float" office:value="0">
            <text:p text:style-name="P200">星号（ * ）</text:p>
          </table:table-cell>
          <table:table-cell table:style-name="表格5.B8" office:value-type="string">
            <text:p text:style-name="P192">匹配多个字符</text:p>
          </table:table-cell>
          <table:table-cell table:style-name="表格5.C8" office:value-type="string">
            <text:p text:style-name="P192">字符<text:span text:style-name="T82">u在模式中出现0或多次的行：</text:span></text:p>
            <text:p text:style-name="P200">/ colou*r <text:span text:style-name="T48">/</text:span></text:p>
          </table:table-cell>
        </table:table-row>
        <table:table-row table:style-name="表格5.1">
          <table:table-cell table:style-name="表格5.A3" office:value-type="float" office:value="0">
            <text:p text:style-name="P201">问号（?）</text:p>
          </table:table-cell>
          <table:table-cell table:style-name="表格5.B9" office:value-type="string">
            <text:p text:style-name="P192">问号前面的字符可以出现<text:span text:style-name="T85">0次或者1次</text:span></text:p>
          </table:table-cell>
          <table:table-cell table:style-name="表格5.C9" office:value-type="string">
            <text:p text:style-name="P201">匹配模式中c或h的字符出现0次或1次：</text:p>
            <text:p text:style-name="P192">/ be<text:span text:style-name="T85">[ch]?r</text:span> /</text:p>
          </table:table-cell>
        </table:table-row>
        <table:table-row>
          <table:table-cell table:style-name="表格5.A2" office:value-type="float" office:value="0">
            <text:p text:style-name="P201">加号（+）</text:p>
          </table:table-cell>
          <table:table-cell table:style-name="表格5.B10" office:value-type="string">
            <text:p text:style-name="P192">加号前字符可以出现<text:span text:style-name="T85">1次或多次</text:span></text:p>
          </table:table-cell>
          <table:table-cell table:style-name="表格5.C10" office:value-type="string">
            <text:p text:style-name="P192">匹配模式中<text:span text:style-name="T85">e出现的次数1或多次u：</text:span></text:p>
            <text:p text:style-name="P192">/ be<text:span text:style-name="T85">+r</text:span> /</text:p>
          </table:table-cell>
        </table:table-row>
        <table:table-row>
          <table:table-cell table:style-name="表格5.A3" office:value-type="float" office:value="0">
            <text:p text:style-name="P202">花括号（{}）</text:p>
          </table:table-cell>
          <table:table-cell table:style-name="表格5.B11" office:value-type="string">
            <text:p text:style-name="P192">匹配模式出现的次数</text:p>
            <text:p text:style-name="P202">{m}:准确出现的次数</text:p>
            <text:p text:style-name="P202">{n,m}:至少出现n次，最多m次</text:p>
          </table:table-cell>
          <table:table-cell table:style-name="表格5.C11" office:value-type="string">
            <text:p text:style-name="P192">e字符在模式中至少出现<text:span text:style-name="T86">1次，做多2次</text:span></text:p>
            <text:p text:style-name="P192">/ be<text:span text:style-name="T86">{1,2}r</text:span> /</text:p>
          </table:table-cell>
        </table:table-row>
        <table:table-row>
          <table:table-cell table:style-name="表格5.A2" office:value-type="float" office:value="0">
            <text:p text:style-name="P203">管道（ | ）</text:p>
          </table:table-cell>
          <table:table-cell table:style-name="表格5.B12" office:value-type="string">
            <text:p text:style-name="P192">匹配模式<text:span text:style-name="T87">1或者模式2</text:span></text:p>
          </table:table-cell>
          <table:table-cell table:style-name="表格5.C12" office:value-type="string">
            <text:p text:style-name="P192">匹配cat或dog</text:p>
            <text:p text:style-name="P192">/ cat <text:span text:style-name="T87">| dog</text:span>/</text:p>
          </table:table-cell>
        </table:table-row>
        <table:table-row table:style-name="表格5.1">
          <table:table-cell table:style-name="表格5.A13">
            <text:p text:style-name="P205"/>
          </table:table-cell>
          <table:table-cell table:style-name="表格5.B13">
            <text:p text:style-name="P205"/>
          </table:table-cell>
          <table:table-cell table:style-name="表格5.C13">
            <text:p text:style-name="P205"/>
          </table:table-cell>
        </table:table-row>
      </table:table>
      <text:p text:style-name="P148"/>
      <text:p text:style-name="P148"/>
      <text:p text:style-name="P148">特殊字符组<text:span text:style-name="T83">：</text:span></text:p>
      <table:table table:name="表格6" table:style-name="表格6" table:template-name="列表黄方框">
        <table:table-column table:style-name="表格6.A"/>
        <table:table-column table:style-name="表格6.B"/>
        <table:table-row table:style-name="表格6.1">
          <table:table-cell table:style-name="表格6.A1" office:value-type="float" office:value="0">
            <text:p text:style-name="P191">组</text:p>
          </table:table-cell>
          <table:table-cell table:style-name="表格6.B1" office:value-type="float" office:value="0">
            <text:p text:style-name="P191">描述</text:p>
          </table:table-cell>
        </table:table-row>
        <table:table-row>
          <table:table-cell table:style-name="表格6.A2" office:value-type="float" office:value="0">
            <text:p text:style-name="P204">[ [ :alpha: ] ]</text:p>
          </table:table-cell>
          <table:table-cell table:style-name="表格6.B2" office:value-type="string">
            <text:p text:style-name="P192">匹配任意字母<text:span text:style-name="T83">，不管大写小写</text:span></text:p>
          </table:table-cell>
        </table:table-row>
        <table:table-row>
          <table:table-cell table:style-name="表格6.A3" office:value-type="float" office:value="0">
            <text:p text:style-name="P204">[ [ :alnum: ] ]</text:p>
          </table:table-cell>
          <table:table-cell table:style-name="表格6.B3" office:value-type="string">
            <text:p text:style-name="P192">匹配任意字符<text:span text:style-name="T84">，0～9， A～Z，a~z</text:span></text:p>
          </table:table-cell>
        </table:table-row>
        <table:table-row>
          <table:table-cell table:style-name="表格6.A2" office:value-type="float" office:value="0">
            <text:p text:style-name="P204">[ [ :blank: ] ]</text:p>
          </table:table-cell>
          <table:table-cell table:style-name="表格6.B4" office:value-type="string">
            <text:p text:style-name="P192">匹配任意空格或制表符</text:p>
          </table:table-cell>
        </table:table-row>
        <table:table-row>
          <table:table-cell table:style-name="表格6.A3" office:value-type="float" office:value="0">
            <text:p text:style-name="P204">[ [ :digit: ] ]</text:p>
          </table:table-cell>
          <table:table-cell table:style-name="表格6.B5" office:value-type="string">
            <text:p text:style-name="P192">匹配<text:span text:style-name="T84">0-9的数字</text:span></text:p>
          </table:table-cell>
        </table:table-row>
        <table:table-row>
          <table:table-cell table:style-name="表格6.A2" office:value-type="float" office:value="0">
            <text:p text:style-name="P204">[ [ :lower: ] ]</text:p>
          </table:table-cell>
          <table:table-cell table:style-name="表格6.B6" office:value-type="string">
            <text:p text:style-name="P192">匹配小写字母a<text:span text:style-name="T84">~z</text:span></text:p>
          </table:table-cell>
        </table:table-row>
        <table:table-row>
          <table:table-cell table:style-name="表格6.A3" office:value-type="float" office:value="0">
            <text:p text:style-name="P204">[ [ :print: ] ]</text:p>
          </table:table-cell>
          <table:table-cell table:style-name="表格6.B7" office:value-type="float" office:value="0">
            <text:p text:style-name="P192">0</text:p>
          </table:table-cell>
        </table:table-row>
        <text:soft-page-break/>
        <table:table-row>
          <table:table-cell table:style-name="表格6.A2" office:value-type="float" office:value="0">
            <text:p text:style-name="P204">[ [ :punct: ] ]</text:p>
          </table:table-cell>
          <table:table-cell table:style-name="表格6.B8" office:value-type="float" office:value="0">
            <text:p text:style-name="P192">0</text:p>
          </table:table-cell>
        </table:table-row>
        <table:table-row>
          <table:table-cell table:style-name="表格6.A3" office:value-type="float" office:value="0">
            <text:p text:style-name="P204">[ [ :space: ] ]</text:p>
          </table:table-cell>
          <table:table-cell table:style-name="表格6.B9" office:value-type="string">
            <text:p text:style-name="P194">匹配空白字符<text:span text:style-name="T84">：空格, 制表符, NL,FF,VT , CR</text:span></text:p>
          </table:table-cell>
        </table:table-row>
        <table:table-row table:style-name="表格6.1">
          <table:table-cell table:style-name="表格6.A2" office:value-type="float" office:value="0">
            <text:p text:style-name="P204">[ [ :upper: ] ]</text:p>
          </table:table-cell>
          <table:table-cell table:style-name="表格6.B10" office:value-type="string">
            <text:p text:style-name="P192">匹配大写字母<text:span text:style-name="T84">A~Z</text:span></text:p>
          </table:table-cell>
        </table:table-row>
        <table:table-row>
          <table:table-cell table:style-name="表格6.A11">
            <text:p text:style-name="P205"/>
          </table:table-cell>
          <table:table-cell table:style-name="表格6.B11">
            <text:p text:style-name="P205"/>
          </table:table-cell>
        </table:table-row>
      </table:table>
      <text:p text:style-name="P148"/>
      <text:p text:style-name="P149">验证电话号码:</text:p>
      <text:list xml:id="list2817825149" text:style-name="L36">
        <text:list-item>
          <text:p text:style-name="P259">(123) 456 – 7890</text:p>
        </text:list-item>
        <text:list-item>
          <text:p text:style-name="P260">(123) <text:s/>456 – 7890</text:p>
        </text:list-item>
        <text:list-item>
          <text:p text:style-name="P259">123-456-7890</text:p>
        </text:list-item>
        <text:list-item>
          <text:p text:style-name="P259">123.456.7890</text:p>
        </text:list-item>
      </text:list>
      <text:p text:style-name="P149"/>
      <text:p text:style-name="P150">匹配模式：^\(? <text:s/>[2-9][0-9]{2} <text:span text:style-name="T88">\)? ( | <text:s/>| - | \. )</text:span> <text:s/><text:span text:style-name="T88">[0-9]{3}( \. | - )[0-9]{4}$</text:span></text:p>
      <table:table table:name="表格7" table:style-name="表格7">
        <table:table-column table:style-name="表格7.A"/>
        <table:table-column table:style-name="表格7.B" table:number-columns-repeated="3"/>
        <table:table-column table:style-name="表格7.E"/>
        <table:table-column table:style-name="表格7.F"/>
        <table:table-column table:style-name="表格7.B"/>
        <table:table-column table:style-name="表格7.H"/>
        <table:table-row>
          <table:table-cell table:style-name="表格7.A1" office:value-type="string">
            <text:p text:style-name="P209">^\(?</text:p>
          </table:table-cell>
          <table:table-cell table:style-name="表格7.A1" office:value-type="string">
            <text:p text:style-name="P209">[2-9]</text:p>
          </table:table-cell>
          <table:table-cell table:style-name="表格7.A1" office:value-type="string">
            <text:p text:style-name="P209">[0-9]{2}</text:p>
          </table:table-cell>
          <table:table-cell table:style-name="表格7.A1" office:value-type="string">
            <text:p text:style-name="P209">\)?</text:p>
          </table:table-cell>
          <table:table-cell table:style-name="表格7.A1" office:value-type="string">
            <text:p text:style-name="P209">（ | <text:s/>| - | \. ）</text:p>
          </table:table-cell>
          <table:table-cell table:style-name="表格7.A1" office:value-type="string">
            <text:p text:style-name="P209">[0-9]{3}</text:p>
          </table:table-cell>
          <table:table-cell table:style-name="表格7.A1" office:value-type="string">
            <text:p text:style-name="P209">(- | \.)</text:p>
          </table:table-cell>
          <table:table-cell table:style-name="表格7.H1" office:value-type="string">
            <text:p text:style-name="P209">[0-9]{4}$</text:p>
          </table:table-cell>
        </table:table-row>
      </table:table>
      <text:p text:style-name="P150"/>
      <text:p text:style-name="P151">解析邮件地址：</text:p>
      <text:p text:style-name="P151"><text:a xlink:type="simple" xlink:href="mailto:username@hostname" text:style-name="Internet_20_link" text:visited-style-name="Visited_20_Internet_20_Link">username</text:a><text:a xlink:type="simple" xlink:href="mailto:username@hostname" text:style-name="Internet_20_link" text:visited-style-name="Visited_20_Internet_20_Link"><text:span text:style-name="T89">@hostname</text:span></text:a></text:p>
      <text:list xml:id="list2710566115" text:style-name="L37">
        <text:list-item>
          <text:p text:style-name="P262">username可允许字母，数字及以下特殊符号：点号 单破折号 加号 下划线</text:p>
        </text:list-item>
        <text:list-item>
          <text:p text:style-name="P261">hostname部分由一个或多个域名和一个服务器名组成<text:span text:style-name="T89">，可允许字母，数字及以下特殊符号：点号，下划线</text:span></text:p>
        </text:list-item>
      </text:list>
      <text:p text:style-name="P152">匹配模式 ^(A-Za-z0-9_\.\+\-)@([A-Za-z0-9_\.\-]+)\.([A-Za-z]{2,5})$</text:p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210">username</text:p>
          </table:table-cell>
          <table:table-cell table:style-name="表格8.A1" office:value-type="string">
            <text:p text:style-name="P210">(hostname)域名</text:p>
          </table:table-cell>
          <table:table-cell table:style-name="表格8.C1" office:value-type="string">
            <text:p text:style-name="P211"><text:span text:style-name="T89">(hostname)</text:span>服务名</text:p>
          </table:table-cell>
        </table:table-row>
        <table:table-row>
          <table:table-cell table:style-name="表格8.A2" office:value-type="string">
            <text:p text:style-name="P152">^(A-Za-z0-9_\.\+\-)@</text:p>
          </table:table-cell>
          <table:table-cell table:style-name="表格8.A2" office:value-type="string">
            <text:p text:style-name="P152">([A-Za-z0-9_\.\-]+)\.</text:p>
          </table:table-cell>
          <table:table-cell table:style-name="表格8.C2" office:value-type="string">
            <text:p text:style-name="P152">([A-Za-z]{2,5})$</text:p>
          </table:table-cell>
        </table:table-row>
      </table:table>
      <text:p text:style-name="P189"/>
      <text:p text:style-name="P149"/>
      <text:p text:style-name="P153">编写简单的脚本实用工具：</text:p>
      <text:p text:style-name="P153"/>
      <text:p text:style-name="P153">发送信息到linux系统的其他用户：</text:p>
      <text:p text:style-name="P153"/>
      <text:list xml:id="list2822992378" text:style-name="L38">
        <text:list-item>
          <text:p text:style-name="P263">#!/bin/bash</text:p>
        </text:list-item>
        <text:list-item>
          <text:p text:style-name="P263">#1、检查用户是否登陆</text:p>
        </text:list-item>
        <text:list-item>
          <text:p text:style-name="P263">#2、检查该用户是否开启接收信息</text:p>
        </text:list-item>
        <text:list-item>
          <text:p text:style-name="P263">#3、检查是否有信息输入</text:p>
        </text:list-item>
        <text:list-item>
          <text:p text:style-name="P263">#4、读取信息并发送</text:p>
        </text:list-item>
        <text:list-item>
          <text:p text:style-name="P263"/>
        </text:list-item>
        <text:list-item>
          <text:p text:style-name="P263">muser=$1</text:p>
        </text:list-item>
        <text:list-item>
          <text:p text:style-name="P263"/>
        </text:list-item>
        <text:list-item>
          <text:p text:style-name="P263">user=$( who | grep -i -m 1 $muser | gawk '{print $1}' )</text:p>
        </text:list-item>
        <text:list-item>
          <text:p text:style-name="P263"/>
        </text:list-item>
        <text:list-item>
          <text:p text:style-name="P263">if [ -z $user ]</text:p>
        </text:list-item>
        <text:list-item>
          <text:p text:style-name="P263">then </text:p>
        </text:list-item>
        <text:list-item>
          <text:p text:style-name="P263"><text:s text:c="2"/>echo "$user is not logged on."</text:p>
        </text:list-item>
        <text:list-item>
          <text:p text:style-name="P263"><text:s text:c="2"/>echo "Exiting script..."</text:p>
        </text:list-item>
        <text:list-item>
          <text:p text:style-name="P263"><text:s text:c="2"/>exit</text:p>
        </text:list-item>
        <text:list-item>
          <text:p text:style-name="P263">fi</text:p>
        </text:list-item>
        <text:list-item>
          <text:p text:style-name="P263"/>
        </text:list-item>
        <text:list-item>
          <text:p text:style-name="P263"><text:soft-page-break/>allowed=$( who -T | grep -i -m 1 $muser | gawk '{print $2}' )</text:p>
        </text:list-item>
        <text:list-item>
          <text:p text:style-name="P263"/>
        </text:list-item>
        <text:list-item>
          <text:p text:style-name="P263">if [ $allowed != "+" ]</text:p>
        </text:list-item>
        <text:list-item>
          <text:p text:style-name="P263">then</text:p>
        </text:list-item>
        <text:list-item>
          <text:p text:style-name="P263"><text:s text:c="2"/>echo "$1 does not allowing messaging."</text:p>
        </text:list-item>
        <text:list-item>
          <text:p text:style-name="P263"><text:s text:c="2"/>echo "Exiting script..."</text:p>
        </text:list-item>
        <text:list-item>
          <text:p text:style-name="P263"><text:s text:c="2"/>exit</text:p>
        </text:list-item>
        <text:list-item>
          <text:p text:style-name="P263">fi</text:p>
        </text:list-item>
        <text:list-item>
          <text:p text:style-name="P263"/>
        </text:list-item>
        <text:list-item>
          <text:p text:style-name="P263">if [ -z $2 ]</text:p>
        </text:list-item>
        <text:list-item>
          <text:p text:style-name="P263">then </text:p>
        </text:list-item>
        <text:list-item>
          <text:p text:style-name="P263"><text:s text:c="2"/>echo "No message parameter included."</text:p>
        </text:list-item>
        <text:list-item>
          <text:p text:style-name="P263"><text:s text:c="2"/>echo "Exiting script..."</text:p>
        </text:list-item>
        <text:list-item>
          <text:p text:style-name="P263"><text:s text:c="2"/>exit</text:p>
        </text:list-item>
        <text:list-item>
          <text:p text:style-name="P263">fi</text:p>
        </text:list-item>
        <text:list-item>
          <text:p text:style-name="P263"/>
        </text:list-item>
        <text:list-item>
          <text:p text:style-name="P263">shift</text:p>
        </text:list-item>
        <text:list-item>
          <text:p text:style-name="P263">while [ -n "$1" ]</text:p>
        </text:list-item>
        <text:list-item>
          <text:p text:style-name="P263">do</text:p>
        </text:list-item>
        <text:list-item>
          <text:p text:style-name="P263"><text:s text:c="2"/>message=$message' '$1</text:p>
        </text:list-item>
        <text:list-item>
          <text:p text:style-name="P263"><text:s text:c="2"/>shift</text:p>
        </text:list-item>
        <text:list-item>
          <text:p text:style-name="P263">done</text:p>
        </text:list-item>
        <text:list-item>
          <text:p text:style-name="P263"/>
        </text:list-item>
        <text:list-item>
          <text:p text:style-name="P263">uterminal=$( who | grep -i -m 1 $muser | gawk '{print $2}' )</text:p>
        </text:list-item>
        <text:list-item>
          <text:p text:style-name="P263">echo $message | write $user $uterminal</text:p>
        </text:list-item>
        <text:list-item>
          <text:p text:style-name="P263">exit</text:p>
        </text:list-item>
      </text:list>
      <text:p text:style-name="P153"/>
      <text:p text:style-name="P153"/>
      <text:p text:style-name="P266">给手机发送信息：</text:p>
      <text:p text:style-name="P265"><text:a xlink:type="simple" xlink:href="http://textbelt.com/text要求美国电话" text:style-name="Internet_20_link" text:visited-style-name="Visited_20_Internet_20_Link">http://textbelt.com/text要求美国电话</text:a>，其余不可发出</text:p>
      <text:p text:style-name="P267"><text:span text:style-name="T79">使用邮件发送信息：</text:span><text:a xlink:type="simple" xlink:href="https://email2sms.info/" text:style-name="Internet_20_link" text:visited-style-name="Visited_20_Internet_20_Link">https://email2sms.info/</text:a> <text:s text:c="2"/>来查看运营商的网关</text:p>
      <text:p text:style-name="P267"/>
      <text:p text:style-name="P268">mail命令在mailutils包，下载即可</text:p>
      <text:p text:style-name="P267">命令格式：mail -s “<text:span text:style-name="T90">mag</text:span>” <text:span text:style-name="T90">1507805****@139.com</text:span></text:p>
      <text:list xml:id="list184143180690996" text:continue-numbering="true" text:style-name="L38">
        <text:list-item>
          <text:p text:style-name="P263">#!/bin/bash</text:p>
        </text:list-item>
        <text:list-item>
          <text:p text:style-name="P263">phone="1507805****"</text:p>
        </text:list-item>
        <text:list-item>
          <text:p text:style-name="P263">msg="测试"</text:p>
        </text:list-item>
        <text:list-item>
          <text:p text:style-name="P263">SMSurl=http://textbelt.com/text</text:p>
        </text:list-item>
        <text:list-item>
          <text:p text:style-name="P263">curl -s SMSurl <text:s/>\</text:p>
        </text:list-item>
        <text:list-item>
          <text:p text:style-name="P263">-d \ number=$phone \</text:p>
        </text:list-item>
        <text:list-item>
          <text:p text:style-name="P263">-d \ "message=$msg" &gt; /dev/null</text:p>
        </text:list-item>
        <text:list-item>
          <text:p text:style-name="P263">exit</text:p>
        </text:list-item>
      </text:list>
      <text:p text:style-name="P153"/>
      <text:p text:style-name="P1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列表绿方框.1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列表绿方框.2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列表绿方框.3" style:family="table-cell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列表绿方框.4" style:family="table-cell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列表绿方框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列表绿方框.6" style:family="table-cell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列表绿方框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列表绿方框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列表绿方框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列表绿方框.10" style:family="table-cell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列表绿方框.11" style:family="table-cell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列表绿方框.12" style:family="table-cell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列表绿方框.13" style:family="table-cell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列表绿方框.14" style:family="table-cell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列表绿方框.15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列表绿方框.16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列表黄方框.1" style:family="table-cell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列表黄方框.2" style:family="table-cell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列表黄方框.3" style:family="table-cell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列表黄方框.4" style:family="table-cell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列表黄方框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列表黄方框.6" style:family="table-cell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列表黄方框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列表黄方框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列表黄方框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列表黄方框.10" style:family="table-cell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列表黄方框.11" style:family="table-cell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列表黄方框.12" style:family="table-cell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列表黄方框.13" style:family="table-cell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列表黄方框.14" style:family="table-cell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列表黄方框.15" style:family="table-cell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列表黄方框.16" style:family="table-cell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列表绿方框.1"/>
      <table:last-row table:style-name="列表绿方框.2"/>
      <table:first-column table:style-name="列表绿方框.3"/>
      <table:last-column table:style-name="列表绿方框.4"/>
      <table:body table:style-name="列表绿方框.9"/>
      <table:even-rows table:style-name="列表绿方框.5"/>
      <table:odd-rows table:style-name="列表绿方框.6"/>
      <table:even-columns table:style-name="列表绿方框.7"/>
      <table:odd-columns table:style-name="列表绿方框.8"/>
      <table:background table:style-name="列表绿方框.10"/>
      <loext:first-row-even-column table:style-name="列表绿方框.15"/>
      <loext:last-row-even-column table:style-name="列表绿方框.16"/>
      <loext:first-row-end-column table:style-name="列表绿方框.12"/>
      <loext:first-row-start-column table:style-name="列表绿方框.11"/>
      <loext:last-row-end-column table:style-name="列表绿方框.14"/>
      <loext:last-row-start-column table:style-name="列表绿方框.13"/>
    </table:table-template>
    <table:table-template table:name="Box List Yellow" table:first-row-end-column="row" table:first-row-start-column="row" table:last-row-end-column="row" table:last-row-start-column="row">
      <table:first-row table:style-name="列表黄方框.1"/>
      <table:last-row table:style-name="列表黄方框.2"/>
      <table:first-column table:style-name="列表黄方框.3"/>
      <table:last-column table:style-name="列表黄方框.4"/>
      <table:body table:style-name="列表黄方框.9"/>
      <table:even-rows table:style-name="列表黄方框.5"/>
      <table:odd-rows table:style-name="列表黄方框.6"/>
      <table:even-columns table:style-name="列表黄方框.7"/>
      <table:odd-columns table:style-name="列表黄方框.8"/>
      <table:background table:style-name="列表黄方框.10"/>
      <loext:first-row-even-column table:style-name="列表黄方框.15"/>
      <loext:last-row-even-column table:style-name="列表黄方框.16"/>
      <loext:first-row-end-column table:style-name="列表黄方框.12"/>
      <loext:first-row-start-column table:style-name="列表黄方框.11"/>
      <loext:last-row-end-column table:style-name="列表黄方框.14"/>
      <loext:last-row-start-column table:style-name="列表黄方框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7:58:58.588186052</meta:creation-date>
    <dc:date>2020-05-11T18:41:40.726714591</dc:date>
    <meta:editing-duration>PT11H32M23S</meta:editing-duration>
    <meta:editing-cycles>29</meta:editing-cycles>
    <meta:generator>LibreOffice/6.0.7.3$Linux_X86_64 LibreOffice_project/00m0$Build-3</meta:generator>
    <meta:document-statistic meta:table-count="9" meta:image-count="0" meta:object-count="0" meta:page-count="25" meta:paragraph-count="1033" meta:word-count="8074" meta:character-count="17050" meta:non-whitespace-character-count="15067"/>
  </office:meta>
</office:document-meta>
</file>